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ystem" style:font-pitch="variable" svg:panose-1="2 11 6 4 2 2 2 2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Helvetica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Helvetica"/>
    </style:style>
    <style:style style:name="T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family="paragraph">
      <style:text-properties style:font-name="Helvetica"/>
    </style:style>
    <style:style style:name="P12" style:parent-style-name="Standard" style:family="paragraph">
      <style:text-properties style:font-name="Helvetica"/>
    </style:style>
    <style:style style:name="P13" style:parent-style-name="Standard" style:family="paragraph">
      <style:text-properties style:font-name="Helvetica"/>
    </style:style>
    <style:style style:name="P14" style:parent-style-name="Standard" style:family="paragraph">
      <style:text-properties style:font-name="Helvetica"/>
    </style:style>
    <style:style style:name="P15" style:parent-style-name="Standard" style:family="paragraph">
      <style:text-properties style:font-name="Helvetica"/>
    </style:style>
    <style:style style:name="P16" style:parent-style-name="Standard" style:family="paragraph">
      <style:text-properties style:font-name="Helvetica"/>
    </style:style>
    <style:style style:name="P17" style:parent-style-name="Standard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2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22" style:parent-style-name="Standard" style:family="paragraph">
      <style:text-properties style:font-name="Helvetica"/>
    </style:style>
    <style:style style:name="P23" style:parent-style-name="Standard" style:family="paragraph">
      <style:text-properties style:font-name="Helvetica"/>
    </style:style>
    <style:style style:name="P24" style:parent-style-name="Standard" style:family="paragraph">
      <style:text-properties style:font-name="Helvetica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text-properties style:font-name="Helvetica"/>
    </style:style>
    <style:style style:name="P28" style:parent-style-name="Standard" style:family="paragraph">
      <style:text-properties style:font-name="Helvetica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/>
    </style:style>
    <style:style style:name="P39" style:parent-style-name="Standard" style:family="paragraph">
      <style:text-properties style:font-name="Helvetica"/>
    </style:style>
    <style:style style:name="P40" style:parent-style-name="Standard" style:family="paragraph">
      <style:text-properties style:font-name="Helvetica"/>
    </style:style>
    <style:style style:name="T41" style:parent-style-name="DefaultParagraphFont" style:family="text">
      <style:text-properties style:font-name="Helvetica"/>
    </style:style>
    <style:style style:name="T42" style:parent-style-name="DefaultParagraphFont" style:family="text">
      <style:text-properties style:font-name="Helvetica"/>
    </style:style>
    <style:style style:name="T43" style:parent-style-name="DefaultParagraphFont" style:family="text">
      <style:text-properties style:font-name="Helvetica"/>
    </style:style>
    <style:style style:name="T44" style:parent-style-name="DefaultParagraphFont" style:family="text">
      <style:text-properties style:font-name="Helvetica"/>
    </style:style>
    <style:style style:name="T45" style:parent-style-name="DefaultParagraphFont" style:family="text">
      <style:text-properties style:font-name="Helvetica"/>
    </style:style>
    <style:style style:name="T46" style:parent-style-name="DefaultParagraphFont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T48" style:parent-style-name="DefaultParagraphFont" style:family="text">
      <style:text-properties style:font-name="Helvetica"/>
    </style:style>
    <style:style style:name="T49" style:parent-style-name="DefaultParagraphFont" style:family="text">
      <style:text-properties style:font-name="Helvetica"/>
    </style:style>
    <style:style style:name="T50" style:parent-style-name="DefaultParagraphFont" style:family="text">
      <style:text-properties style:font-name="Helvetica"/>
    </style:style>
    <style:style style:name="T51" style:parent-style-name="DefaultParagraphFont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T53" style:parent-style-name="DefaultParagraphFont" style:family="text">
      <style:text-properties style:font-name="Helvetica"/>
    </style:style>
    <style:style style:name="T54" style:parent-style-name="DefaultParagraphFont" style:family="text">
      <style:text-properties style:font-name="Helvetica"/>
    </style:style>
    <style:style style:name="T55" style:parent-style-name="DefaultParagraphFont" style:family="text">
      <style:text-properties style:font-name="Helvetica"/>
    </style:style>
    <style:style style:name="T56" style:parent-style-name="DefaultParagraphFont" style:family="text">
      <style:text-properties style:font-name="Helvetica"/>
    </style:style>
    <style:style style:name="T57" style:parent-style-name="DefaultParagraphFont" style:family="text">
      <style:text-properties style:font-name="Helvetica"/>
    </style:style>
    <style:style style:name="T58" style:parent-style-name="DefaultParagraphFont" style:family="text">
      <style:text-properties style:font-name="Helvetica"/>
    </style:style>
    <style:style style:name="T59" style:parent-style-name="DefaultParagraphFont" style:family="text">
      <style:text-properties style:font-name="Helvetica"/>
    </style:style>
    <style:style style:name="T60" style:parent-style-name="DefaultParagraphFont" style:family="text">
      <style:text-properties style:font-name="Helvetica"/>
    </style:style>
    <style:style style:name="T61" style:parent-style-name="DefaultParagraphFont" style:family="text">
      <style:text-properties style:font-name="Helvetica"/>
    </style:style>
    <style:style style:name="T62" style:parent-style-name="DefaultParagraphFont" style:family="text">
      <style:text-properties style:font-name="Helvetica"/>
    </style:style>
    <style:style style:name="T63" style:parent-style-name="DefaultParagraphFont" style:family="text">
      <style:text-properties style:font-name="Helvetica"/>
    </style:style>
    <style:style style:name="T64" style:parent-style-name="DefaultParagraphFont" style:family="text">
      <style:text-properties style:font-name="Helvetica"/>
    </style:style>
    <style:style style:name="T65" style:parent-style-name="DefaultParagraphFont" style:family="text">
      <style:text-properties style:font-name="Helvetica"/>
    </style:style>
    <style:style style:name="T66" style:parent-style-name="DefaultParagraphFont" style:family="text">
      <style:text-properties style:font-name="Helvetica"/>
    </style:style>
    <style:style style:name="T67" style:parent-style-name="DefaultParagraphFont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T69" style:parent-style-name="DefaultParagraphFont" style:family="text">
      <style:text-properties style:font-name="Helvetica"/>
    </style:style>
    <style:style style:name="T70" style:parent-style-name="DefaultParagraphFont" style:family="text">
      <style:text-properties style:font-name="Helvetica"/>
    </style:style>
    <style:style style:name="T71" style:parent-style-name="DefaultParagraphFont" style:family="text">
      <style:text-properties style:font-name="Helvetica"/>
    </style:style>
    <style:style style:name="T72" style:parent-style-name="DefaultParagraphFont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T74" style:parent-style-name="DefaultParagraphFont" style:family="text">
      <style:text-properties style:font-name="Helvetica"/>
    </style:style>
    <style:style style:name="T75" style:parent-style-name="DefaultParagraphFont" style:family="text">
      <style:text-properties style:font-name="Helvetica"/>
    </style:style>
    <style:style style:name="T76" style:parent-style-name="DefaultParagraphFont" style:family="text">
      <style:text-properties style:font-name="Helvetica"/>
    </style:style>
    <style:style style:name="T77" style:parent-style-name="DefaultParagraphFont" style:family="text">
      <style:text-properties style:font-name="Helvetica"/>
    </style:style>
    <style:style style:name="T78" style:parent-style-name="DefaultParagraphFont" style:family="text">
      <style:text-properties style:font-name="Helvetica"/>
    </style:style>
    <style:style style:name="T79" style:parent-style-name="DefaultParagraphFont" style:family="text">
      <style:text-properties style:font-name="Helvetica"/>
    </style:style>
    <style:style style:name="T80" style:parent-style-name="DefaultParagraphFont" style:family="text">
      <style:text-properties style:font-name="Helvetica"/>
    </style:style>
    <style:style style:name="T81" style:parent-style-name="DefaultParagraphFont" style:family="text">
      <style:text-properties style:font-name="Helvetica"/>
    </style:style>
    <style:style style:name="T82" style:parent-style-name="DefaultParagraphFont" style:family="text">
      <style:text-properties style:font-name="Helvetica"/>
    </style:style>
    <style:style style:name="T83" style:parent-style-name="DefaultParagraphFont" style:family="text">
      <style:text-properties style:font-name="Helvetica"/>
    </style:style>
    <style:style style:name="T84" style:parent-style-name="DefaultParagraphFont" style:family="text">
      <style:text-properties style:font-name="Helvetica"/>
    </style:style>
    <style:style style:name="T85" style:parent-style-name="DefaultParagraphFont" style:family="text">
      <style:text-properties style:font-name="Helvetica"/>
    </style:style>
    <style:style style:name="T86" style:parent-style-name="DefaultParagraphFont" style:family="text">
      <style:text-properties style:font-name="Helvetica"/>
    </style:style>
    <style:style style:name="T87" style:parent-style-name="DefaultParagraphFont" style:family="text">
      <style:text-properties style:font-name="Helvetica"/>
    </style:style>
    <style:style style:name="T88" style:parent-style-name="DefaultParagraphFont" style:family="text">
      <style:text-properties style:font-name="Helvetica"/>
    </style:style>
    <style:style style:name="T89" style:parent-style-name="DefaultParagraphFont" style:family="text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T91" style:parent-style-name="DefaultParagraphFont" style:family="text">
      <style:text-properties style:font-name="Helvetica"/>
    </style:style>
    <style:style style:name="T92" style:parent-style-name="DefaultParagraphFont" style:family="text">
      <style:text-properties style:font-name="Helvetica"/>
    </style:style>
    <style:style style:name="T93" style:parent-style-name="DefaultParagraphFont" style:family="text">
      <style:text-properties style:font-name="Helvetica"/>
    </style:style>
    <style:style style:name="T94" style:parent-style-name="DefaultParagraphFont" style:family="text">
      <style:text-properties style:font-name="Helvetica"/>
    </style:style>
    <style:style style:name="T95" style:parent-style-name="DefaultParagraphFont" style:family="text">
      <style:text-properties style:font-name="Helvetica"/>
    </style:style>
    <style:style style:name="T96" style:parent-style-name="DefaultParagraphFont" style:family="text">
      <style:text-properties style:font-name="Helvetica"/>
    </style:style>
    <style:style style:name="T97" style:parent-style-name="DefaultParagraphFont" style:family="text">
      <style:text-properties style:font-name="Helvetica"/>
    </style:style>
    <style:style style:name="T98" style:parent-style-name="DefaultParagraphFont" style:family="text">
      <style:text-properties style:font-name="Helvetica"/>
    </style:style>
    <style:style style:name="T99" style:parent-style-name="DefaultParagraphFont" style:family="text">
      <style:text-properties style:font-name="Helvetica"/>
    </style:style>
    <style:style style:name="T100" style:parent-style-name="DefaultParagraphFont" style:family="text">
      <style:text-properties style:font-name="Helvetica"/>
    </style:style>
    <style:style style:name="T101" style:parent-style-name="DefaultParagraphFont" style:family="text">
      <style:text-properties style:font-name="Helvetica"/>
    </style:style>
    <style:style style:name="T102" style:parent-style-name="DefaultParagraphFont" style:family="text">
      <style:text-properties style:font-name="Helvetica"/>
    </style:style>
    <style:style style:name="T103" style:parent-style-name="DefaultParagraphFont" style:family="text">
      <style:text-properties style:font-name="Helvetica"/>
    </style:style>
    <style:style style:name="T104" style:parent-style-name="DefaultParagraphFont" style:family="text">
      <style:text-properties style:font-name="Helvetica"/>
    </style:style>
    <style:style style:name="T105" style:parent-style-name="DefaultParagraphFont" style:family="text">
      <style:text-properties style:font-name="Helvetica"/>
    </style:style>
    <style:style style:name="T106" style:parent-style-name="DefaultParagraphFont" style:family="text">
      <style:text-properties style:font-name="Helvetica"/>
    </style:style>
    <style:style style:name="T107" style:parent-style-name="DefaultParagraphFont" style:family="text">
      <style:text-properties style:font-name="Helvetica"/>
    </style:style>
    <style:style style:name="T108" style:parent-style-name="DefaultParagraphFont" style:family="text">
      <style:text-properties style:font-name="Helvetica"/>
    </style:style>
    <style:style style:name="T109" style:parent-style-name="DefaultParagraphFont" style:family="text">
      <style:text-properties style:font-name="Helvetica"/>
    </style:style>
    <style:style style:name="T110" style:parent-style-name="DefaultParagraphFont" style:family="text">
      <style:text-properties style:font-name="Helvetica"/>
    </style:style>
    <style:style style:name="T111" style:parent-style-name="DefaultParagraphFont" style:family="text">
      <style:text-properties style:font-name="Helvetica"/>
    </style:style>
    <style:style style:name="T112" style:parent-style-name="DefaultParagraphFont" style:family="text">
      <style:text-properties style:font-name="Helvetica"/>
    </style:style>
    <style:style style:name="T113" style:parent-style-name="DefaultParagraphFont" style:family="text">
      <style:text-properties style:font-name="Helvetica"/>
    </style:style>
    <style:style style:name="T114" style:parent-style-name="DefaultParagraphFont" style:family="text">
      <style:text-properties style:font-name="Helvetica"/>
    </style:style>
    <style:style style:name="T115" style:parent-style-name="DefaultParagraphFont" style:family="text">
      <style:text-properties style:font-name="Helvetica"/>
    </style:style>
    <style:style style:name="T116" style:parent-style-name="DefaultParagraphFont" style:family="text">
      <style:text-properties style:font-name="Helvetica"/>
    </style:style>
    <style:style style:name="T117" style:parent-style-name="DefaultParagraphFont" style:family="text">
      <style:text-properties style:font-name="Helvetica"/>
    </style:style>
    <style:style style:name="T118" style:parent-style-name="DefaultParagraphFont" style:family="text">
      <style:text-properties style:font-name="Helvetica"/>
    </style:style>
    <style:style style:name="T119" style:parent-style-name="DefaultParagraphFont" style:family="text">
      <style:text-properties style:font-name="Helvetica"/>
    </style:style>
    <style:style style:name="T120" style:parent-style-name="DefaultParagraphFont" style:family="text">
      <style:text-properties style:font-name="Helvetica"/>
    </style:style>
    <style:style style:name="T121" style:parent-style-name="DefaultParagraphFont" style:family="text">
      <style:text-properties style:font-name="Helvetica"/>
    </style:style>
    <style:style style:name="T122" style:parent-style-name="DefaultParagraphFont" style:family="text">
      <style:text-properties style:font-name="Helvetica"/>
    </style:style>
    <style:style style:name="T123" style:parent-style-name="DefaultParagraphFont" style:family="text">
      <style:text-properties style:font-name="Helvetica"/>
    </style:style>
    <style:style style:name="T124" style:parent-style-name="DefaultParagraphFont" style:family="text">
      <style:text-properties style:font-name="Helvetica"/>
    </style:style>
    <style:style style:name="T125" style:parent-style-name="DefaultParagraphFont" style:family="text">
      <style:text-properties style:font-name="Helvetica"/>
    </style:style>
    <style:style style:name="T126" style:parent-style-name="DefaultParagraphFont" style:family="text">
      <style:text-properties style:font-name="Helvetica"/>
    </style:style>
    <style:style style:name="T127" style:parent-style-name="DefaultParagraphFont" style:family="text">
      <style:text-properties style:font-name="Helvetica"/>
    </style:style>
    <style:style style:name="T128" style:parent-style-name="DefaultParagraphFont" style:family="text">
      <style:text-properties style:font-name="Helvetica"/>
    </style:style>
    <style:style style:name="T129" style:parent-style-name="DefaultParagraphFont" style:family="text">
      <style:text-properties style:font-name="Helvetica"/>
    </style:style>
    <style:style style:name="T130" style:parent-style-name="DefaultParagraphFont" style:family="text">
      <style:text-properties style:font-name="Helvetica"/>
    </style:style>
    <style:style style:name="T131" style:parent-style-name="DefaultParagraphFont" style:family="text">
      <style:text-properties style:font-name="Helvetica"/>
    </style:style>
    <style:style style:name="T132" style:parent-style-name="DefaultParagraphFont" style:family="text">
      <style:text-properties style:font-name="Helvetica"/>
    </style:style>
    <style:style style:name="T133" style:parent-style-name="DefaultParagraphFont" style:family="text">
      <style:text-properties style:font-name="Helvetica"/>
    </style:style>
    <style:style style:name="T134" style:parent-style-name="DefaultParagraphFont" style:family="text">
      <style:text-properties style:font-name="Helvetica"/>
    </style:style>
    <style:style style:name="T135" style:parent-style-name="DefaultParagraphFont" style:family="text">
      <style:text-properties style:font-name="Helvetica"/>
    </style:style>
    <style:style style:name="T136" style:parent-style-name="DefaultParagraphFont" style:family="text">
      <style:text-properties style:font-name="Helvetica"/>
    </style:style>
    <style:style style:name="T137" style:parent-style-name="DefaultParagraphFont" style:family="text">
      <style:text-properties style:font-name="Helvetica"/>
    </style:style>
    <style:style style:name="T138" style:parent-style-name="DefaultParagraphFont" style:family="text">
      <style:text-properties style:font-name="Helvetica"/>
    </style:style>
    <style:style style:name="T139" style:parent-style-name="DefaultParagraphFont" style:family="text">
      <style:text-properties style:font-name="Helvetica"/>
    </style:style>
    <style:style style:name="T140" style:parent-style-name="DefaultParagraphFont" style:family="text">
      <style:text-properties style:font-name="Helvetica"/>
    </style:style>
    <style:style style:name="T141" style:parent-style-name="DefaultParagraphFont" style:family="text">
      <style:text-properties style:font-name="Helvetica"/>
    </style:style>
    <style:style style:name="T142" style:parent-style-name="DefaultParagraphFont" style:family="text">
      <style:text-properties style:font-name="Helvetica"/>
    </style:style>
    <style:style style:name="T143" style:parent-style-name="DefaultParagraphFont" style:family="text">
      <style:text-properties style:font-name="Helvetica"/>
    </style:style>
    <style:style style:name="T144" style:parent-style-name="DefaultParagraphFont" style:family="text">
      <style:text-properties style:font-name="Helvetica"/>
    </style:style>
    <style:style style:name="T145" style:parent-style-name="DefaultParagraphFont" style:family="text">
      <style:text-properties style:font-name="Helvetica"/>
    </style:style>
    <style:style style:name="T146" style:parent-style-name="DefaultParagraphFont" style:family="text">
      <style:text-properties style:font-name="Helvetica"/>
    </style:style>
    <style:style style:name="T147" style:parent-style-name="DefaultParagraphFont" style:family="text">
      <style:text-properties style:font-name="Helvetica"/>
    </style:style>
    <style:style style:name="T148" style:parent-style-name="DefaultParagraphFont" style:family="text">
      <style:text-properties style:font-name="Helvetica"/>
    </style:style>
    <style:style style:name="T149" style:parent-style-name="DefaultParagraphFont" style:family="text">
      <style:text-properties style:font-name="Helvetica"/>
    </style:style>
    <style:style style:name="T150" style:parent-style-name="DefaultParagraphFont" style:family="text">
      <style:text-properties style:font-name="Helvetica"/>
    </style:style>
    <style:style style:name="T151" style:parent-style-name="DefaultParagraphFont" style:family="text">
      <style:text-properties style:font-name="Helvetica"/>
    </style:style>
    <style:style style:name="T152" style:parent-style-name="DefaultParagraphFont" style:family="text">
      <style:text-properties style:font-name="Helvetica"/>
    </style:style>
    <style:style style:name="T153" style:parent-style-name="DefaultParagraphFont" style:family="text">
      <style:text-properties style:font-name="Helvetica"/>
    </style:style>
    <style:style style:name="T154" style:parent-style-name="DefaultParagraphFont" style:family="text">
      <style:text-properties style:font-name="Helvetica"/>
    </style:style>
    <style:style style:name="T155" style:parent-style-name="DefaultParagraphFont" style:family="text">
      <style:text-properties style:font-name="Helvetica"/>
    </style:style>
    <style:style style:name="T156" style:parent-style-name="DefaultParagraphFont" style:family="text">
      <style:text-properties style:font-name="Helvetica"/>
    </style:style>
    <style:style style:name="T157" style:parent-style-name="DefaultParagraphFont" style:family="text">
      <style:text-properties style:font-name="Helvetica"/>
    </style:style>
    <style:style style:name="T158" style:parent-style-name="DefaultParagraphFont" style:family="text">
      <style:text-properties style:font-name="Helvetica"/>
    </style:style>
    <style:style style:name="T159" style:parent-style-name="DefaultParagraphFont" style:family="text">
      <style:text-properties style:font-name="Helvetica"/>
    </style:style>
    <style:style style:name="T160" style:parent-style-name="DefaultParagraphFont" style:family="text">
      <style:text-properties style:font-name="Helvetica"/>
    </style:style>
    <style:style style:name="T161" style:parent-style-name="DefaultParagraphFont" style:family="text">
      <style:text-properties style:font-name="Helvetica"/>
    </style:style>
    <style:style style:name="T162" style:parent-style-name="DefaultParagraphFont" style:family="text">
      <style:text-properties style:font-name="Helvetica"/>
    </style:style>
    <style:style style:name="T163" style:parent-style-name="DefaultParagraphFont" style:family="text">
      <style:text-properties style:font-name="Helvetica"/>
    </style:style>
    <style:style style:name="T164" style:parent-style-name="DefaultParagraphFont" style:family="text">
      <style:text-properties style:font-name="Helvetica"/>
    </style:style>
    <style:style style:name="T165" style:parent-style-name="DefaultParagraphFont" style:family="text">
      <style:text-properties style:font-name="Helvetica"/>
    </style:style>
    <style:style style:name="T166" style:parent-style-name="DefaultParagraphFont" style:family="text">
      <style:text-properties style:font-name="Helvetica"/>
    </style:style>
    <style:style style:name="T167" style:parent-style-name="DefaultParagraphFont" style:family="text">
      <style:text-properties style:font-name="Helvetica"/>
    </style:style>
    <style:style style:name="T168" style:parent-style-name="DefaultParagraphFont" style:family="text">
      <style:text-properties style:font-name="Helvetica"/>
    </style:style>
    <style:style style:name="T169" style:parent-style-name="DefaultParagraphFont" style:family="text">
      <style:text-properties style:font-name="Helvetica"/>
    </style:style>
    <style:style style:name="T170" style:parent-style-name="DefaultParagraphFont" style:family="text">
      <style:text-properties style:font-name="Helvetica"/>
    </style:style>
    <style:style style:name="T171" style:parent-style-name="DefaultParagraphFont" style:family="text">
      <style:text-properties style:font-name="Helvetica"/>
    </style:style>
    <style:style style:name="T172" style:parent-style-name="DefaultParagraphFont" style:family="text">
      <style:text-properties style:font-name="Helvetica"/>
    </style:style>
    <style:style style:name="T173" style:parent-style-name="DefaultParagraphFont" style:family="text">
      <style:text-properties style:font-name="Helvetica"/>
    </style:style>
    <style:style style:name="T174" style:parent-style-name="DefaultParagraphFont" style:family="text">
      <style:text-properties style:font-name="Helvetica"/>
    </style:style>
    <style:style style:name="T175" style:parent-style-name="DefaultParagraphFont" style:family="text">
      <style:text-properties style:font-name="Helvetica"/>
    </style:style>
    <style:style style:name="T176" style:parent-style-name="DefaultParagraphFont" style:family="text">
      <style:text-properties style:font-name="Helvetica"/>
    </style:style>
    <style:style style:name="T177" style:parent-style-name="DefaultParagraphFont" style:family="text">
      <style:text-properties style:font-name="Helvetica"/>
    </style:style>
    <style:style style:name="T178" style:parent-style-name="DefaultParagraphFont" style:family="text">
      <style:text-properties style:font-name="Helvetica"/>
    </style:style>
    <style:style style:name="T179" style:parent-style-name="DefaultParagraphFont" style:family="text">
      <style:text-properties style:font-name="Helvetica"/>
    </style:style>
    <style:style style:name="T180" style:parent-style-name="DefaultParagraphFont" style:family="text">
      <style:text-properties style:font-name="Helvetica"/>
    </style:style>
    <style:style style:name="T181" style:parent-style-name="DefaultParagraphFont" style:family="text">
      <style:text-properties style:font-name="Helvetica"/>
    </style:style>
    <style:style style:name="T182" style:parent-style-name="DefaultParagraphFont" style:family="text">
      <style:text-properties style:font-name="Helvetica"/>
    </style:style>
    <style:style style:name="T183" style:parent-style-name="DefaultParagraphFont" style:family="text">
      <style:text-properties style:font-name="Helvetica"/>
    </style:style>
    <style:style style:name="T184" style:parent-style-name="DefaultParagraphFont" style:family="text">
      <style:text-properties style:font-name="Helvetica"/>
    </style:style>
    <style:style style:name="T185" style:parent-style-name="DefaultParagraphFont" style:family="text">
      <style:text-properties style:font-name="Helvetica"/>
    </style:style>
    <style:style style:name="T186" style:parent-style-name="DefaultParagraphFont" style:family="text">
      <style:text-properties style:font-name="Helvetica"/>
    </style:style>
    <style:style style:name="T187" style:parent-style-name="DefaultParagraphFont" style:family="text">
      <style:text-properties style:font-name="Helvetica"/>
    </style:style>
    <style:style style:name="T188" style:parent-style-name="DefaultParagraphFont" style:family="text">
      <style:text-properties style:font-name="Helvetica"/>
    </style:style>
    <style:style style:name="T189" style:parent-style-name="DefaultParagraphFont" style:family="text">
      <style:text-properties style:font-name="Helvetica"/>
    </style:style>
    <style:style style:name="T190" style:parent-style-name="DefaultParagraphFont" style:family="text">
      <style:text-properties style:font-name="Helvetica"/>
    </style:style>
    <style:style style:name="T191" style:parent-style-name="DefaultParagraphFont" style:family="text">
      <style:text-properties style:font-name="Helvetica"/>
    </style:style>
    <style:style style:name="T192" style:parent-style-name="DefaultParagraphFont" style:family="text">
      <style:text-properties style:font-name="Helvetica"/>
    </style:style>
    <style:style style:name="T193" style:parent-style-name="DefaultParagraphFont" style:family="text">
      <style:text-properties style:font-name="Helvetica"/>
    </style:style>
    <style:style style:name="T194" style:parent-style-name="DefaultParagraphFont" style:family="text">
      <style:text-properties style:font-name="Helvetica"/>
    </style:style>
    <style:style style:name="T195" style:parent-style-name="DefaultParagraphFont" style:family="text">
      <style:text-properties style:font-name="Helvetica"/>
    </style:style>
    <style:style style:name="T196" style:parent-style-name="DefaultParagraphFont" style:family="text">
      <style:text-properties style:font-name="Helvetica"/>
    </style:style>
    <style:style style:name="T197" style:parent-style-name="DefaultParagraphFont" style:family="text">
      <style:text-properties style:font-name="Helvetica"/>
    </style:style>
    <style:style style:name="T198" style:parent-style-name="DefaultParagraphFont" style:family="text">
      <style:text-properties style:font-name="Helvetica"/>
    </style:style>
    <style:style style:name="T199" style:parent-style-name="DefaultParagraphFont" style:family="text">
      <style:text-properties style:font-name="Helvetica"/>
    </style:style>
    <style:style style:name="T200" style:parent-style-name="DefaultParagraphFont" style:family="text">
      <style:text-properties style:font-name="Helvetica"/>
    </style:style>
    <style:style style:name="T201" style:parent-style-name="DefaultParagraphFont" style:family="text">
      <style:text-properties style:font-name="Helvetica"/>
    </style:style>
    <style:style style:name="T202" style:parent-style-name="DefaultParagraphFont" style:family="text">
      <style:text-properties style:font-name="Helvetica"/>
    </style:style>
    <style:style style:name="T203" style:parent-style-name="DefaultParagraphFont" style:family="text">
      <style:text-properties style:font-name="Helvetica"/>
    </style:style>
    <style:style style:name="T204" style:parent-style-name="DefaultParagraphFont" style:family="text">
      <style:text-properties style:font-name="Helvetica"/>
    </style:style>
    <style:style style:name="T205" style:parent-style-name="DefaultParagraphFont" style:family="text">
      <style:text-properties style:font-name="Helvetica"/>
    </style:style>
    <style:style style:name="T206" style:parent-style-name="DefaultParagraphFont" style:family="text">
      <style:text-properties style:font-name="Helvetica"/>
    </style:style>
    <style:style style:name="T207" style:parent-style-name="DefaultParagraphFont" style:family="text">
      <style:text-properties style:font-name="Helvetica"/>
    </style:style>
    <style:style style:name="T208" style:parent-style-name="DefaultParagraphFont" style:family="text">
      <style:text-properties style:font-name="Helvetica"/>
    </style:style>
    <style:style style:name="T209" style:parent-style-name="DefaultParagraphFont" style:family="text">
      <style:text-properties style:font-name="Helvetica"/>
    </style:style>
    <style:style style:name="T210" style:parent-style-name="DefaultParagraphFont" style:family="text">
      <style:text-properties style:font-name="Helvetica"/>
    </style:style>
    <style:style style:name="T211" style:parent-style-name="DefaultParagraphFont" style:family="text">
      <style:text-properties style:font-name="Helvetica"/>
    </style:style>
    <style:style style:name="T212" style:parent-style-name="DefaultParagraphFont" style:family="text">
      <style:text-properties style:font-name="Helvetica"/>
    </style:style>
    <style:style style:name="T213" style:parent-style-name="DefaultParagraphFont" style:family="text">
      <style:text-properties style:font-name="Helvetica"/>
    </style:style>
    <style:style style:name="T214" style:parent-style-name="DefaultParagraphFont" style:family="text">
      <style:text-properties style:font-name="Helvetica"/>
    </style:style>
    <style:style style:name="T215" style:parent-style-name="DefaultParagraphFont" style:family="text">
      <style:text-properties style:font-name="Helvetica"/>
    </style:style>
    <style:style style:name="T216" style:parent-style-name="DefaultParagraphFont" style:family="text">
      <style:text-properties style:font-name="Helvetica"/>
    </style:style>
    <style:style style:name="T217" style:parent-style-name="DefaultParagraphFont" style:family="text">
      <style:text-properties style:font-name="Helvetica"/>
    </style:style>
    <style:style style:name="T218" style:parent-style-name="DefaultParagraphFont" style:family="text">
      <style:text-properties style:font-name="Helvetica"/>
    </style:style>
    <style:style style:name="T219" style:parent-style-name="DefaultParagraphFont" style:family="text">
      <style:text-properties style:font-name="Helvetica"/>
    </style:style>
    <style:style style:name="T220" style:parent-style-name="DefaultParagraphFont" style:family="text">
      <style:text-properties style:font-name="Helvetica"/>
    </style:style>
    <style:style style:name="T221" style:parent-style-name="DefaultParagraphFont" style:family="text">
      <style:text-properties style:font-name="Helvetica"/>
    </style:style>
    <style:style style:name="T222" style:parent-style-name="DefaultParagraphFont" style:family="text">
      <style:text-properties style:font-name="Helvetica"/>
    </style:style>
    <style:style style:name="T223" style:parent-style-name="DefaultParagraphFont" style:family="text">
      <style:text-properties style:font-name="Helvetica"/>
    </style:style>
    <style:style style:name="T224" style:parent-style-name="DefaultParagraphFont" style:family="text">
      <style:text-properties style:font-name="Helvetica"/>
    </style:style>
    <style:style style:name="T225" style:parent-style-name="DefaultParagraphFont" style:family="text">
      <style:text-properties style:font-name="Helvetica"/>
    </style:style>
    <style:style style:name="T226" style:parent-style-name="DefaultParagraphFont" style:family="text">
      <style:text-properties style:font-name="Helvetica"/>
    </style:style>
    <style:style style:name="T227" style:parent-style-name="DefaultParagraphFont" style:family="text">
      <style:text-properties style:font-name="Helvetica"/>
    </style:style>
    <style:style style:name="T228" style:parent-style-name="DefaultParagraphFont" style:family="text">
      <style:text-properties style:font-name="Helvetica"/>
    </style:style>
    <style:style style:name="T229" style:parent-style-name="DefaultParagraphFont" style:family="text">
      <style:text-properties style:font-name="Helvetica"/>
    </style:style>
    <style:style style:name="T230" style:parent-style-name="DefaultParagraphFont" style:family="text">
      <style:text-properties style:font-name="Helvetica"/>
    </style:style>
    <style:style style:name="T231" style:parent-style-name="DefaultParagraphFont" style:family="text">
      <style:text-properties style:font-name="Helvetica"/>
    </style:style>
    <style:style style:name="T232" style:parent-style-name="DefaultParagraphFont" style:family="text">
      <style:text-properties style:font-name="Helvetica"/>
    </style:style>
    <style:style style:name="T233" style:parent-style-name="DefaultParagraphFont" style:family="text">
      <style:text-properties style:font-name="Helvetica"/>
    </style:style>
    <style:style style:name="T234" style:parent-style-name="DefaultParagraphFont" style:family="text">
      <style:text-properties style:font-name="Helvetica"/>
    </style:style>
    <style:style style:name="P235" style:parent-style-name="Standard" style:family="paragraph">
      <style:text-properties style:font-name="Helvetica"/>
    </style:style>
    <style:style style:name="P236" style:parent-style-name="Standard" style:family="paragraph">
      <style:text-properties style:font-name="Helvetica"/>
    </style:style>
    <style:style style:name="P237" style:parent-style-name="Standard" style:family="paragraph">
      <style:text-properties style:font-name="Helvetica"/>
    </style:style>
    <style:style style:name="P238" style:parent-style-name="Standard" style:family="paragraph">
      <style:text-properties style:font-name="Helvetica"/>
    </style:style>
    <style:style style:name="P239" style:parent-style-name="Standard" style:family="paragraph">
      <style:text-properties style:font-name="Helvetica"/>
    </style:style>
    <style:style style:name="P240" style:parent-style-name="Standard" style:family="paragraph">
      <style:text-properties style:font-name="Helvetica"/>
    </style:style>
    <style:style style:name="T241" style:parent-style-name="DefaultParagraphFont" style:family="text">
      <style:text-properties style:font-name="Helvetica"/>
    </style:style>
    <style:style style:name="T242" style:parent-style-name="DefaultParagraphFont" style:family="text">
      <style:text-properties style:font-name="Helvetica"/>
    </style:style>
    <style:style style:name="T243" style:parent-style-name="DefaultParagraphFont" style:family="text">
      <style:text-properties style:font-name="Helvetica"/>
    </style:style>
    <style:style style:name="T244" style:parent-style-name="DefaultParagraphFont" style:family="text">
      <style:text-properties style:font-name="Helvetica"/>
    </style:style>
    <style:style style:name="T245" style:parent-style-name="DefaultParagraphFont" style:family="text">
      <style:text-properties style:font-name="Helvetica"/>
    </style:style>
    <style:style style:name="T246" style:parent-style-name="DefaultParagraphFont" style:family="text">
      <style:text-properties style:font-name="Helvetica"/>
    </style:style>
    <style:style style:name="T247" style:parent-style-name="DefaultParagraphFont" style:family="text">
      <style:text-properties style:font-name="Helvetica"/>
    </style:style>
    <style:style style:name="T248" style:parent-style-name="DefaultParagraphFont" style:family="text">
      <style:text-properties style:font-name="Helvetica"/>
    </style:style>
    <style:style style:name="T249" style:parent-style-name="DefaultParagraphFont" style:family="text">
      <style:text-properties style:font-name="Helvetica"/>
    </style:style>
    <style:style style:name="T250" style:parent-style-name="DefaultParagraphFont" style:family="text">
      <style:text-properties style:font-name="Helvetica"/>
    </style:style>
    <style:style style:name="T251" style:parent-style-name="DefaultParagraphFont" style:family="text">
      <style:text-properties style:font-name="Helvetica"/>
    </style:style>
    <style:style style:name="T252" style:parent-style-name="DefaultParagraphFont" style:family="text">
      <style:text-properties style:font-name="Helvetica"/>
    </style:style>
    <style:style style:name="T253" style:parent-style-name="DefaultParagraphFont" style:family="text">
      <style:text-properties style:font-name="Helvetica"/>
    </style:style>
    <style:style style:name="T254" style:parent-style-name="DefaultParagraphFont" style:family="text">
      <style:text-properties style:font-name="Helvetica"/>
    </style:style>
    <style:style style:name="T255" style:parent-style-name="DefaultParagraphFont" style:family="text">
      <style:text-properties style:font-name="Helvetica"/>
    </style:style>
    <style:style style:name="T256" style:parent-style-name="DefaultParagraphFont" style:family="text">
      <style:text-properties style:font-name="Helvetica"/>
    </style:style>
    <style:style style:name="T257" style:parent-style-name="DefaultParagraphFont" style:family="text">
      <style:text-properties style:font-name="Helvetica"/>
    </style:style>
    <style:style style:name="T258" style:parent-style-name="DefaultParagraphFont" style:family="text">
      <style:text-properties style:font-name="Helvetica"/>
    </style:style>
    <style:style style:name="T259" style:parent-style-name="DefaultParagraphFont" style:family="text">
      <style:text-properties style:font-name="Helvetica"/>
    </style:style>
    <style:style style:name="T260" style:parent-style-name="DefaultParagraphFont" style:family="text">
      <style:text-properties style:font-name="Helvetica"/>
    </style:style>
    <style:style style:name="T261" style:parent-style-name="DefaultParagraphFont" style:family="text">
      <style:text-properties style:font-name="Helvetica"/>
    </style:style>
    <style:style style:name="T262" style:parent-style-name="DefaultParagraphFont" style:family="text">
      <style:text-properties style:font-name="Helvetica"/>
    </style:style>
    <style:style style:name="T263" style:parent-style-name="DefaultParagraphFont" style:family="text">
      <style:text-properties style:font-name="Helvetica"/>
    </style:style>
    <style:style style:name="T264" style:parent-style-name="DefaultParagraphFont" style:family="text">
      <style:text-properties style:font-name="Helvetica"/>
    </style:style>
    <style:style style:name="T265" style:parent-style-name="DefaultParagraphFont" style:family="text">
      <style:text-properties style:font-name="Helvetica"/>
    </style:style>
    <style:style style:name="T266" style:parent-style-name="DefaultParagraphFont" style:family="text">
      <style:text-properties style:font-name="Helvetica"/>
    </style:style>
    <style:style style:name="T267" style:parent-style-name="DefaultParagraphFont" style:family="text">
      <style:text-properties style:font-name="Helvetica"/>
    </style:style>
    <style:style style:name="T268" style:parent-style-name="DefaultParagraphFont" style:family="text">
      <style:text-properties style:font-name="Helvetica"/>
    </style:style>
    <style:style style:name="T269" style:parent-style-name="DefaultParagraphFont" style:family="text">
      <style:text-properties style:font-name="Helvetica"/>
    </style:style>
    <style:style style:name="T270" style:parent-style-name="DefaultParagraphFont" style:family="text">
      <style:text-properties style:font-name="Helvetica"/>
    </style:style>
    <style:style style:name="T271" style:parent-style-name="DefaultParagraphFont" style:family="text">
      <style:text-properties style:font-name="Helvetica"/>
    </style:style>
    <style:style style:name="T272" style:parent-style-name="DefaultParagraphFont" style:family="text">
      <style:text-properties style:font-name="Helvetica"/>
    </style:style>
    <style:style style:name="T273" style:parent-style-name="DefaultParagraphFont" style:family="text">
      <style:text-properties style:font-name="Helvetica"/>
    </style:style>
    <style:style style:name="T274" style:parent-style-name="DefaultParagraphFont" style:family="text">
      <style:text-properties style:font-name="Helvetica"/>
    </style:style>
    <style:style style:name="T275" style:parent-style-name="DefaultParagraphFont" style:family="text">
      <style:text-properties style:font-name="Helvetica"/>
    </style:style>
    <style:style style:name="P276" style:parent-style-name="Normal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fo:font-size="10.5pt" style:font-size-asian="10.5pt" style:font-size-complex="10.5pt" fo:language="en" fo:country="IN" style:language-asian="en" style:country-asian="IN" style:language-complex="ar" style:country-complex="SA" fo:hyphenate="true"/>
    </style:style>
    <style:style style:name="P277" style:parent-style-name="Standard" style:family="paragraph">
      <style:text-properties style:font-name="Helvetica" fo:color="#158466"/>
    </style:style>
    <style:style style:name="P278" style:parent-style-name="Standard" style:family="paragraph">
      <style:text-properties style:font-name="Helvetica" fo:color="#158466"/>
    </style:style>
    <style:style style:name="P279" style:parent-style-name="Standard" style:family="paragraph">
      <style:text-properties style:font-name="Helvetica" fo:color="#1C1C1C"/>
    </style:style>
    <style:style style:name="P280" style:parent-style-name="Standard" style:family="paragraph">
      <style:text-properties style:font-name="Helvetica" fo:color="#158466"/>
    </style:style>
    <style:style style:name="T281" style:parent-style-name="DefaultParagraphFont" style:family="text">
      <style:text-properties style:font-name="Helvetica" fo:color="#158466"/>
    </style:style>
    <style:style style:name="T282" style:parent-style-name="DefaultParagraphFont" style:family="text">
      <style:text-properties style:font-name="Helvetica" fo:color="#158466"/>
    </style:style>
    <style:style style:name="T283" style:parent-style-name="DefaultParagraphFont" style:family="text">
      <style:text-properties style:font-name="Helvetica" fo:color="#158466"/>
    </style:style>
    <style:style style:name="T284" style:parent-style-name="DefaultParagraphFont" style:family="text">
      <style:text-properties style:font-name="Helvetica" fo:color="#158466"/>
    </style:style>
    <style:style style:name="T285" style:parent-style-name="DefaultParagraphFont" style:family="text">
      <style:text-properties style:font-name="Helvetica" fo:color="#158466"/>
    </style:style>
    <style:style style:name="T286" style:parent-style-name="DefaultParagraphFont" style:family="text">
      <style:text-properties style:font-name="Helvetica" fo:color="#158466"/>
    </style:style>
    <style:style style:name="T287" style:parent-style-name="DefaultParagraphFont" style:family="text">
      <style:text-properties style:font-name="Helvetica" fo:color="#158466"/>
    </style:style>
    <style:style style:name="T288" style:parent-style-name="DefaultParagraphFont" style:family="text">
      <style:text-properties style:font-name="Helvetica" fo:color="#158466"/>
    </style:style>
    <style:style style:name="T289" style:parent-style-name="DefaultParagraphFont" style:family="text">
      <style:text-properties style:font-name="Helvetica" fo:color="#158466"/>
    </style:style>
    <style:style style:name="T290" style:parent-style-name="DefaultParagraphFont" style:family="text">
      <style:text-properties style:font-name="Helvetica" fo:color="#158466"/>
    </style:style>
    <style:style style:name="T291" style:parent-style-name="DefaultParagraphFont" style:family="text">
      <style:text-properties style:font-name="Helvetica" fo:color="#158466"/>
    </style:style>
    <style:style style:name="T292" style:parent-style-name="DefaultParagraphFont" style:family="text">
      <style:text-properties style:font-name="Helvetica" fo:color="#158466"/>
    </style:style>
    <style:style style:name="T293" style:parent-style-name="DefaultParagraphFont" style:family="text">
      <style:text-properties style:font-name="Helvetica" fo:color="#158466"/>
    </style:style>
    <style:style style:name="T294" style:parent-style-name="DefaultParagraphFont" style:family="text">
      <style:text-properties style:font-name="Helvetica" fo:color="#158466"/>
    </style:style>
    <style:style style:name="T295" style:parent-style-name="DefaultParagraphFont" style:family="text">
      <style:text-properties style:font-name="Helvetica" fo:color="#158466"/>
    </style:style>
    <style:style style:name="T296" style:parent-style-name="DefaultParagraphFont" style:family="text">
      <style:text-properties style:font-name="Helvetica" fo:color="#158466"/>
    </style:style>
    <style:style style:name="T297" style:parent-style-name="DefaultParagraphFont" style:family="text">
      <style:text-properties style:font-name="Helvetica" fo:color="#158466"/>
    </style:style>
    <style:style style:name="T298" style:parent-style-name="DefaultParagraphFont" style:family="text">
      <style:text-properties style:font-name="Helvetica" fo:color="#158466"/>
    </style:style>
    <style:style style:name="T299" style:parent-style-name="DefaultParagraphFont" style:family="text">
      <style:text-properties style:font-name="Helvetica" fo:color="#158466"/>
    </style:style>
    <style:style style:name="T300" style:parent-style-name="DefaultParagraphFont" style:family="text">
      <style:text-properties style:font-name="Helvetica" fo:color="#158466"/>
    </style:style>
    <style:style style:name="T301" style:parent-style-name="DefaultParagraphFont" style:family="text">
      <style:text-properties style:font-name="Helvetica" fo:color="#158466"/>
    </style:style>
    <style:style style:name="T302" style:parent-style-name="DefaultParagraphFont" style:family="text">
      <style:text-properties style:font-name="Helvetica" fo:color="#158466"/>
    </style:style>
    <style:style style:name="T303" style:parent-style-name="DefaultParagraphFont" style:family="text">
      <style:text-properties style:font-name="Helvetica" fo:color="#158466"/>
    </style:style>
    <style:style style:name="T304" style:parent-style-name="DefaultParagraphFont" style:family="text">
      <style:text-properties style:font-name="Helvetica" fo:color="#158466"/>
    </style:style>
    <style:style style:name="T305" style:parent-style-name="DefaultParagraphFont" style:family="text">
      <style:text-properties style:font-name="Helvetica" fo:color="#158466"/>
    </style:style>
    <style:style style:name="T306" style:parent-style-name="DefaultParagraphFont" style:family="text">
      <style:text-properties style:font-name="Helvetica" fo:color="#158466"/>
    </style:style>
    <style:style style:name="T307" style:parent-style-name="DefaultParagraphFont" style:family="text">
      <style:text-properties style:font-name="Helvetica" fo:color="#158466"/>
    </style:style>
    <style:style style:name="T308" style:parent-style-name="DefaultParagraphFont" style:family="text">
      <style:text-properties style:font-name="Helvetica" fo:color="#158466"/>
    </style:style>
    <style:style style:name="P309" style:parent-style-name="Standard" style:family="paragraph">
      <style:text-properties style:font-name="Helvetica" fo:color="#1C1C1C"/>
    </style:style>
    <style:style style:name="P310" style:parent-style-name="Standard" style:family="paragraph">
      <style:text-properties style:font-name="Helvetica" fo:color="#1C1C1C"/>
    </style:style>
    <style:style style:name="P311" style:parent-style-name="Standard" style:family="paragraph">
      <style:text-properties style:font-name="Helvetica" fo:color="#1C1C1C"/>
    </style:style>
    <style:style style:name="P312" style:parent-style-name="Standard" style:family="paragraph">
      <style:text-properties style:font-name="Helvetica" fo:color="#1C1C1C"/>
    </style:style>
    <style:style style:name="P313" style:parent-style-name="Standard" style:family="paragraph">
      <style:text-properties style:font-name="Helvetica" fo:color="#1C1C1C"/>
    </style:style>
    <style:style style:name="P314" style:parent-style-name="Standard" style:family="paragraph">
      <style:text-properties style:font-name="Helvetica" fo:color="#1C1C1C"/>
    </style:style>
    <style:style style:name="T315" style:parent-style-name="DefaultParagraphFont" style:family="text">
      <style:text-properties style:font-name="Helvetica" fo:color="#1C1C1C"/>
    </style:style>
    <style:style style:name="T316" style:parent-style-name="DefaultParagraphFont" style:family="text">
      <style:text-properties style:font-name="Helvetica" fo:color="#1C1C1C"/>
    </style:style>
    <style:style style:name="T317" style:parent-style-name="DefaultParagraphFont" style:family="text">
      <style:text-properties style:font-name="Helvetica" fo:color="#1C1C1C"/>
    </style:style>
    <style:style style:name="T318" style:parent-style-name="DefaultParagraphFont" style:family="text">
      <style:text-properties style:font-name="Helvetica" fo:color="#1C1C1C"/>
    </style:style>
    <style:style style:name="T319" style:parent-style-name="DefaultParagraphFont" style:family="text">
      <style:text-properties style:font-name="Helvetica" fo:color="#1C1C1C"/>
    </style:style>
    <style:style style:name="T320" style:parent-style-name="DefaultParagraphFont" style:family="text">
      <style:text-properties style:font-name="Helvetica" fo:color="#1C1C1C"/>
    </style:style>
    <style:style style:name="T321" style:parent-style-name="DefaultParagraphFont" style:family="text">
      <style:text-properties style:font-name="Helvetica" fo:color="#1C1C1C"/>
    </style:style>
    <style:style style:name="T322" style:parent-style-name="DefaultParagraphFont" style:family="text">
      <style:text-properties style:font-name="Helvetica" fo:color="#1C1C1C"/>
    </style:style>
    <style:style style:name="T323" style:parent-style-name="DefaultParagraphFont" style:family="text">
      <style:text-properties style:font-name="Helvetica" fo:color="#1C1C1C"/>
    </style:style>
    <style:style style:name="T324" style:parent-style-name="DefaultParagraphFont" style:family="text">
      <style:text-properties style:font-name="Helvetica" fo:color="#1C1C1C"/>
    </style:style>
    <style:style style:name="T325" style:parent-style-name="DefaultParagraphFont" style:family="text">
      <style:text-properties style:font-name="Helvetica" fo:color="#1C1C1C"/>
    </style:style>
    <style:style style:name="T326" style:parent-style-name="DefaultParagraphFont" style:family="text">
      <style:text-properties style:font-name="Helvetica" fo:color="#1C1C1C"/>
    </style:style>
    <style:style style:name="T327" style:parent-style-name="DefaultParagraphFont" style:family="text">
      <style:text-properties style:font-name="Helvetica" fo:color="#1C1C1C"/>
    </style:style>
    <style:style style:name="T328" style:parent-style-name="DefaultParagraphFont" style:family="text">
      <style:text-properties style:font-name="Helvetica" fo:color="#1C1C1C"/>
    </style:style>
    <style:style style:name="T329" style:parent-style-name="DefaultParagraphFont" style:family="text">
      <style:text-properties style:font-name="Helvetica" fo:color="#1C1C1C"/>
    </style:style>
    <style:style style:name="T330" style:parent-style-name="DefaultParagraphFont" style:family="text">
      <style:text-properties style:font-name="Helvetica" fo:color="#1C1C1C"/>
    </style:style>
    <style:style style:name="T331" style:parent-style-name="DefaultParagraphFont" style:family="text">
      <style:text-properties style:font-name="Helvetica" fo:color="#1C1C1C"/>
    </style:style>
    <style:style style:name="T332" style:parent-style-name="DefaultParagraphFont" style:family="text">
      <style:text-properties style:font-name="Helvetica" fo:color="#1C1C1C"/>
    </style:style>
    <style:style style:name="T333" style:parent-style-name="DefaultParagraphFont" style:family="text">
      <style:text-properties style:font-name="Helvetica" fo:color="#1C1C1C"/>
    </style:style>
    <style:style style:name="T334" style:parent-style-name="DefaultParagraphFont" style:family="text">
      <style:text-properties style:font-name="Helvetica" fo:color="#1C1C1C"/>
    </style:style>
    <style:style style:name="T335" style:parent-style-name="DefaultParagraphFont" style:family="text">
      <style:text-properties style:font-name="Helvetica" fo:color="#1C1C1C"/>
    </style:style>
    <style:style style:name="T336" style:parent-style-name="DefaultParagraphFont" style:family="text">
      <style:text-properties style:font-name="Helvetica" fo:color="#1C1C1C"/>
    </style:style>
    <style:style style:name="T337" style:parent-style-name="DefaultParagraphFont" style:family="text">
      <style:text-properties style:font-name="Helvetica" fo:color="#1C1C1C"/>
    </style:style>
    <style:style style:name="T338" style:parent-style-name="DefaultParagraphFont" style:family="text">
      <style:text-properties style:font-name="Helvetica" fo:color="#1C1C1C"/>
    </style:style>
    <style:style style:name="T339" style:parent-style-name="DefaultParagraphFont" style:family="text">
      <style:text-properties style:font-name="Helvetica" fo:color="#1C1C1C"/>
    </style:style>
    <style:style style:name="T340" style:parent-style-name="DefaultParagraphFont" style:family="text">
      <style:text-properties style:font-name="Helvetica" fo:color="#1C1C1C"/>
    </style:style>
    <style:style style:name="T341" style:parent-style-name="DefaultParagraphFont" style:family="text">
      <style:text-properties style:font-name="Helvetica" fo:color="#1C1C1C"/>
    </style:style>
    <style:style style:name="T342" style:parent-style-name="DefaultParagraphFont" style:family="text">
      <style:text-properties style:font-name="Helvetica" fo:color="#1C1C1C"/>
    </style:style>
    <style:style style:name="T343" style:parent-style-name="DefaultParagraphFont" style:family="text">
      <style:text-properties style:font-name="Helvetica" fo:color="#1C1C1C"/>
    </style:style>
    <style:style style:name="T344" style:parent-style-name="DefaultParagraphFont" style:family="text">
      <style:text-properties style:font-name="Helvetica" fo:color="#1C1C1C"/>
    </style:style>
    <style:style style:name="T345" style:parent-style-name="DefaultParagraphFont" style:family="text">
      <style:text-properties style:font-name="Helvetica" fo:color="#1C1C1C"/>
    </style:style>
    <style:style style:name="T346" style:parent-style-name="DefaultParagraphFont" style:family="text">
      <style:text-properties style:font-name="Helvetica" fo:color="#1C1C1C"/>
    </style:style>
    <style:style style:name="T347" style:parent-style-name="DefaultParagraphFont" style:family="text">
      <style:text-properties style:font-name="Helvetica" fo:color="#1C1C1C"/>
    </style:style>
    <style:style style:name="T348" style:parent-style-name="DefaultParagraphFont" style:family="text">
      <style:text-properties style:font-name="Helvetica" fo:color="#1C1C1C"/>
    </style:style>
    <style:style style:name="T349" style:parent-style-name="DefaultParagraphFont" style:family="text">
      <style:text-properties style:font-name="Helvetica" fo:color="#1C1C1C"/>
    </style:style>
    <style:style style:name="T350" style:parent-style-name="DefaultParagraphFont" style:family="text">
      <style:text-properties style:font-name="Helvetica" fo:color="#1C1C1C"/>
    </style:style>
    <style:style style:name="T351" style:parent-style-name="DefaultParagraphFont" style:family="text">
      <style:text-properties style:font-name="Helvetica" fo:color="#1C1C1C"/>
    </style:style>
    <style:style style:name="T352" style:parent-style-name="DefaultParagraphFont" style:family="text">
      <style:text-properties style:font-name="Helvetica" fo:color="#1C1C1C"/>
    </style:style>
    <style:style style:name="T353" style:parent-style-name="DefaultParagraphFont" style:family="text">
      <style:text-properties style:font-name="Helvetica" fo:color="#1C1C1C"/>
    </style:style>
    <style:style style:name="T354" style:parent-style-name="DefaultParagraphFont" style:family="text">
      <style:text-properties style:font-name="Helvetica" fo:color="#1C1C1C"/>
    </style:style>
    <style:style style:name="T355" style:parent-style-name="DefaultParagraphFont" style:family="text">
      <style:text-properties style:font-name="Helvetica" fo:color="#1C1C1C"/>
    </style:style>
    <style:style style:name="T356" style:parent-style-name="DefaultParagraphFont" style:family="text">
      <style:text-properties style:font-name="Helvetica" fo:color="#1C1C1C"/>
    </style:style>
    <style:style style:name="T357" style:parent-style-name="DefaultParagraphFont" style:family="text">
      <style:text-properties style:font-name="Helvetica" fo:color="#1C1C1C"/>
    </style:style>
    <style:style style:name="T358" style:parent-style-name="DefaultParagraphFont" style:family="text">
      <style:text-properties style:font-name="Helvetica" fo:color="#1C1C1C"/>
    </style:style>
    <style:style style:name="T359" style:parent-style-name="DefaultParagraphFont" style:family="text">
      <style:text-properties style:font-name="Helvetica" fo:color="#1C1C1C"/>
    </style:style>
    <style:style style:name="T360" style:parent-style-name="DefaultParagraphFont" style:family="text">
      <style:text-properties style:font-name="Helvetica" fo:color="#1C1C1C"/>
    </style:style>
    <style:style style:name="T361" style:parent-style-name="DefaultParagraphFont" style:family="text">
      <style:text-properties style:font-name="Helvetica" fo:color="#1C1C1C"/>
    </style:style>
    <style:style style:name="T362" style:parent-style-name="DefaultParagraphFont" style:family="text">
      <style:text-properties style:font-name="Helvetica" fo:color="#1C1C1C"/>
    </style:style>
    <style:style style:name="T363" style:parent-style-name="DefaultParagraphFont" style:family="text">
      <style:text-properties style:font-name="Helvetica" fo:color="#1C1C1C"/>
    </style:style>
    <style:style style:name="T364" style:parent-style-name="DefaultParagraphFont" style:family="text">
      <style:text-properties style:font-name="Helvetica" fo:color="#1C1C1C"/>
    </style:style>
    <style:style style:name="T365" style:parent-style-name="DefaultParagraphFont" style:family="text">
      <style:text-properties style:font-name="Helvetica" fo:color="#1C1C1C"/>
    </style:style>
    <style:style style:name="T366" style:parent-style-name="DefaultParagraphFont" style:family="text">
      <style:text-properties style:font-name="Helvetica" fo:color="#1C1C1C"/>
    </style:style>
    <style:style style:name="T367" style:parent-style-name="DefaultParagraphFont" style:family="text">
      <style:text-properties style:font-name="Helvetica" fo:color="#1C1C1C"/>
    </style:style>
    <style:style style:name="T368" style:parent-style-name="DefaultParagraphFont" style:family="text">
      <style:text-properties style:font-name="Helvetica" fo:color="#1C1C1C"/>
    </style:style>
    <style:style style:name="T369" style:parent-style-name="DefaultParagraphFont" style:family="text">
      <style:text-properties style:font-name="Helvetica" fo:color="#1C1C1C"/>
    </style:style>
    <style:style style:name="T370" style:parent-style-name="DefaultParagraphFont" style:family="text">
      <style:text-properties style:font-name="Helvetica" fo:color="#1C1C1C"/>
    </style:style>
    <style:style style:name="T371" style:parent-style-name="DefaultParagraphFont" style:family="text">
      <style:text-properties style:font-name="Helvetica" fo:color="#1C1C1C"/>
    </style:style>
    <style:style style:name="T372" style:parent-style-name="DefaultParagraphFont" style:family="text">
      <style:text-properties style:font-name="Helvetica" fo:color="#1C1C1C"/>
    </style:style>
    <style:style style:name="T373" style:parent-style-name="DefaultParagraphFont" style:family="text">
      <style:text-properties style:font-name="Helvetica" fo:color="#1C1C1C"/>
    </style:style>
    <style:style style:name="T374" style:parent-style-name="DefaultParagraphFont" style:family="text">
      <style:text-properties style:font-name="Helvetica" fo:color="#1C1C1C"/>
    </style:style>
    <style:style style:name="T375" style:parent-style-name="DefaultParagraphFont" style:family="text">
      <style:text-properties style:font-name="Helvetica" fo:color="#1C1C1C"/>
    </style:style>
    <style:style style:name="T376" style:parent-style-name="DefaultParagraphFont" style:family="text">
      <style:text-properties style:font-name="Helvetica" fo:color="#1C1C1C"/>
    </style:style>
    <style:style style:name="P377" style:parent-style-name="Standard" style:family="paragraph">
      <style:text-properties style:font-name="Helvetica" fo:color="#1C1C1C"/>
    </style:style>
    <style:style style:name="P378" style:parent-style-name="Standard" style:family="paragraph">
      <style:text-properties style:font-name="Helvetica" fo:color="#1C1C1C"/>
    </style:style>
    <style:style style:name="P379" style:parent-style-name="Standard" style:family="paragraph">
      <style:text-properties style:font-name="Helvetica" fo:color="#1C1C1C"/>
    </style:style>
    <style:style style:name="P380" style:parent-style-name="Standard" style:family="paragraph">
      <style:text-properties style:font-name="Helvetica" fo:color="#1C1C1C"/>
    </style:style>
    <style:style style:name="P381" style:parent-style-name="Standard" style:family="paragraph">
      <style:text-properties style:font-name="Helvetica" fo:color="#1C1C1C"/>
    </style:style>
    <style:style style:name="P382" style:parent-style-name="Standard" style:family="paragraph">
      <style:text-properties style:font-name="Helvetica" fo:color="#1C1C1C"/>
    </style:style>
    <style:style style:name="P383" style:parent-style-name="Standard" style:family="paragraph">
      <style:text-properties style:font-name="Helvetica" fo:color="#158466"/>
    </style:style>
    <style:style style:name="T384" style:parent-style-name="DefaultParagraphFont" style:family="text">
      <style:text-properties style:font-name="Helvetica" fo:color="#158466"/>
    </style:style>
    <style:style style:name="T385" style:parent-style-name="DefaultParagraphFont" style:family="text">
      <style:text-properties style:font-name="Helvetica" fo:color="#158466"/>
    </style:style>
    <style:style style:name="T386" style:parent-style-name="DefaultParagraphFont" style:family="text">
      <style:text-properties style:font-name="Helvetica" fo:color="#158466"/>
    </style:style>
    <style:style style:name="T387" style:parent-style-name="DefaultParagraphFont" style:family="text">
      <style:text-properties style:font-name="Helvetica" fo:color="#158466"/>
    </style:style>
    <style:style style:name="T388" style:parent-style-name="DefaultParagraphFont" style:family="text">
      <style:text-properties style:font-name="Helvetica" fo:color="#158466"/>
    </style:style>
    <style:style style:name="T389" style:parent-style-name="DefaultParagraphFont" style:family="text">
      <style:text-properties style:font-name="Helvetica" fo:color="#158466"/>
    </style:style>
    <style:style style:name="T390" style:parent-style-name="DefaultParagraphFont" style:family="text">
      <style:text-properties style:font-name="Helvetica" fo:color="#158466"/>
    </style:style>
    <style:style style:name="T391" style:parent-style-name="DefaultParagraphFont" style:family="text">
      <style:text-properties style:font-name="Helvetica" fo:color="#158466"/>
    </style:style>
    <style:style style:name="T392" style:parent-style-name="DefaultParagraphFont" style:family="text">
      <style:text-properties style:font-name="Helvetica" fo:color="#158466"/>
    </style:style>
    <style:style style:name="T393" style:parent-style-name="DefaultParagraphFont" style:family="text">
      <style:text-properties style:font-name="Helvetica" fo:color="#158466"/>
    </style:style>
    <style:style style:name="T394" style:parent-style-name="DefaultParagraphFont" style:family="text">
      <style:text-properties style:font-name="Helvetica" fo:color="#158466"/>
    </style:style>
    <style:style style:name="T395" style:parent-style-name="DefaultParagraphFont" style:family="text">
      <style:text-properties style:font-name="Helvetica" fo:color="#158466"/>
    </style:style>
    <style:style style:name="T396" style:parent-style-name="DefaultParagraphFont" style:family="text">
      <style:text-properties style:font-name="Helvetica" fo:color="#158466"/>
    </style:style>
    <style:style style:name="T397" style:parent-style-name="DefaultParagraphFont" style:family="text">
      <style:text-properties style:font-name="Helvetica" fo:color="#158466"/>
    </style:style>
    <style:style style:name="T398" style:parent-style-name="DefaultParagraphFont" style:family="text">
      <style:text-properties style:font-name="Helvetica" fo:color="#158466"/>
    </style:style>
    <style:style style:name="T399" style:parent-style-name="DefaultParagraphFont" style:family="text">
      <style:text-properties style:font-name="Helvetica" fo:color="#158466"/>
    </style:style>
    <style:style style:name="T400" style:parent-style-name="DefaultParagraphFont" style:family="text">
      <style:text-properties style:font-name="Helvetica" fo:color="#158466"/>
    </style:style>
    <style:style style:name="T401" style:parent-style-name="DefaultParagraphFont" style:family="text">
      <style:text-properties style:font-name="Helvetica" fo:color="#158466"/>
    </style:style>
    <style:style style:name="T402" style:parent-style-name="DefaultParagraphFont" style:family="text">
      <style:text-properties style:font-name="Helvetica" fo:color="#158466"/>
    </style:style>
    <style:style style:name="T403" style:parent-style-name="DefaultParagraphFont" style:family="text">
      <style:text-properties style:font-name="Helvetica" fo:color="#158466"/>
    </style:style>
    <style:style style:name="T404" style:parent-style-name="DefaultParagraphFont" style:family="text">
      <style:text-properties style:font-name="Helvetica" fo:color="#158466"/>
    </style:style>
    <style:style style:name="T405" style:parent-style-name="DefaultParagraphFont" style:family="text">
      <style:text-properties style:font-name="Helvetica" fo:color="#158466"/>
    </style:style>
    <style:style style:name="T406" style:parent-style-name="DefaultParagraphFont" style:family="text">
      <style:text-properties style:font-name="Helvetica" fo:color="#158466"/>
    </style:style>
    <style:style style:name="T407" style:parent-style-name="DefaultParagraphFont" style:family="text">
      <style:text-properties style:font-name="Helvetica" fo:color="#158466"/>
    </style:style>
    <style:style style:name="T408" style:parent-style-name="DefaultParagraphFont" style:family="text">
      <style:text-properties style:font-name="Helvetica" fo:color="#158466"/>
    </style:style>
    <style:style style:name="T409" style:parent-style-name="DefaultParagraphFont" style:family="text">
      <style:text-properties style:font-name="Helvetica" fo:color="#158466"/>
    </style:style>
    <style:style style:name="T410" style:parent-style-name="DefaultParagraphFont" style:family="text">
      <style:text-properties style:font-name="Helvetica" fo:color="#158466"/>
    </style:style>
    <style:style style:name="T411" style:parent-style-name="DefaultParagraphFont" style:family="text">
      <style:text-properties style:font-name="Helvetica" fo:color="#158466"/>
    </style:style>
    <style:style style:name="T412" style:parent-style-name="DefaultParagraphFont" style:family="text">
      <style:text-properties style:font-name="Helvetica" fo:color="#158466"/>
    </style:style>
    <style:style style:name="T413" style:parent-style-name="DefaultParagraphFont" style:family="text">
      <style:text-properties style:font-name="Helvetica" fo:color="#158466"/>
    </style:style>
    <style:style style:name="T414" style:parent-style-name="DefaultParagraphFont" style:family="text">
      <style:text-properties style:font-name="Helvetica" fo:color="#158466"/>
    </style:style>
    <style:style style:name="T415" style:parent-style-name="DefaultParagraphFont" style:family="text">
      <style:text-properties style:font-name="Helvetica" fo:color="#158466"/>
    </style:style>
    <style:style style:name="T416" style:parent-style-name="DefaultParagraphFont" style:family="text">
      <style:text-properties style:font-name="Helvetica" fo:color="#158466"/>
    </style:style>
    <style:style style:name="T417" style:parent-style-name="DefaultParagraphFont" style:family="text">
      <style:text-properties style:font-name="Helvetica" fo:color="#158466"/>
    </style:style>
    <style:style style:name="T418" style:parent-style-name="DefaultParagraphFont" style:family="text">
      <style:text-properties style:font-name="Helvetica" fo:color="#158466"/>
    </style:style>
    <style:style style:name="T419" style:parent-style-name="DefaultParagraphFont" style:family="text">
      <style:text-properties style:font-name="Helvetica" fo:color="#158466"/>
    </style:style>
    <style:style style:name="T420" style:parent-style-name="DefaultParagraphFont" style:family="text">
      <style:text-properties style:font-name="Helvetica" fo:color="#158466"/>
    </style:style>
    <style:style style:name="T421" style:parent-style-name="DefaultParagraphFont" style:family="text">
      <style:text-properties style:font-name="Helvetica" fo:color="#158466"/>
    </style:style>
    <style:style style:name="T422" style:parent-style-name="DefaultParagraphFont" style:family="text">
      <style:text-properties style:font-name="Helvetica" fo:color="#158466"/>
    </style:style>
    <style:style style:name="T423" style:parent-style-name="DefaultParagraphFont" style:family="text">
      <style:text-properties style:font-name="Helvetica" fo:color="#158466"/>
    </style:style>
    <style:style style:name="T424" style:parent-style-name="DefaultParagraphFont" style:family="text">
      <style:text-properties style:font-name="Helvetica" fo:color="#158466"/>
    </style:style>
    <style:style style:name="T425" style:parent-style-name="DefaultParagraphFont" style:family="text">
      <style:text-properties style:font-name="Helvetica" fo:color="#158466"/>
    </style:style>
    <style:style style:name="T426" style:parent-style-name="DefaultParagraphFont" style:family="text">
      <style:text-properties style:font-name="Helvetica" fo:color="#158466"/>
    </style:style>
    <style:style style:name="T427" style:parent-style-name="DefaultParagraphFont" style:family="text">
      <style:text-properties style:font-name="Helvetica" fo:color="#158466"/>
    </style:style>
    <style:style style:name="T428" style:parent-style-name="DefaultParagraphFont" style:family="text">
      <style:text-properties style:font-name="Helvetica" fo:color="#158466"/>
    </style:style>
    <style:style style:name="T429" style:parent-style-name="DefaultParagraphFont" style:family="text">
      <style:text-properties style:font-name="Helvetica" fo:color="#158466"/>
    </style:style>
    <style:style style:name="T430" style:parent-style-name="DefaultParagraphFont" style:family="text">
      <style:text-properties style:font-name="Helvetica" fo:color="#158466"/>
    </style:style>
    <style:style style:name="T431" style:parent-style-name="DefaultParagraphFont" style:family="text">
      <style:text-properties style:font-name="Helvetica" fo:color="#158466"/>
    </style:style>
    <style:style style:name="T432" style:parent-style-name="DefaultParagraphFont" style:family="text">
      <style:text-properties style:font-name="Helvetica" fo:color="#158466"/>
    </style:style>
    <style:style style:name="T433" style:parent-style-name="DefaultParagraphFont" style:family="text">
      <style:text-properties style:font-name="Helvetica" fo:color="#158466"/>
    </style:style>
    <style:style style:name="T434" style:parent-style-name="DefaultParagraphFont" style:family="text">
      <style:text-properties style:font-name="Helvetica" fo:color="#158466"/>
    </style:style>
    <style:style style:name="T435" style:parent-style-name="DefaultParagraphFont" style:family="text">
      <style:text-properties style:font-name="Helvetica" fo:color="#158466"/>
    </style:style>
    <style:style style:name="T436" style:parent-style-name="DefaultParagraphFont" style:family="text">
      <style:text-properties style:font-name="Helvetica" fo:color="#158466"/>
    </style:style>
    <style:style style:name="T437" style:parent-style-name="DefaultParagraphFont" style:family="text">
      <style:text-properties style:font-name="Helvetica" fo:color="#158466"/>
    </style:style>
    <style:style style:name="T438" style:parent-style-name="DefaultParagraphFont" style:family="text">
      <style:text-properties style:font-name="Helvetica" fo:color="#158466"/>
    </style:style>
    <style:style style:name="T439" style:parent-style-name="DefaultParagraphFont" style:family="text">
      <style:text-properties style:font-name="Helvetica" fo:color="#158466"/>
    </style:style>
    <style:style style:name="T440" style:parent-style-name="DefaultParagraphFont" style:family="text">
      <style:text-properties style:font-name="Helvetica" fo:color="#158466"/>
    </style:style>
    <style:style style:name="T441" style:parent-style-name="DefaultParagraphFont" style:family="text">
      <style:text-properties style:font-name="Helvetica" fo:color="#158466"/>
    </style:style>
    <style:style style:name="T442" style:parent-style-name="DefaultParagraphFont" style:family="text">
      <style:text-properties style:font-name="Helvetica" fo:color="#158466"/>
    </style:style>
    <style:style style:name="T443" style:parent-style-name="DefaultParagraphFont" style:family="text">
      <style:text-properties style:font-name="Helvetica" fo:color="#158466"/>
    </style:style>
    <style:style style:name="T444" style:parent-style-name="DefaultParagraphFont" style:family="text">
      <style:text-properties style:font-name="Helvetica" fo:color="#158466"/>
    </style:style>
    <style:style style:name="T445" style:parent-style-name="DefaultParagraphFont" style:family="text">
      <style:text-properties style:font-name="Helvetica" fo:color="#158466"/>
    </style:style>
    <style:style style:name="T446" style:parent-style-name="DefaultParagraphFont" style:family="text">
      <style:text-properties style:font-name="Helvetica" fo:color="#158466"/>
    </style:style>
    <style:style style:name="T447" style:parent-style-name="DefaultParagraphFont" style:family="text">
      <style:text-properties style:font-name="Helvetica" fo:color="#158466"/>
    </style:style>
    <style:style style:name="T448" style:parent-style-name="DefaultParagraphFont" style:family="text">
      <style:text-properties style:font-name="Helvetica" fo:color="#158466"/>
    </style:style>
    <style:style style:name="T449" style:parent-style-name="DefaultParagraphFont" style:family="text">
      <style:text-properties style:font-name="Helvetica" fo:color="#158466"/>
    </style:style>
    <style:style style:name="T450" style:parent-style-name="DefaultParagraphFont" style:family="text">
      <style:text-properties style:font-name="Helvetica" fo:color="#158466"/>
    </style:style>
    <style:style style:name="T451" style:parent-style-name="DefaultParagraphFont" style:family="text">
      <style:text-properties style:font-name="Helvetica" fo:color="#158466"/>
    </style:style>
    <style:style style:name="T452" style:parent-style-name="DefaultParagraphFont" style:family="text">
      <style:text-properties style:font-name="Helvetica" fo:color="#158466"/>
    </style:style>
    <style:style style:name="T453" style:parent-style-name="DefaultParagraphFont" style:family="text">
      <style:text-properties style:font-name="Helvetica" fo:color="#158466"/>
    </style:style>
    <style:style style:name="T454" style:parent-style-name="DefaultParagraphFont" style:family="text">
      <style:text-properties style:font-name="Helvetica" fo:color="#158466"/>
    </style:style>
    <style:style style:name="T455" style:parent-style-name="DefaultParagraphFont" style:family="text">
      <style:text-properties style:font-name="Helvetica" fo:color="#158466"/>
    </style:style>
    <style:style style:name="T456" style:parent-style-name="DefaultParagraphFont" style:family="text">
      <style:text-properties style:font-name="Helvetica" fo:color="#158466"/>
    </style:style>
    <style:style style:name="T457" style:parent-style-name="DefaultParagraphFont" style:family="text">
      <style:text-properties style:font-name="Helvetica" fo:color="#158466"/>
    </style:style>
    <style:style style:name="T458" style:parent-style-name="DefaultParagraphFont" style:family="text">
      <style:text-properties style:font-name="Helvetica" fo:color="#158466"/>
    </style:style>
    <style:style style:name="T459" style:parent-style-name="DefaultParagraphFont" style:family="text">
      <style:text-properties style:font-name="Helvetica" fo:color="#158466"/>
    </style:style>
    <style:style style:name="T460" style:parent-style-name="DefaultParagraphFont" style:family="text">
      <style:text-properties style:font-name="Helvetica" fo:color="#158466"/>
    </style:style>
    <style:style style:name="T461" style:parent-style-name="DefaultParagraphFont" style:family="text">
      <style:text-properties style:font-name="Helvetica" fo:color="#158466"/>
    </style:style>
    <style:style style:name="T462" style:parent-style-name="DefaultParagraphFont" style:family="text">
      <style:text-properties style:font-name="Helvetica" fo:color="#158466"/>
    </style:style>
    <style:style style:name="T463" style:parent-style-name="DefaultParagraphFont" style:family="text">
      <style:text-properties style:font-name="Helvetica" fo:color="#158466"/>
    </style:style>
    <style:style style:name="T464" style:parent-style-name="DefaultParagraphFont" style:family="text">
      <style:text-properties style:font-name="Helvetica" fo:color="#158466"/>
    </style:style>
    <style:style style:name="T465" style:parent-style-name="DefaultParagraphFont" style:family="text">
      <style:text-properties style:font-name="Helvetica" fo:color="#158466"/>
    </style:style>
    <style:style style:name="T466" style:parent-style-name="DefaultParagraphFont" style:family="text">
      <style:text-properties style:font-name="Helvetica" fo:color="#158466"/>
    </style:style>
    <style:style style:name="T467" style:parent-style-name="DefaultParagraphFont" style:family="text">
      <style:text-properties style:font-name="Helvetica" fo:color="#158466"/>
    </style:style>
    <style:style style:name="T468" style:parent-style-name="DefaultParagraphFont" style:family="text">
      <style:text-properties style:font-name="Helvetica" fo:color="#158466"/>
    </style:style>
    <style:style style:name="T469" style:parent-style-name="DefaultParagraphFont" style:family="text">
      <style:text-properties style:font-name="Helvetica" fo:color="#158466"/>
    </style:style>
    <style:style style:name="T470" style:parent-style-name="DefaultParagraphFont" style:family="text">
      <style:text-properties style:font-name="Helvetica" fo:color="#158466"/>
    </style:style>
    <style:style style:name="T471" style:parent-style-name="DefaultParagraphFont" style:family="text">
      <style:text-properties style:font-name="Helvetica" fo:color="#158466"/>
    </style:style>
    <style:style style:name="T472" style:parent-style-name="DefaultParagraphFont" style:family="text">
      <style:text-properties style:font-name="Helvetica" fo:color="#158466"/>
    </style:style>
    <style:style style:name="T473" style:parent-style-name="DefaultParagraphFont" style:family="text">
      <style:text-properties style:font-name="Helvetica" fo:color="#158466"/>
    </style:style>
    <style:style style:name="T474" style:parent-style-name="DefaultParagraphFont" style:family="text">
      <style:text-properties style:font-name="Helvetica" fo:color="#158466"/>
    </style:style>
    <style:style style:name="T475" style:parent-style-name="DefaultParagraphFont" style:family="text">
      <style:text-properties style:font-name="Helvetica" fo:color="#158466"/>
    </style:style>
    <style:style style:name="T476" style:parent-style-name="DefaultParagraphFont" style:family="text">
      <style:text-properties style:font-name="Helvetica" fo:color="#158466"/>
    </style:style>
    <style:style style:name="T477" style:parent-style-name="DefaultParagraphFont" style:family="text">
      <style:text-properties style:font-name="Helvetica" fo:color="#158466"/>
    </style:style>
    <style:style style:name="T478" style:parent-style-name="DefaultParagraphFont" style:family="text">
      <style:text-properties style:font-name="Helvetica" fo:color="#158466"/>
    </style:style>
    <style:style style:name="T479" style:parent-style-name="DefaultParagraphFont" style:family="text">
      <style:text-properties style:font-name="Helvetica" fo:color="#158466"/>
    </style:style>
    <style:style style:name="T480" style:parent-style-name="DefaultParagraphFont" style:family="text">
      <style:text-properties style:font-name="Helvetica" fo:color="#158466"/>
    </style:style>
    <style:style style:name="T481" style:parent-style-name="DefaultParagraphFont" style:family="text">
      <style:text-properties style:font-name="Helvetica" fo:color="#158466"/>
    </style:style>
    <style:style style:name="T482" style:parent-style-name="DefaultParagraphFont" style:family="text">
      <style:text-properties style:font-name="Helvetica" fo:color="#158466"/>
    </style:style>
    <style:style style:name="T483" style:parent-style-name="DefaultParagraphFont" style:family="text">
      <style:text-properties style:font-name="Helvetica" fo:color="#158466"/>
    </style:style>
    <style:style style:name="T484" style:parent-style-name="DefaultParagraphFont" style:family="text">
      <style:text-properties style:font-name="Helvetica" fo:color="#158466"/>
    </style:style>
    <style:style style:name="T485" style:parent-style-name="DefaultParagraphFont" style:family="text">
      <style:text-properties style:font-name="Helvetica" fo:color="#158466"/>
    </style:style>
    <style:style style:name="T486" style:parent-style-name="DefaultParagraphFont" style:family="text">
      <style:text-properties style:font-name="Helvetica" fo:color="#158466"/>
    </style:style>
    <style:style style:name="T487" style:parent-style-name="DefaultParagraphFont" style:family="text">
      <style:text-properties style:font-name="Helvetica" fo:color="#158466"/>
    </style:style>
    <style:style style:name="T488" style:parent-style-name="DefaultParagraphFont" style:family="text">
      <style:text-properties style:font-name="Helvetica" fo:color="#158466"/>
    </style:style>
    <style:style style:name="T489" style:parent-style-name="DefaultParagraphFont" style:family="text">
      <style:text-properties style:font-name="Helvetica" fo:color="#158466"/>
    </style:style>
    <style:style style:name="T490" style:parent-style-name="DefaultParagraphFont" style:family="text">
      <style:text-properties style:font-name="Helvetica" fo:color="#158466"/>
    </style:style>
    <style:style style:name="T491" style:parent-style-name="DefaultParagraphFont" style:family="text">
      <style:text-properties style:font-name="Helvetica" fo:color="#158466"/>
    </style:style>
    <style:style style:name="T492" style:parent-style-name="DefaultParagraphFont" style:family="text">
      <style:text-properties style:font-name="Helvetica" fo:color="#158466"/>
    </style:style>
    <style:style style:name="T493" style:parent-style-name="DefaultParagraphFont" style:family="text">
      <style:text-properties style:font-name="Helvetica" fo:color="#158466"/>
    </style:style>
    <style:style style:name="T494" style:parent-style-name="DefaultParagraphFont" style:family="text">
      <style:text-properties style:font-name="Helvetica" fo:color="#158466"/>
    </style:style>
    <style:style style:name="T495" style:parent-style-name="DefaultParagraphFont" style:family="text">
      <style:text-properties style:font-name="Helvetica" fo:color="#158466"/>
    </style:style>
    <style:style style:name="T496" style:parent-style-name="DefaultParagraphFont" style:family="text">
      <style:text-properties style:font-name="Helvetica" fo:color="#158466"/>
    </style:style>
    <style:style style:name="T497" style:parent-style-name="DefaultParagraphFont" style:family="text">
      <style:text-properties style:font-name="Helvetica" fo:color="#158466"/>
    </style:style>
    <style:style style:name="T498" style:parent-style-name="DefaultParagraphFont" style:family="text">
      <style:text-properties style:font-name="Helvetica" fo:color="#158466"/>
    </style:style>
    <style:style style:name="T499" style:parent-style-name="DefaultParagraphFont" style:family="text">
      <style:text-properties style:font-name="Helvetica" fo:color="#158466"/>
    </style:style>
    <style:style style:name="T500" style:parent-style-name="DefaultParagraphFont" style:family="text">
      <style:text-properties style:font-name="Helvetica" fo:color="#158466"/>
    </style:style>
    <style:style style:name="T501" style:parent-style-name="DefaultParagraphFont" style:family="text">
      <style:text-properties style:font-name="Helvetica" fo:color="#158466"/>
    </style:style>
    <style:style style:name="T502" style:parent-style-name="DefaultParagraphFont" style:family="text">
      <style:text-properties style:font-name="Helvetica" fo:color="#158466"/>
    </style:style>
    <style:style style:name="T503" style:parent-style-name="DefaultParagraphFont" style:family="text">
      <style:text-properties style:font-name="Helvetica" fo:color="#158466"/>
    </style:style>
    <style:style style:name="T504" style:parent-style-name="DefaultParagraphFont" style:family="text">
      <style:text-properties style:font-name="Helvetica" fo:color="#158466"/>
    </style:style>
    <style:style style:name="T505" style:parent-style-name="DefaultParagraphFont" style:family="text">
      <style:text-properties style:font-name="Helvetica" fo:color="#158466"/>
    </style:style>
    <style:style style:name="T506" style:parent-style-name="DefaultParagraphFont" style:family="text">
      <style:text-properties style:font-name="Helvetica" fo:color="#158466"/>
    </style:style>
    <style:style style:name="T507" style:parent-style-name="DefaultParagraphFont" style:family="text">
      <style:text-properties style:font-name="Helvetica" fo:color="#158466"/>
    </style:style>
    <style:style style:name="T508" style:parent-style-name="DefaultParagraphFont" style:family="text">
      <style:text-properties style:font-name="Helvetica" fo:color="#158466"/>
    </style:style>
    <style:style style:name="T509" style:parent-style-name="DefaultParagraphFont" style:family="text">
      <style:text-properties style:font-name="Helvetica" fo:color="#158466"/>
    </style:style>
    <style:style style:name="T510" style:parent-style-name="DefaultParagraphFont" style:family="text">
      <style:text-properties style:font-name="Helvetica" fo:color="#158466"/>
    </style:style>
    <style:style style:name="T511" style:parent-style-name="DefaultParagraphFont" style:family="text">
      <style:text-properties style:font-name="Helvetica" fo:color="#158466"/>
    </style:style>
    <style:style style:name="T512" style:parent-style-name="DefaultParagraphFont" style:family="text">
      <style:text-properties style:font-name="Helvetica" fo:color="#158466"/>
    </style:style>
    <style:style style:name="T513" style:parent-style-name="DefaultParagraphFont" style:family="text">
      <style:text-properties style:font-name="Helvetica" fo:color="#158466"/>
    </style:style>
    <style:style style:name="T514" style:parent-style-name="DefaultParagraphFont" style:family="text">
      <style:text-properties style:font-name="Helvetica" fo:color="#158466"/>
    </style:style>
    <style:style style:name="T515" style:parent-style-name="DefaultParagraphFont" style:family="text">
      <style:text-properties style:font-name="Helvetica" fo:color="#158466"/>
    </style:style>
    <style:style style:name="T516" style:parent-style-name="DefaultParagraphFont" style:family="text">
      <style:text-properties style:font-name="Helvetica" fo:color="#158466"/>
    </style:style>
    <style:style style:name="T517" style:parent-style-name="DefaultParagraphFont" style:family="text">
      <style:text-properties style:font-name="Helvetica" fo:color="#158466"/>
    </style:style>
    <style:style style:name="T518" style:parent-style-name="DefaultParagraphFont" style:family="text">
      <style:text-properties style:font-name="Helvetica" fo:color="#158466"/>
    </style:style>
    <style:style style:name="T519" style:parent-style-name="DefaultParagraphFont" style:family="text">
      <style:text-properties style:font-name="Helvetica" fo:color="#158466"/>
    </style:style>
    <style:style style:name="T520" style:parent-style-name="DefaultParagraphFont" style:family="text">
      <style:text-properties style:font-name="Helvetica" fo:color="#158466"/>
    </style:style>
    <style:style style:name="T521" style:parent-style-name="DefaultParagraphFont" style:family="text">
      <style:text-properties style:font-name="Helvetica" fo:color="#158466"/>
    </style:style>
    <style:style style:name="T522" style:parent-style-name="DefaultParagraphFont" style:family="text">
      <style:text-properties style:font-name="Helvetica" fo:color="#158466"/>
    </style:style>
    <style:style style:name="T523" style:parent-style-name="DefaultParagraphFont" style:family="text">
      <style:text-properties style:font-name="Helvetica" fo:color="#158466"/>
    </style:style>
    <style:style style:name="T524" style:parent-style-name="DefaultParagraphFont" style:family="text">
      <style:text-properties style:font-name="Helvetica" fo:color="#158466"/>
    </style:style>
    <style:style style:name="T525" style:parent-style-name="DefaultParagraphFont" style:family="text">
      <style:text-properties style:font-name="Helvetica" fo:color="#158466"/>
    </style:style>
    <style:style style:name="T526" style:parent-style-name="DefaultParagraphFont" style:family="text">
      <style:text-properties style:font-name="Helvetica" fo:color="#158466"/>
    </style:style>
    <style:style style:name="T527" style:parent-style-name="DefaultParagraphFont" style:family="text">
      <style:text-properties style:font-name="Helvetica" fo:color="#158466"/>
    </style:style>
    <style:style style:name="T528" style:parent-style-name="DefaultParagraphFont" style:family="text">
      <style:text-properties style:font-name="Helvetica" fo:color="#158466"/>
    </style:style>
    <style:style style:name="T529" style:parent-style-name="DefaultParagraphFont" style:family="text">
      <style:text-properties style:font-name="Helvetica" fo:color="#158466"/>
    </style:style>
    <style:style style:name="T530" style:parent-style-name="DefaultParagraphFont" style:family="text">
      <style:text-properties style:font-name="Helvetica" fo:color="#158466"/>
    </style:style>
    <style:style style:name="T531" style:parent-style-name="DefaultParagraphFont" style:family="text">
      <style:text-properties style:font-name="Helvetica" fo:color="#158466"/>
    </style:style>
    <style:style style:name="T532" style:parent-style-name="DefaultParagraphFont" style:family="text">
      <style:text-properties style:font-name="Helvetica" fo:color="#158466"/>
    </style:style>
    <style:style style:name="T533" style:parent-style-name="DefaultParagraphFont" style:family="text">
      <style:text-properties style:font-name="Helvetica" fo:color="#158466"/>
    </style:style>
    <style:style style:name="P534" style:parent-style-name="Standard" style:family="paragraph">
      <style:text-properties style:font-name="Helvetica" fo:color="#158466"/>
    </style:style>
    <style:style style:name="P535" style:parent-style-name="Standard" style:family="paragraph">
      <style:text-properties style:font-name="Helvetica" fo:color="#158466"/>
    </style:style>
    <style:style style:name="P536" style:parent-style-name="Standard" style:family="paragraph">
      <style:text-properties style:font-name="Helvetica"/>
    </style:style>
    <style:style style:name="P537" style:parent-style-name="Standard" style:family="paragraph">
      <style:text-properties style:font-name="Helvetica"/>
    </style:style>
    <style:style style:name="P53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53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40" style:parent-style-name="Standard" style:family="paragraph">
      <style:text-properties style:font-name="Helvetica"/>
    </style:style>
    <style:style style:name="P541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54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43" style:parent-style-name="Standard" style:family="paragraph">
      <style:text-properties style:font-name="Helvetica"/>
    </style:style>
    <style:style style:name="P54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54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46" style:parent-style-name="Standard" style:family="paragraph">
      <style:text-properties style:font-name="Helvetica"/>
    </style:style>
    <style:style style:name="T54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48" style:parent-style-name="Standard" style:family="paragraph">
      <style:text-properties style:font-name="Helvetica"/>
    </style:style>
    <style:style style:name="P549" style:parent-style-name="Standard" style:family="paragraph">
      <style:text-properties style:font-name="Helvetica"/>
    </style:style>
    <style:style style:name="T550" style:parent-style-name="DefaultParagraphFont" style:family="text">
      <style:text-properties style:font-name="Arial" fo:color="#F10D0C"/>
    </style:style>
    <style:style style:name="T551" style:parent-style-name="DefaultParagraphFont" style:family="text">
      <style:text-properties style:font-name="Arial" fo:color="#F10D0C"/>
    </style:style>
    <style:style style:name="P552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553" style:parent-style-name="Standard" style:family="paragraph">
      <style:text-properties style:font-name="Helvetica"/>
    </style:style>
    <style:style style:name="T554" style:parent-style-name="DefaultParagraphFont" style:family="text">
      <style:text-properties style:font-name="Helvetica"/>
    </style:style>
    <style:style style:name="T555" style:parent-style-name="DefaultParagraphFont" style:family="text">
      <style:text-properties style:font-name="Helvetica"/>
    </style:style>
    <style:style style:name="T556" style:parent-style-name="DefaultParagraphFont" style:family="text">
      <style:text-properties style:font-name="Helvetica"/>
    </style:style>
    <style:style style:name="T557" style:parent-style-name="DefaultParagraphFont" style:family="text">
      <style:text-properties style:font-name="Helvetica"/>
    </style:style>
    <style:style style:name="T558" style:parent-style-name="DefaultParagraphFont" style:family="text">
      <style:text-properties style:font-name="Helvetica"/>
    </style:style>
    <style:style style:name="T559" style:parent-style-name="DefaultParagraphFont" style:family="text">
      <style:text-properties style:font-name="Helvetica"/>
    </style:style>
    <style:style style:name="T560" style:parent-style-name="DefaultParagraphFont" style:family="text">
      <style:text-properties style:font-name="Helvetica"/>
    </style:style>
    <style:style style:name="T561" style:parent-style-name="DefaultParagraphFont" style:family="text">
      <style:text-properties style:font-name="Helvetica"/>
    </style:style>
    <style:style style:name="T562" style:parent-style-name="DefaultParagraphFont" style:family="text">
      <style:text-properties style:font-name="Helvetica"/>
    </style:style>
    <style:style style:name="T563" style:parent-style-name="DefaultParagraphFont" style:family="text">
      <style:text-properties style:font-name="Helvetica"/>
    </style:style>
    <style:style style:name="T564" style:parent-style-name="DefaultParagraphFont" style:family="text">
      <style:text-properties style:font-name="Helvetica"/>
    </style:style>
    <style:style style:name="T565" style:parent-style-name="DefaultParagraphFont" style:family="text">
      <style:text-properties style:font-name="Helvetica"/>
    </style:style>
    <style:style style:name="T566" style:parent-style-name="DefaultParagraphFont" style:family="text">
      <style:text-properties style:font-name="Helvetica"/>
    </style:style>
    <style:style style:name="T567" style:parent-style-name="DefaultParagraphFont" style:family="text">
      <style:text-properties style:font-name="Helvetica"/>
    </style:style>
    <style:style style:name="T568" style:parent-style-name="DefaultParagraphFont" style:family="text">
      <style:text-properties style:font-name="Helvetica"/>
    </style:style>
    <style:style style:name="T569" style:parent-style-name="DefaultParagraphFont" style:family="text">
      <style:text-properties style:font-name="Helvetica"/>
    </style:style>
    <style:style style:name="T570" style:parent-style-name="DefaultParagraphFont" style:family="text">
      <style:text-properties style:font-name="Helvetica"/>
    </style:style>
    <style:style style:name="T571" style:parent-style-name="DefaultParagraphFont" style:family="text">
      <style:text-properties style:font-name="Helvetica"/>
    </style:style>
    <style:style style:name="T572" style:parent-style-name="DefaultParagraphFont" style:family="text">
      <style:text-properties style:font-name="Helvetica"/>
    </style:style>
    <style:style style:name="T573" style:parent-style-name="DefaultParagraphFont" style:family="text">
      <style:text-properties style:font-name="Helvetica"/>
    </style:style>
    <style:style style:name="T574" style:parent-style-name="DefaultParagraphFont" style:family="text">
      <style:text-properties style:font-name="Helvetica"/>
    </style:style>
    <style:style style:name="T575" style:parent-style-name="DefaultParagraphFont" style:family="text">
      <style:text-properties style:font-name="Helvetica"/>
    </style:style>
    <style:style style:name="T576" style:parent-style-name="DefaultParagraphFont" style:family="text">
      <style:text-properties style:font-name="Helvetica"/>
    </style:style>
    <style:style style:name="T577" style:parent-style-name="DefaultParagraphFont" style:family="text">
      <style:text-properties style:font-name="Helvetica"/>
    </style:style>
    <style:style style:name="T578" style:parent-style-name="DefaultParagraphFont" style:family="text">
      <style:text-properties style:font-name="Helvetica"/>
    </style:style>
    <style:style style:name="T579" style:parent-style-name="DefaultParagraphFont" style:family="text">
      <style:text-properties style:font-name="Helvetica"/>
    </style:style>
    <style:style style:name="T580" style:parent-style-name="DefaultParagraphFont" style:family="text">
      <style:text-properties style:font-name="Helvetica"/>
    </style:style>
    <style:style style:name="T581" style:parent-style-name="DefaultParagraphFont" style:family="text">
      <style:text-properties style:font-name="Helvetica"/>
    </style:style>
    <style:style style:name="T582" style:parent-style-name="DefaultParagraphFont" style:family="text">
      <style:text-properties style:font-name="Helvetica"/>
    </style:style>
    <style:style style:name="T583" style:parent-style-name="DefaultParagraphFont" style:family="text">
      <style:text-properties style:font-name="Helvetica"/>
    </style:style>
    <style:style style:name="T584" style:parent-style-name="DefaultParagraphFont" style:family="text">
      <style:text-properties style:font-name="Helvetica"/>
    </style:style>
    <style:style style:name="T585" style:parent-style-name="DefaultParagraphFont" style:family="text">
      <style:text-properties style:font-name="Helvetica"/>
    </style:style>
    <style:style style:name="T586" style:parent-style-name="DefaultParagraphFont" style:family="text">
      <style:text-properties style:font-name="Helvetica"/>
    </style:style>
    <style:style style:name="T587" style:parent-style-name="DefaultParagraphFont" style:family="text">
      <style:text-properties style:font-name="Helvetica"/>
    </style:style>
    <style:style style:name="T588" style:parent-style-name="DefaultParagraphFont" style:family="text">
      <style:text-properties style:font-name="Helvetica"/>
    </style:style>
    <style:style style:name="T589" style:parent-style-name="DefaultParagraphFont" style:family="text">
      <style:text-properties style:font-name="Helvetica"/>
    </style:style>
    <style:style style:name="T590" style:parent-style-name="DefaultParagraphFont" style:family="text">
      <style:text-properties style:font-name="Helvetica"/>
    </style:style>
    <style:style style:name="T591" style:parent-style-name="DefaultParagraphFont" style:family="text">
      <style:text-properties style:font-name="Helvetica"/>
    </style:style>
    <style:style style:name="T592" style:parent-style-name="DefaultParagraphFont" style:family="text">
      <style:text-properties style:font-name="Helvetica"/>
    </style:style>
    <style:style style:name="T593" style:parent-style-name="DefaultParagraphFont" style:family="text">
      <style:text-properties style:font-name="Helvetica"/>
    </style:style>
    <style:style style:name="T594" style:parent-style-name="DefaultParagraphFont" style:family="text">
      <style:text-properties style:font-name="Helvetica"/>
    </style:style>
    <style:style style:name="T595" style:parent-style-name="DefaultParagraphFont" style:family="text">
      <style:text-properties style:font-name="Helvetica"/>
    </style:style>
    <style:style style:name="T596" style:parent-style-name="DefaultParagraphFont" style:family="text">
      <style:text-properties style:font-name="Helvetica"/>
    </style:style>
    <style:style style:name="T597" style:parent-style-name="DefaultParagraphFont" style:family="text">
      <style:text-properties style:font-name="Helvetica"/>
    </style:style>
    <style:style style:name="T598" style:parent-style-name="DefaultParagraphFont" style:family="text">
      <style:text-properties style:font-name="Helvetica"/>
    </style:style>
    <style:style style:name="T599" style:parent-style-name="DefaultParagraphFont" style:family="text">
      <style:text-properties style:font-name="Helvetica"/>
    </style:style>
    <style:style style:name="T600" style:parent-style-name="DefaultParagraphFont" style:family="text">
      <style:text-properties style:font-name="Helvetica"/>
    </style:style>
    <style:style style:name="T601" style:parent-style-name="DefaultParagraphFont" style:family="text">
      <style:text-properties style:font-name="Helvetica"/>
    </style:style>
    <style:style style:name="T602" style:parent-style-name="DefaultParagraphFont" style:family="text">
      <style:text-properties style:font-name="Helvetica"/>
    </style:style>
    <style:style style:name="T603" style:parent-style-name="DefaultParagraphFont" style:family="text">
      <style:text-properties style:font-name="Helvetica"/>
    </style:style>
    <style:style style:name="T604" style:parent-style-name="DefaultParagraphFont" style:family="text">
      <style:text-properties style:font-name="Helvetica"/>
    </style:style>
    <style:style style:name="T605" style:parent-style-name="DefaultParagraphFont" style:family="text">
      <style:text-properties style:font-name="Helvetica"/>
    </style:style>
    <style:style style:name="T606" style:parent-style-name="DefaultParagraphFont" style:family="text">
      <style:text-properties style:font-name="Helvetica"/>
    </style:style>
    <style:style style:name="T607" style:parent-style-name="DefaultParagraphFont" style:family="text">
      <style:text-properties style:font-name="Helvetica"/>
    </style:style>
    <style:style style:name="T608" style:parent-style-name="DefaultParagraphFont" style:family="text">
      <style:text-properties style:font-name="Helvetica"/>
    </style:style>
    <style:style style:name="T609" style:parent-style-name="DefaultParagraphFont" style:family="text">
      <style:text-properties style:font-name="Helvetica"/>
    </style:style>
    <style:style style:name="T610" style:parent-style-name="DefaultParagraphFont" style:family="text">
      <style:text-properties style:font-name="Helvetica"/>
    </style:style>
    <style:style style:name="T611" style:parent-style-name="DefaultParagraphFont" style:family="text">
      <style:text-properties style:font-name="Helvetica"/>
    </style:style>
    <style:style style:name="T612" style:parent-style-name="DefaultParagraphFont" style:family="text">
      <style:text-properties style:font-name="Helvetica"/>
    </style:style>
    <style:style style:name="T613" style:parent-style-name="DefaultParagraphFont" style:family="text">
      <style:text-properties style:font-name="Helvetica"/>
    </style:style>
    <style:style style:name="T614" style:parent-style-name="DefaultParagraphFont" style:family="text">
      <style:text-properties style:font-name="Helvetica"/>
    </style:style>
    <style:style style:name="T615" style:parent-style-name="DefaultParagraphFont" style:family="text">
      <style:text-properties style:font-name="Helvetica"/>
    </style:style>
    <style:style style:name="T616" style:parent-style-name="DefaultParagraphFont" style:family="text">
      <style:text-properties style:font-name="Helvetica"/>
    </style:style>
    <style:style style:name="T617" style:parent-style-name="DefaultParagraphFont" style:family="text">
      <style:text-properties style:font-name="Helvetica"/>
    </style:style>
    <style:style style:name="T618" style:parent-style-name="DefaultParagraphFont" style:family="text">
      <style:text-properties style:font-name="Helvetica"/>
    </style:style>
    <style:style style:name="T619" style:parent-style-name="DefaultParagraphFont" style:family="text">
      <style:text-properties style:font-name="Helvetica"/>
    </style:style>
    <style:style style:name="T620" style:parent-style-name="DefaultParagraphFont" style:family="text">
      <style:text-properties style:font-name="Helvetica"/>
    </style:style>
    <style:style style:name="T621" style:parent-style-name="DefaultParagraphFont" style:family="text">
      <style:text-properties style:font-name="Helvetica"/>
    </style:style>
    <style:style style:name="T622" style:parent-style-name="DefaultParagraphFont" style:family="text">
      <style:text-properties style:font-name="Helvetica"/>
    </style:style>
    <style:style style:name="T623" style:parent-style-name="DefaultParagraphFont" style:family="text">
      <style:text-properties style:font-name="Helvetica"/>
    </style:style>
    <style:style style:name="T624" style:parent-style-name="DefaultParagraphFont" style:family="text">
      <style:text-properties style:font-name="Helvetica"/>
    </style:style>
    <style:style style:name="T625" style:parent-style-name="DefaultParagraphFont" style:family="text">
      <style:text-properties style:font-name="Helvetica"/>
    </style:style>
    <style:style style:name="T626" style:parent-style-name="DefaultParagraphFont" style:family="text">
      <style:text-properties style:font-name="Helvetica"/>
    </style:style>
    <style:style style:name="T627" style:parent-style-name="DefaultParagraphFont" style:family="text">
      <style:text-properties style:font-name="Helvetica"/>
    </style:style>
    <style:style style:name="T628" style:parent-style-name="DefaultParagraphFont" style:family="text">
      <style:text-properties style:font-name="Helvetica"/>
    </style:style>
    <style:style style:name="T629" style:parent-style-name="DefaultParagraphFont" style:family="text">
      <style:text-properties style:font-name="Helvetica"/>
    </style:style>
    <style:style style:name="T630" style:parent-style-name="DefaultParagraphFont" style:family="text">
      <style:text-properties style:font-name="Helvetica"/>
    </style:style>
    <style:style style:name="T631" style:parent-style-name="DefaultParagraphFont" style:family="text">
      <style:text-properties style:font-name="Helvetica"/>
    </style:style>
    <style:style style:name="T632" style:parent-style-name="DefaultParagraphFont" style:family="text">
      <style:text-properties style:font-name="Helvetica"/>
    </style:style>
    <style:style style:name="T633" style:parent-style-name="DefaultParagraphFont" style:family="text">
      <style:text-properties style:font-name="Helvetica"/>
    </style:style>
    <style:style style:name="T634" style:parent-style-name="DefaultParagraphFont" style:family="text">
      <style:text-properties style:font-name="Helvetica"/>
    </style:style>
    <style:style style:name="T635" style:parent-style-name="DefaultParagraphFont" style:family="text">
      <style:text-properties style:font-name="Helvetica"/>
    </style:style>
    <style:style style:name="T636" style:parent-style-name="DefaultParagraphFont" style:family="text">
      <style:text-properties style:font-name="Helvetica"/>
    </style:style>
    <style:style style:name="T637" style:parent-style-name="DefaultParagraphFont" style:family="text">
      <style:text-properties style:font-name="Helvetica"/>
    </style:style>
    <style:style style:name="T638" style:parent-style-name="DefaultParagraphFont" style:family="text">
      <style:text-properties style:font-name="Helvetica"/>
    </style:style>
    <style:style style:name="T639" style:parent-style-name="DefaultParagraphFont" style:family="text">
      <style:text-properties style:font-name="Helvetica"/>
    </style:style>
    <style:style style:name="T640" style:parent-style-name="DefaultParagraphFont" style:family="text">
      <style:text-properties style:font-name="Helvetica"/>
    </style:style>
    <style:style style:name="T641" style:parent-style-name="DefaultParagraphFont" style:family="text">
      <style:text-properties style:font-name="Helvetica"/>
    </style:style>
    <style:style style:name="T642" style:parent-style-name="DefaultParagraphFont" style:family="text">
      <style:text-properties style:font-name="Helvetica"/>
    </style:style>
    <style:style style:name="T643" style:parent-style-name="DefaultParagraphFont" style:family="text">
      <style:text-properties style:font-name="Helvetica"/>
    </style:style>
    <style:style style:name="P644" style:parent-style-name="Standard" style:family="paragraph">
      <style:text-properties style:font-name="Helvetica"/>
    </style:style>
    <style:style style:name="P645" style:parent-style-name="Standard" style:family="paragraph">
      <style:text-properties style:font-name="Helvetica"/>
    </style:style>
    <style:style style:name="P646" style:parent-style-name="Standard" style:family="paragraph">
      <style:text-properties style:font-name="Helvetica" fo:color="#158466"/>
    </style:style>
    <style:style style:name="P647" style:parent-style-name="Standard" style:family="paragraph">
      <style:text-properties style:font-name="Helvetica" fo:color="#158466"/>
    </style:style>
    <style:style style:name="P648" style:parent-style-name="Standard" style:family="paragraph">
      <style:text-properties style:font-name="Helvetica" fo:color="#158466"/>
    </style:style>
    <style:style style:name="P649" style:parent-style-name="Standard" style:family="paragraph">
      <style:text-properties style:font-name="Helvetica" fo:color="#158466"/>
    </style:style>
    <style:style style:name="P650" style:parent-style-name="Standard" style:family="paragraph">
      <style:text-properties style:font-name="Helvetica" fo:color="#158466"/>
    </style:style>
    <style:style style:name="T651" style:parent-style-name="DefaultParagraphFont" style:family="text">
      <style:text-properties style:font-name="Helvetica" fo:color="#158466"/>
    </style:style>
    <style:style style:name="T652" style:parent-style-name="DefaultParagraphFont" style:family="text">
      <style:text-properties style:font-name="Helvetica" fo:color="#158466"/>
    </style:style>
    <style:style style:name="T653" style:parent-style-name="DefaultParagraphFont" style:family="text">
      <style:text-properties style:font-name="Helvetica" fo:color="#158466"/>
    </style:style>
    <style:style style:name="T654" style:parent-style-name="DefaultParagraphFont" style:family="text">
      <style:text-properties style:font-name="Helvetica" fo:color="#158466"/>
    </style:style>
    <style:style style:name="T655" style:parent-style-name="DefaultParagraphFont" style:family="text">
      <style:text-properties style:font-name="Helvetica" fo:color="#158466"/>
    </style:style>
    <style:style style:name="T656" style:parent-style-name="DefaultParagraphFont" style:family="text">
      <style:text-properties style:font-name="Helvetica" fo:color="#158466"/>
    </style:style>
    <style:style style:name="T657" style:parent-style-name="DefaultParagraphFont" style:family="text">
      <style:text-properties style:font-name="Helvetica" fo:color="#158466"/>
    </style:style>
    <style:style style:name="T658" style:parent-style-name="DefaultParagraphFont" style:family="text">
      <style:text-properties style:font-name="Helvetica" fo:color="#158466"/>
    </style:style>
    <style:style style:name="T659" style:parent-style-name="DefaultParagraphFont" style:family="text">
      <style:text-properties style:font-name="Helvetica" fo:color="#158466"/>
    </style:style>
    <style:style style:name="T660" style:parent-style-name="DefaultParagraphFont" style:family="text">
      <style:text-properties style:font-name="Helvetica" fo:color="#158466"/>
    </style:style>
    <style:style style:name="T661" style:parent-style-name="DefaultParagraphFont" style:family="text">
      <style:text-properties style:font-name="Helvetica" fo:color="#158466"/>
    </style:style>
    <style:style style:name="T662" style:parent-style-name="DefaultParagraphFont" style:family="text">
      <style:text-properties style:font-name="Helvetica" fo:color="#158466"/>
    </style:style>
    <style:style style:name="T663" style:parent-style-name="DefaultParagraphFont" style:family="text">
      <style:text-properties style:font-name="Helvetica" fo:color="#158466"/>
    </style:style>
    <style:style style:name="T664" style:parent-style-name="DefaultParagraphFont" style:family="text">
      <style:text-properties style:font-name="Helvetica" fo:color="#158466"/>
    </style:style>
    <style:style style:name="T665" style:parent-style-name="DefaultParagraphFont" style:family="text">
      <style:text-properties style:font-name="Helvetica" fo:color="#158466"/>
    </style:style>
    <style:style style:name="T666" style:parent-style-name="DefaultParagraphFont" style:family="text">
      <style:text-properties style:font-name="Helvetica" fo:color="#158466"/>
    </style:style>
    <style:style style:name="T667" style:parent-style-name="DefaultParagraphFont" style:family="text">
      <style:text-properties style:font-name="Helvetica" fo:color="#158466"/>
    </style:style>
    <style:style style:name="T668" style:parent-style-name="DefaultParagraphFont" style:family="text">
      <style:text-properties style:font-name="Helvetica" fo:color="#158466"/>
    </style:style>
    <style:style style:name="T669" style:parent-style-name="DefaultParagraphFont" style:family="text">
      <style:text-properties style:font-name="Helvetica" fo:color="#158466"/>
    </style:style>
    <style:style style:name="T670" style:parent-style-name="DefaultParagraphFont" style:family="text">
      <style:text-properties style:font-name="Helvetica" fo:color="#158466"/>
    </style:style>
    <style:style style:name="T671" style:parent-style-name="DefaultParagraphFont" style:family="text">
      <style:text-properties style:font-name="Helvetica" fo:color="#158466"/>
    </style:style>
    <style:style style:name="T672" style:parent-style-name="DefaultParagraphFont" style:family="text">
      <style:text-properties style:font-name="Helvetica" fo:color="#158466"/>
    </style:style>
    <style:style style:name="T673" style:parent-style-name="DefaultParagraphFont" style:family="text">
      <style:text-properties style:font-name="Helvetica" fo:color="#158466"/>
    </style:style>
    <style:style style:name="T674" style:parent-style-name="DefaultParagraphFont" style:family="text">
      <style:text-properties style:font-name="Helvetica" fo:color="#158466"/>
    </style:style>
    <style:style style:name="T675" style:parent-style-name="DefaultParagraphFont" style:family="text">
      <style:text-properties style:font-name="Helvetica" fo:color="#158466"/>
    </style:style>
    <style:style style:name="T676" style:parent-style-name="DefaultParagraphFont" style:family="text">
      <style:text-properties style:font-name="Helvetica" fo:color="#158466"/>
    </style:style>
    <style:style style:name="T677" style:parent-style-name="DefaultParagraphFont" style:family="text">
      <style:text-properties style:font-name="Helvetica" fo:color="#158466"/>
    </style:style>
    <style:style style:name="T678" style:parent-style-name="DefaultParagraphFont" style:family="text">
      <style:text-properties style:font-name="Helvetica" fo:color="#158466"/>
    </style:style>
    <style:style style:name="T679" style:parent-style-name="DefaultParagraphFont" style:family="text">
      <style:text-properties style:font-name="Helvetica" fo:color="#158466"/>
    </style:style>
    <style:style style:name="T680" style:parent-style-name="DefaultParagraphFont" style:family="text">
      <style:text-properties style:font-name="Helvetica" fo:color="#158466"/>
    </style:style>
    <style:style style:name="T681" style:parent-style-name="DefaultParagraphFont" style:family="text">
      <style:text-properties style:font-name="Helvetica" fo:color="#158466"/>
    </style:style>
    <style:style style:name="T682" style:parent-style-name="DefaultParagraphFont" style:family="text">
      <style:text-properties style:font-name="Helvetica" fo:color="#158466"/>
    </style:style>
    <style:style style:name="T683" style:parent-style-name="DefaultParagraphFont" style:family="text">
      <style:text-properties style:font-name="Helvetica" fo:color="#158466"/>
    </style:style>
    <style:style style:name="T684" style:parent-style-name="DefaultParagraphFont" style:family="text">
      <style:text-properties style:font-name="Helvetica" fo:color="#158466"/>
    </style:style>
    <style:style style:name="T685" style:parent-style-name="DefaultParagraphFont" style:family="text">
      <style:text-properties style:font-name="Helvetica" fo:color="#158466"/>
    </style:style>
    <style:style style:name="T686" style:parent-style-name="DefaultParagraphFont" style:family="text">
      <style:text-properties style:font-name="Helvetica" fo:color="#158466"/>
    </style:style>
    <style:style style:name="T687" style:parent-style-name="DefaultParagraphFont" style:family="text">
      <style:text-properties style:font-name="Helvetica" fo:color="#158466"/>
    </style:style>
    <style:style style:name="T688" style:parent-style-name="DefaultParagraphFont" style:family="text">
      <style:text-properties style:font-name="Helvetica" fo:color="#158466"/>
    </style:style>
    <style:style style:name="T689" style:parent-style-name="DefaultParagraphFont" style:family="text">
      <style:text-properties style:font-name="Helvetica" fo:color="#158466"/>
    </style:style>
    <style:style style:name="T690" style:parent-style-name="DefaultParagraphFont" style:family="text">
      <style:text-properties style:font-name="Helvetica" fo:color="#158466"/>
    </style:style>
    <style:style style:name="T691" style:parent-style-name="DefaultParagraphFont" style:family="text">
      <style:text-properties style:font-name="Helvetica" fo:color="#158466"/>
    </style:style>
    <style:style style:name="T692" style:parent-style-name="DefaultParagraphFont" style:family="text">
      <style:text-properties style:font-name="Helvetica" fo:color="#158466"/>
    </style:style>
    <style:style style:name="T693" style:parent-style-name="DefaultParagraphFont" style:family="text">
      <style:text-properties style:font-name="Helvetica" fo:color="#158466"/>
    </style:style>
    <style:style style:name="T694" style:parent-style-name="DefaultParagraphFont" style:family="text">
      <style:text-properties style:font-name="Helvetica" fo:color="#158466"/>
    </style:style>
    <style:style style:name="T695" style:parent-style-name="DefaultParagraphFont" style:family="text">
      <style:text-properties style:font-name="Helvetica" fo:color="#158466"/>
    </style:style>
    <style:style style:name="T696" style:parent-style-name="DefaultParagraphFont" style:family="text">
      <style:text-properties style:font-name="Helvetica" fo:color="#158466"/>
    </style:style>
    <style:style style:name="T697" style:parent-style-name="DefaultParagraphFont" style:family="text">
      <style:text-properties style:font-name="Helvetica" fo:color="#158466"/>
    </style:style>
    <style:style style:name="T698" style:parent-style-name="DefaultParagraphFont" style:family="text">
      <style:text-properties style:font-name="Helvetica" fo:color="#158466"/>
    </style:style>
    <style:style style:name="T699" style:parent-style-name="DefaultParagraphFont" style:family="text">
      <style:text-properties style:font-name="Helvetica" fo:color="#158466"/>
    </style:style>
    <style:style style:name="T700" style:parent-style-name="DefaultParagraphFont" style:family="text">
      <style:text-properties style:font-name="Helvetica" fo:color="#158466"/>
    </style:style>
    <style:style style:name="T701" style:parent-style-name="DefaultParagraphFont" style:family="text">
      <style:text-properties style:font-name="Helvetica" fo:color="#158466"/>
    </style:style>
    <style:style style:name="T702" style:parent-style-name="DefaultParagraphFont" style:family="text">
      <style:text-properties style:font-name="Helvetica" fo:color="#158466"/>
    </style:style>
    <style:style style:name="T703" style:parent-style-name="DefaultParagraphFont" style:family="text">
      <style:text-properties style:font-name="Helvetica" fo:color="#158466"/>
    </style:style>
    <style:style style:name="T704" style:parent-style-name="DefaultParagraphFont" style:family="text">
      <style:text-properties style:font-name="Helvetica" fo:color="#158466"/>
    </style:style>
    <style:style style:name="T705" style:parent-style-name="DefaultParagraphFont" style:family="text">
      <style:text-properties style:font-name="Helvetica" fo:color="#158466"/>
    </style:style>
    <style:style style:name="T706" style:parent-style-name="DefaultParagraphFont" style:family="text">
      <style:text-properties style:font-name="Helvetica" fo:color="#158466"/>
    </style:style>
    <style:style style:name="T707" style:parent-style-name="DefaultParagraphFont" style:family="text">
      <style:text-properties style:font-name="Helvetica" fo:color="#158466"/>
    </style:style>
    <style:style style:name="T708" style:parent-style-name="DefaultParagraphFont" style:family="text">
      <style:text-properties style:font-name="Helvetica" fo:color="#158466"/>
    </style:style>
    <style:style style:name="T709" style:parent-style-name="DefaultParagraphFont" style:family="text">
      <style:text-properties style:font-name="Helvetica" fo:color="#158466"/>
    </style:style>
    <style:style style:name="T710" style:parent-style-name="DefaultParagraphFont" style:family="text">
      <style:text-properties style:font-name="Helvetica" fo:color="#158466"/>
    </style:style>
    <style:style style:name="P711" style:parent-style-name="Standard" style:family="paragraph">
      <style:text-properties style:font-name="Helvetica" fo:color="#158466"/>
    </style:style>
    <style:style style:name="P712" style:parent-style-name="Standard" style:family="paragraph">
      <style:text-properties style:font-name="Helvetica" fo:color="#158466"/>
    </style:style>
    <style:style style:name="P713" style:parent-style-name="Standard" style:family="paragraph">
      <style:text-properties style:font-name="Helvetica" fo:color="#158466"/>
    </style:style>
    <style:style style:name="P714" style:parent-style-name="Standard" style:family="paragraph">
      <style:text-properties style:font-name="Helvetica" fo:color="#158466"/>
    </style:style>
    <style:style style:name="P715" style:parent-style-name="Standard" style:family="paragraph">
      <style:text-properties style:font-name="Helvetica" fo:color="#158466"/>
    </style:style>
    <style:style style:name="P716" style:parent-style-name="Standard" style:family="paragraph">
      <style:text-properties style:font-name="Helvetica"/>
    </style:style>
    <style:style style:name="P717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7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719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72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1" style:parent-style-name="Standard" style:family="paragraph">
      <style:text-properties style:font-name="Helvetica"/>
    </style:style>
    <style:style style:name="P72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72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4" style:parent-style-name="Standard" style:family="paragraph">
      <style:text-properties style:font-name="Helvetica"/>
    </style:style>
    <style:style style:name="P725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72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7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T72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9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30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732" style:parent-style-name="Standard" style:family="paragraph">
      <style:text-properties style:font-name="Helvetica" fo:color="#1C1C1C"/>
    </style:style>
    <style:style style:name="P733" style:parent-style-name="Standard" style:family="paragraph">
      <style:text-properties style:font-name="Helvetica" fo:color="#1C1C1C"/>
    </style:style>
    <style:style style:name="P734" style:parent-style-name="Standard" style:family="paragraph">
      <style:text-properties style:font-name="Helvetica" fo:color="#1C1C1C"/>
    </style:style>
    <style:style style:name="P735" style:parent-style-name="Standard" style:family="paragraph">
      <style:text-properties style:font-name="Helvetica" fo:color="#1C1C1C"/>
    </style:style>
    <style:style style:name="T736" style:parent-style-name="DefaultParagraphFont" style:family="text">
      <style:text-properties style:font-name="Arial" fo:color="#1C1C1C"/>
    </style:style>
    <style:style style:name="P737" style:parent-style-name="Standard" style:family="paragraph">
      <style:text-properties style:font-name="Helvetica" fo:color="#1C1C1C"/>
    </style:style>
    <style:style style:name="P738" style:parent-style-name="Standard" style:family="paragraph">
      <style:text-properties style:font-name="Helvetica" fo:color="#1C1C1C"/>
    </style:style>
    <style:style style:name="P739" style:parent-style-name="Standard" style:family="paragraph">
      <style:text-properties style:font-name="Helvetica" fo:color="#158466"/>
    </style:style>
    <style:style style:name="P740" style:parent-style-name="Standard" style:family="paragraph">
      <style:text-properties style:font-name="Helvetica" fo:color="#158466"/>
    </style:style>
    <style:style style:name="P741" style:parent-style-name="Standard" style:family="paragraph">
      <style:text-properties style:font-name="Helvetica" fo:color="#158466"/>
    </style:style>
    <style:style style:name="P742" style:parent-style-name="Standard" style:family="paragraph">
      <style:text-properties style:font-name="Helvetica" fo:color="#FF0000"/>
    </style:style>
    <style:style style:name="P743" style:parent-style-name="Standard" style:family="paragraph">
      <style:text-properties style:font-name="Helvetica" fo:color="#FF0000"/>
    </style:style>
    <style:style style:name="P744" style:parent-style-name="Standard" style:family="paragraph">
      <style:text-properties style:font-name="Helvetica" fo:color="#FF0000"/>
    </style:style>
    <style:style style:name="P745" style:parent-style-name="Standard" style:family="paragraph">
      <style:text-properties style:font-name="Helvetica" fo:color="#158466"/>
    </style:style>
    <style:style style:name="P746" style:parent-style-name="Standard" style:family="paragraph">
      <style:text-properties style:font-name="Helvetica" fo:color="#158466"/>
    </style:style>
    <style:style style:name="P747" style:parent-style-name="Standard" style:family="paragraph">
      <style:text-properties style:font-name="Helvetica" fo:color="#158466"/>
    </style:style>
    <style:style style:name="P748" style:parent-style-name="Standard" style:family="paragraph">
      <style:text-properties style:font-name="Helvetica" fo:color="#158466"/>
    </style:style>
    <style:style style:name="P749" style:parent-style-name="Standard" style:family="paragraph">
      <style:text-properties style:font-name="Helvetica" fo:color="#158466"/>
    </style:style>
    <style:style style:name="P750" style:parent-style-name="Standard" style:family="paragraph">
      <style:text-properties style:font-name="Helvetica" fo:color="#158466"/>
    </style:style>
    <style:style style:name="P751" style:parent-style-name="Standard" style:family="paragraph">
      <style:text-properties style:font-name="Helvetica" fo:color="#158466"/>
    </style:style>
    <style:style style:name="P752" style:parent-style-name="Standard" style:family="paragraph">
      <style:text-properties style:font-name="Helvetica" fo:color="#158466"/>
    </style:style>
    <style:style style:name="P753" style:parent-style-name="Standard" style:family="paragraph">
      <style:text-properties style:font-name="Helvetica" fo:color="#158466"/>
    </style:style>
    <style:style style:name="P754" style:parent-style-name="Standard" style:family="paragraph">
      <style:text-properties style:font-name="Helvetica" fo:color="#158466"/>
    </style:style>
    <style:style style:name="P755" style:parent-style-name="Standard" style:family="paragraph">
      <style:text-properties style:font-name="Helvetica" fo:color="#158466"/>
    </style:style>
    <style:style style:name="T756" style:parent-style-name="DefaultParagraphFont" style:family="text">
      <style:text-properties style:font-name="Helvetica" fo:color="#158466"/>
    </style:style>
    <style:style style:name="T757" style:parent-style-name="DefaultParagraphFont" style:family="text">
      <style:text-properties style:font-name="Helvetica" fo:color="#FF0000"/>
    </style:style>
    <style:style style:name="P758" style:parent-style-name="Standard" style:family="paragraph">
      <style:text-properties style:font-name="Helvetica" fo:color="#FF0000"/>
    </style:style>
    <style:style style:name="P759" style:parent-style-name="Standard" style:family="paragraph">
      <style:text-properties style:font-name="Helvetica" fo:color="#FF0000"/>
    </style:style>
    <style:style style:name="T760" style:parent-style-name="DefaultParagraphFont" style:family="text">
      <style:text-properties style:font-name="Helvetica" fo:color="#FF0000"/>
    </style:style>
    <style:style style:name="P761" style:parent-style-name="Standard" style:family="paragraph">
      <style:text-properties style:font-name="Helvetica" fo:color="#158466"/>
    </style:style>
    <style:style style:name="P762" style:parent-style-name="Standard" style:family="paragraph">
      <style:text-properties style:font-name="Helvetica" fo:color="#158466"/>
    </style:style>
    <style:style style:name="P763" style:parent-style-name="Standard" style:family="paragraph">
      <style:text-properties style:font-name="Helvetica" fo:color="#158466"/>
    </style:style>
    <style:style style:name="P764" style:parent-style-name="Standard" style:family="paragraph">
      <style:text-properties style:font-name="Helvetica" fo:color="#158466"/>
    </style:style>
    <style:style style:name="P765" style:parent-style-name="Standard" style:family="paragraph">
      <style:text-properties style:font-name="Helvetica" fo:color="#158466"/>
    </style:style>
    <style:style style:name="P766" style:parent-style-name="Standard" style:family="paragraph">
      <style:text-properties style:font-name="Helvetica" fo:color="#158466"/>
    </style:style>
    <style:style style:name="P767" style:parent-style-name="Standard" style:family="paragraph">
      <style:text-properties style:font-name="Helvetica" fo:color="#158466"/>
    </style:style>
    <style:style style:name="P768" style:parent-style-name="Standard" style:family="paragraph">
      <style:text-properties style:font-name="Helvetica" fo:color="#158466"/>
    </style:style>
    <style:style style:name="P769" style:parent-style-name="Standard" style:family="paragraph">
      <style:text-properties style:font-name="Helvetica" fo:color="#158466"/>
    </style:style>
    <style:style style:name="P770" style:parent-style-name="Standard" style:family="paragraph">
      <style:text-properties style:font-name="Helvetica" fo:color="#158466"/>
    </style:style>
    <style:style style:name="P771" style:parent-style-name="Standard" style:family="paragraph">
      <style:text-properties style:font-name="Helvetica" fo:color="#158466"/>
    </style:style>
    <style:style style:name="P772" style:parent-style-name="Standard" style:family="paragraph">
      <style:text-properties style:font-name="Helvetica" fo:color="#158466"/>
    </style:style>
    <style:style style:name="P773" style:parent-style-name="Standard" style:family="paragraph">
      <style:text-properties style:font-name="Helvetica" fo:color="#158466"/>
    </style:style>
    <style:style style:name="P774" style:parent-style-name="Standard" style:family="paragraph">
      <style:text-properties style:font-name="Helvetica" fo:color="#158466"/>
    </style:style>
    <style:style style:name="P775" style:parent-style-name="Standard" style:family="paragraph">
      <style:text-properties style:font-name="Helvetica" fo:color="#158466"/>
    </style:style>
    <style:style style:name="P776" style:parent-style-name="Standard" style:family="paragraph">
      <style:text-properties style:font-name="Helvetica" fo:color="#158466"/>
    </style:style>
    <style:style style:name="P777" style:parent-style-name="Standard" style:family="paragraph">
      <style:text-properties style:font-name="Helvetica" fo:color="#158466"/>
    </style:style>
    <style:style style:name="P778" style:parent-style-name="Standard" style:family="paragraph">
      <style:text-properties style:font-name="Helvetica" fo:color="#158466"/>
    </style:style>
    <style:style style:name="P779" style:parent-style-name="Standard" style:family="paragraph">
      <style:text-properties style:font-name="Helvetica" fo:color="#158466"/>
    </style:style>
    <style:style style:name="P780" style:parent-style-name="Standard" style:family="paragraph">
      <style:text-properties style:font-name="Helvetica" fo:color="#158466"/>
    </style:style>
    <style:style style:name="P781" style:parent-style-name="Standard" style:family="paragraph">
      <style:text-properties style:font-name="Helvetica" fo:color="#158466"/>
    </style:style>
    <style:style style:name="P782" style:parent-style-name="Standard" style:family="paragraph">
      <style:text-properties style:font-name="Helvetica" fo:color="#158466"/>
    </style:style>
    <style:style style:name="T78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58466" style:language-asian="en" style:country-asian="IN"/>
    </style:style>
    <style:style style:name="T784" style:parent-style-name="DefaultParagraphFont" style:family="text">
      <style:text-properties style:font-name="Helvetica" style:font-name-asian="Times New Roman" style:font-name-complex="Helvetica" fo:color="#158466" style:language-asian="en" style:country-asian="IN"/>
    </style:style>
    <style:style style:name="P78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8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87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8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78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90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91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92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93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9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ECEFF4"/>
      </style:paragraph-properties>
    </style:style>
    <style:style style:name="T79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796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T797" style:parent-style-name="DefaultParagraphFont" style:family="text">
      <style:text-properties style:font-name="Helvetica" style:font-name-asian="Times New Roman" style:font-name-complex="Helvetica" fo:color="#FF0000" style:language-asian="en" style:country-asian="IN"/>
    </style:style>
    <style:style style:name="T798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P79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80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4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805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806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807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808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T809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810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811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812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813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814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P815" style:parent-style-name="Standard" style:family="paragraph">
      <style:text-properties style:font-name="Helvetica" style:font-name-asian="Times New Roman" style:font-name-complex="Helvetica" fo:color="#2A6099" style:language-asian="en" style:country-asian="IN"/>
    </style:style>
  </office:automatic-styles>
  <office:body>
    <office:text text:use-soft-page-breaks="true">
      <text:p text:style-name="P1"/>
      <text:p text:style-name="P2"/>
      <text:p text:style-name="P3"><text:span text:style-name="T4">MANIPULATOR DESIGN AND CONTROL</text:span></text:p>
      <text:p text:style-name="P5"/>
      <text:p text:style-name="Standard"><text:a xlink:href="http://wiki.ros.org/urdf/Tutorials/Adding%20Physical%20and%20Collision%20Properties%20to%20a%20URDF%20Model" office:target-frame-name="_top" xlink:show="replace"><text:span text:style-name="T6">http://wiki.ros.org/urdf/Tutorials/Adding%20Physical%20and%20Collision%20Properties%20to%20a%20URDF%20Model</text:span></text:a></text:p>
      <text:p text:style-name="P7"/>
      <text:p text:style-name="P8"/>
      <text:p text:style-name="P9">Add extensions in Visual Studio</text:p>
      <text:p text:style-name="P10"/>
      <text:p text:style-name="P11">ros</text:p>
      <text:p text:style-name="P12">ros snippet</text:p>
      <text:p text:style-name="P13">xml</text:p>
      <text:p text:style-name="P14">xml tools</text:p>
      <text:p text:style-name="P15">urdf</text:p>
      <text:p text:style-name="P16">xml complete</text:p>
      <text:p text:style-name="P17">icons</text:p>
      <text:p text:style-name="P18"/>
      <text:p text:style-name="P19"/>
      <text:p text:style-name="P20"><text:span text:style-name="T21">Execute in Terminal #1</text:span></text:p>
      <text:p text:style-name="P22">sudo apt-get install ros-humble-teleop-twist-keyboard</text:p>
      <text:p text:style-name="P23">sudo apt-get install ros-humble-joint-state-publisher*</text:p>
      <text:p text:style-name="P24">sudo apt-get install ros-humble-joint-trajectory-controller</text:p>
      <text:p text:style-name="P25">sudo apt-get install ros-humble-controller-manager</text:p>
      <text:p text:style-name="P26">sudo apt install ros-humble-gazebo-*</text:p>
      <text:p text:style-name="P27">sudo apt install ros-humble-gazebo-msgs</text:p>
      <text:p text:style-name="P28">sudo apt install ros-humble-gazebo-ros</text:p>
      <text:p text:style-name="P29">sudo apt install ros-humble-gazebo-ros2-control-demos</text:p>
      <text:p text:style-name="P30">sudo apt install ros-humble-ros2-control</text:p>
      <text:p text:style-name="P31">sudo apt install ros-humble-ros2-controllers</text:p>
      <text:p text:style-name="P32">sudo apt install ros-humble-ros2controlcli</text:p>
      <text:p text:style-name="P33">sudo apt install ros-humble-xacro</text:p>
      <text:p text:style-name="P34">sudo apt install ros-humble-gazebo-dev</text:p>
      <text:p text:style-name="P35">sudo apt install ros-humble-gazebo-plugins</text:p>
      <text:p text:style-name="P36"/>
      <text:p text:style-name="P37"/>
      <text:p text:style-name="P38">cd ros2_ws/src/urdf_tutorial/urdf</text:p>
      <text:p text:style-name="P39">touch manipulator.urdf</text:p>
      <text:p text:style-name="P40">&lt;?xml version="1.0"?&gt;<text:s/></text:p>
      <text:p text:style-name="Standard"><text:span text:style-name="T41">&lt;robot name="arm"&gt;<text:s/></text:span></text:p>
      <text:p text:style-name="Standard"><text:span text:style-name="T42">&lt;!-- https://www.rapidtables.com/web/color/RGB_Color.html --&gt;<text:s/></text:span></text:p>
      <text:p text:style-name="Standard"><text:span text:style-name="T43">    &lt;link name="world"/&gt;<text:s/></text:span></text:p>
      <text:p text:style-name="Standard"><text:span text:style-name="T44">    &lt;link name="base_link"&gt;<text:s/></text:span></text:p>
      <text:p text:style-name="Standard"><text:span text:style-name="T45">        &lt;visual&gt;<text:s/></text:span></text:p>
      <text:p text:style-name="Standard"><text:span text:style-name="T46">            &lt;geometry&gt;<text:s/></text:span></text:p>
      <text:p text:style-name="Standard"><text:span text:style-name="T47">                &lt;cylinder length="0.05" radius="0.2"/&gt;<text:s/></text:span></text:p>
      <text:p text:style-name="Standard"><text:span text:style-name="T48">            &lt;/geometry&gt;<text:s/></text:span></text:p>
      <text:p text:style-name="Standard"><text:span text:style-name="T49">            &lt;material name="Orange"&gt;<text:s/></text:span></text:p>
      <text:p text:style-name="Standard"><text:span text:style-name="T50">                &lt;color rgba="1 0.5 0 1"/&gt;<text:s/></text:span></text:p>
      <text:p text:style-name="Standard"><text:span text:style-name="T51">            &lt;/material&gt;<text:s/></text:span></text:p>
      <text:p text:style-name="Standard"><text:span text:style-name="T52">            &lt;origin xyz="0 0 0.025" rpy="0 0 0" /&gt;<text:s/></text:span></text:p>
      <text:p text:style-name="Standard"><text:span text:style-name="T53">        &lt;/visual&gt;<text:s/></text:span></text:p>
      <text:p text:style-name="Standard"><text:span text:style-name="T54"><text:s/></text:span></text:p>
      <text:p text:style-name="Standard"><text:span text:style-name="T55">        &lt;collision&gt;<text:s/></text:span></text:p>
      <text:p text:style-name="Standard"><text:span text:style-name="T56">            &lt;geometry&gt;<text:s/></text:span></text:p>
      <text:p text:style-name="Standard"><text:span text:style-name="T57">                &lt;cylinder length="0.05" radius="0.2"/&gt;<text:s/></text:span></text:p>
      <text:p text:style-name="Standard"><text:span text:style-name="T58">            &lt;/geometry&gt;<text:s/></text:span></text:p>
      <text:p text:style-name="Standard"><text:span text:style-name="T59">            &lt;origin xyz="0 0 0.025" rpy="0 0 0" /&gt;<text:s/></text:span></text:p>
      <text:p text:style-name="Standard"><text:span text:style-name="T60">        &lt;/collision&gt;<text:s/></text:span></text:p>
      <text:p text:style-name="Standard"><text:span text:style-name="T61"><text:s/></text:span></text:p>
      <text:p text:style-name="Standard"><text:span text:style-name="T62">        &lt;inertial&gt;<text:s/></text:span></text:p>
      <text:p text:style-name="Standard"><text:span text:style-name="T63">            &lt;origin rpy="0 0 0" xyz="0 0 0.025"/&gt;<text:s/></text:span></text:p>
      <text:p text:style-name="Standard"><text:span text:style-name="T64">            &lt;mass value="5.0"/&gt;<text:s/></text:span></text:p>
      <text:p text:style-name="Standard"><text:span text:style-name="T65">            &lt;inertia ixx="0.0135" ixy="0.0" ixz="0.0" iyy="0.0135" iyz="0.0" izz="0.05"/&gt;<text:s/></text:span></text:p>
      <text:p text:style-name="Standard"><text:span text:style-name="T66">        &lt;/inertial&gt;<text:s/></text:span></text:p>
      <text:p text:style-name="Standard"><text:span text:style-name="T67">    &lt;/link&gt;<text:s/></text:span></text:p>
      <text:p text:style-name="Standard"><text:span text:style-name="T68"><text:s/></text:span></text:p>
      <text:p text:style-name="Standard"><text:span text:style-name="T69">    &lt;joint name="world_base_joint" type="fixed"&gt;<text:s/></text:span></text:p>
      <text:p text:style-name="Standard"><text:span text:style-name="T70">        &lt;parent link="world"/&gt;<text:s/></text:span></text:p>
      <text:p text:style-name="Standard"><text:span text:style-name="T71">        &lt;child link="base_link"/&gt;<text:s/></text:span></text:p>
      <text:p text:style-name="Standard"><text:span text:style-name="T72">        &lt;dynamics damping="10" friction="1.0"/&gt;<text:s/></text:span></text:p>
      <text:p text:style-name="Standard"><text:span text:style-name="T73">    &lt;/joint&gt;<text:s/></text:span></text:p>
      <text:p text:style-name="Standard"><text:span text:style-name="T74"><text:s/></text:span></text:p>
      <text:p text:style-name="Standard"><text:span text:style-name="T75">    &lt;link name="arm1_link"&gt;<text:s/></text:span></text:p>
      <text:p text:style-name="Standard"><text:span text:style-name="T76">        &lt;visual&gt;<text:s/></text:span></text:p>
      <text:p text:style-name="Standard"><text:span text:style-name="T77">            &lt;geometry&gt;<text:s/></text:span></text:p>
      <text:p text:style-name="Standard"><text:span text:style-name="T78">                &lt;cylinder length="0.5" radius="0.08"/&gt;<text:s/></text:span></text:p>
      <text:p text:style-name="Standard"><text:span text:style-name="T79">            &lt;/geometry&gt;<text:s/></text:span></text:p>
      <text:p text:style-name="Standard"><text:span text:style-name="T80">            &lt;material name="Blue"&gt;<text:s/></text:span></text:p>
      <text:p text:style-name="Standard"><text:span text:style-name="T81">                &lt;color rgba="0 0 1 1"/&gt;<text:s/></text:span></text:p>
      <text:p text:style-name="Standard"><text:span text:style-name="T82">            &lt;/material&gt;<text:s/></text:span></text:p>
      <text:p text:style-name="Standard"><text:span text:style-name="T83">            &lt;origin xyz="0 0 0.25" rpy="0 0 0" /&gt;<text:s/></text:span></text:p>
      <text:p text:style-name="Standard"><text:span text:style-name="T84">        &lt;/visual&gt;<text:s/></text:span></text:p>
      <text:p text:style-name="Standard"><text:span text:style-name="T85"><text:s/></text:span></text:p>
      <text:p text:style-name="Standard"><text:span text:style-name="T86">        &lt;collision&gt;<text:s/></text:span></text:p>
      <text:p text:style-name="Standard"><text:span text:style-name="T87">            &lt;geometry&gt;<text:s/></text:span></text:p>
      <text:p text:style-name="Standard"><text:span text:style-name="T88">                &lt;cylinder length="0.5" radius="0.08"/&gt;<text:s/></text:span></text:p>
      <text:p text:style-name="Standard"><text:span text:style-name="T89">            &lt;/geometry&gt;<text:s/></text:span></text:p>
      <text:p text:style-name="Standard"><text:span text:style-name="T90">            &lt;origin xyz="0 0 0.25" rpy="0 0 0" /&gt;<text:s/></text:span></text:p>
      <text:p text:style-name="Standard"><text:span text:style-name="T91">        &lt;/collision&gt;<text:s/></text:span></text:p>
      <text:p text:style-name="Standard"><text:span text:style-name="T92">        <text:s/></text:span></text:p>
      <text:p text:style-name="Standard"><text:span text:style-name="T93">        &lt;inertial&gt;<text:s/></text:span></text:p>
      <text:p text:style-name="Standard"><text:span text:style-name="T94">            &lt;origin rpy="0 0 0" xyz="0 0 0.25"/&gt;<text:s/></text:span></text:p>
      <text:p text:style-name="Standard"><text:span text:style-name="T95">            &lt;mass value="5.0"/&gt;<text:s/></text:span></text:p>
      <text:p text:style-name="Standard"><text:span text:style-name="T96">            &lt;inertia ixx="0.107" ixy="0.0" ixz="0.0" iyy="0.107" iyz="0.0" izz="0.0125"/&gt;<text:s/></text:span></text:p>
      <text:p text:style-name="Standard"><text:span text:style-name="T97">        &lt;/inertial&gt;<text:s/></text:span></text:p>
      <text:p text:style-name="Standard"><text:span text:style-name="T98"><text:s/></text:span></text:p>
      <text:p text:style-name="Standard"><text:span text:style-name="T99">    &lt;/link&gt;<text:s/></text:span></text:p>
      <text:p text:style-name="Standard"><text:span text:style-name="T100">  <text:s/></text:span></text:p>
      <text:p text:style-name="Standard"><text:span text:style-name="T101">    &lt;joint name="base_arm1_joint" type="revolute"&gt;<text:s/></text:span></text:p>
      <text:p text:style-name="Standard"><text:span text:style-name="T102">        &lt;axis xyz="0 1 0"/&gt;<text:s/></text:span></text:p>
      <text:p text:style-name="Standard"><text:span text:style-name="T103">        &lt;parent link="base_link"/&gt;<text:s/></text:span></text:p>
      <text:p text:style-name="Standard"><text:span text:style-name="T104">        &lt;child link="arm1_link"/&gt;<text:s/></text:span></text:p>
      <text:p text:style-name="Standard"><text:span text:style-name="T105">        &lt;origin xyz="0.0 0.0 0.05" rpy="0 0 0" /&gt;<text:s/></text:span></text:p>
      <text:p text:style-name="Standard"><text:span text:style-name="T106">        &lt;limit lower="-2.14" upper="2.14" effort="100" velocity="100" /&gt;<text:s/></text:span></text:p>
      <text:p text:style-name="Standard"><text:span text:style-name="T107">        &lt;dynamics damping="10" friction="1.0"/&gt;<text:s/></text:span></text:p>
      <text:p text:style-name="Standard"><text:span text:style-name="T108">    &lt;/joint&gt;<text:s/></text:span></text:p>
      <text:p text:style-name="Standard"><text:span text:style-name="T109"><text:s/></text:span></text:p>
      <text:p text:style-name="Standard"><text:span text:style-name="T110">     <text:s/></text:span></text:p>
      <text:p text:style-name="Standard"><text:span text:style-name="T111"><text:s/></text:span></text:p>
      <text:p text:style-name="Standard"><text:span text:style-name="T112">    &lt;link name="arm2_link"&gt;<text:s/></text:span></text:p>
      <text:p text:style-name="Standard"><text:span text:style-name="T113">        &lt;inertial&gt;<text:s/></text:span></text:p>
      <text:p text:style-name="Standard"><text:span text:style-name="T114">            &lt;origin xyz="0 0 0.25" rpy="0 0 0" /&gt;<text:s/></text:span></text:p>
      <text:p text:style-name="Standard"><text:span text:style-name="T115">            &lt;mass value="0.01"/&gt;<text:s/></text:span></text:p>
      <text:p text:style-name="Standard"><text:span text:style-name="T116">            &lt;inertia ixx="0.027" ixy="0.0" ixz="0.0" iyy="0.027" iyz="0.0" izz="0.0025"/&gt;<text:s/></text:span></text:p>
      <text:p text:style-name="Standard"><text:span text:style-name="T117">        &lt;/inertial&gt;<text:s/></text:span></text:p>
      <text:p text:style-name="Standard"><text:span text:style-name="T118">        <text:s/></text:span></text:p>
      <text:p text:style-name="Standard"><text:span text:style-name="T119">        &lt;visual&gt;<text:s/></text:span></text:p>
      <text:p text:style-name="Standard"><text:span text:style-name="T120">            &lt;geometry&gt;<text:s/></text:span></text:p>
      <text:p text:style-name="Standard"><text:span text:style-name="T121">            &lt;cylinder length="0.5" radius="0.05"/&gt;<text:s/></text:span></text:p>
      <text:p text:style-name="Standard"><text:span text:style-name="T122">            &lt;/geometry&gt;<text:s/></text:span></text:p>
      <text:p text:style-name="Standard"><text:span text:style-name="T123">            &lt;material name="White"&gt;<text:s/></text:span></text:p>
      <text:p text:style-name="Standard"><text:span text:style-name="T124">                &lt;color rgba="1 1 1 1"/&gt;<text:s/></text:span></text:p>
      <text:p text:style-name="Standard"><text:span text:style-name="T125">            &lt;/material&gt;<text:s/></text:span></text:p>
      <text:p text:style-name="Standard"><text:span text:style-name="T126">            &lt;origin rpy="0 0 0" xyz="0 0 0.25"/&gt;<text:s/></text:span></text:p>
      <text:p text:style-name="Standard"><text:span text:style-name="T127">        &lt;/visual&gt;<text:s/></text:span></text:p>
      <text:p text:style-name="Standard"><text:span text:style-name="T128"><text:s/></text:span></text:p>
      <text:p text:style-name="Standard"><text:span text:style-name="T129">        &lt;collision&gt;<text:s/></text:span></text:p>
      <text:p text:style-name="Standard"><text:span text:style-name="T130">            &lt;geometry&gt;<text:s/></text:span></text:p>
      <text:p text:style-name="Standard"><text:span text:style-name="T131">                &lt;cylinder length="0.4" radius="0.05"/&gt;<text:s/></text:span></text:p>
      <text:p text:style-name="Standard"><text:span text:style-name="T132">            &lt;/geometry&gt;<text:s/></text:span></text:p>
      <text:p text:style-name="Standard"><text:span text:style-name="T133">            &lt;origin xyz="0 0 0.25" rpy="0 0 0" /&gt;<text:s/></text:span></text:p>
      <text:p text:style-name="Standard"><text:span text:style-name="T134">        &lt;/collision&gt;<text:s/></text:span></text:p>
      <text:p text:style-name="Standard"><text:span text:style-name="T135">    &lt;/link&gt;<text:s/></text:span></text:p>
      <text:p text:style-name="Standard"><text:span text:style-name="T136"><text:s/></text:span></text:p>
      <text:p text:style-name="Standard"><text:span text:style-name="T137">    &lt;joint name="arm1_arm2_joint" type="revolute"&gt;<text:s/></text:span></text:p>
      <text:p text:style-name="Standard"><text:span text:style-name="T138">        &lt;parent link="arm1_link"/&gt;<text:s/></text:span></text:p>
      <text:p text:style-name="Standard"><text:span text:style-name="T139">        &lt;child link="arm2_link"/&gt;<text:s/></text:span></text:p>
      <text:p text:style-name="Standard"><text:span text:style-name="T140">        &lt;origin xyz="0.0 0.0 0.5" rpy="0 0 0" /&gt;<text:s/></text:span></text:p>
      <text:p text:style-name="Standard"><text:span text:style-name="T141">        &lt;axis xyz="0 1 0"/&gt;<text:s/></text:span></text:p>
      <text:p text:style-name="Standard"><text:span text:style-name="T142">        &lt;limit lower="-2.14" upper="2.14" effort="100" velocity="100" /&gt;<text:s/></text:span></text:p>
      <text:p text:style-name="Standard"><text:span text:style-name="T143">        &lt;dynamics damping="10" friction="1.0"/&gt;<text:s/></text:span></text:p>
      <text:p text:style-name="Standard"><text:span text:style-name="T144">    &lt;/joint&gt;<text:s/></text:span></text:p>
      <text:p text:style-name="Standard"><text:span text:style-name="T145"><text:s/></text:span></text:p>
      <text:p text:style-name="Standard"><text:span text:style-name="T146">    &lt;link name="arm3_link"&gt;<text:s/></text:span></text:p>
      <text:p text:style-name="Standard"><text:span text:style-name="T147">        &lt;inertial&gt;<text:s/></text:span></text:p>
      <text:p text:style-name="Standard"><text:span text:style-name="T148">            &lt;origin xyz="0 0 0.15" rpy="0 0 0" /&gt;<text:s/></text:span></text:p>
      <text:p text:style-name="Standard"><text:span text:style-name="T149">            &lt;mass value="0.01"/&gt;<text:s/></text:span></text:p>
      <text:p text:style-name="Standard"><text:span text:style-name="T150">            &lt;inertia ixx="0.027" ixy="0.0" ixz="0.0" iyy="0.027" iyz="0.0" izz="0.0025"/&gt;<text:s/></text:span></text:p>
      <text:p text:style-name="Standard"><text:span text:style-name="T151">        &lt;/inertial&gt;<text:s/></text:span></text:p>
      <text:p text:style-name="Standard"><text:span text:style-name="T152">        &lt;visual&gt;<text:s/></text:span></text:p>
      <text:p text:style-name="Standard"><text:span text:style-name="T153">            &lt;geometry&gt;<text:s/></text:span></text:p>
      <text:p text:style-name="Standard"><text:span text:style-name="T154">                &lt;cylinder length="0.3" radius="0.03"/&gt;<text:s/></text:span></text:p>
      <text:p text:style-name="Standard"><text:span text:style-name="T155">            &lt;/geometry&gt;<text:s/></text:span></text:p>
      <text:p text:style-name="Standard"><text:span text:style-name="T156">            &lt;material name="Red"&gt;<text:s/></text:span></text:p>
      <text:p text:style-name="Standard"><text:span text:style-name="T157">                &lt;color rgba="1 0 0 1"/&gt;<text:s/></text:span></text:p>
      <text:p text:style-name="Standard"><text:span text:style-name="T158">            &lt;/material&gt;<text:s/></text:span></text:p>
      <text:p text:style-name="Standard"><text:span text:style-name="T159">            &lt;origin rpy="0 0 0" xyz="0 0 0.15"/&gt;<text:s/></text:span></text:p>
      <text:p text:style-name="Standard"><text:span text:style-name="T160">        &lt;/visual&gt;<text:s/></text:span></text:p>
      <text:p text:style-name="Standard"><text:span text:style-name="T161"><text:s/></text:span></text:p>
      <text:p text:style-name="Standard"><text:span text:style-name="T162">        &lt;collision&gt;<text:s/></text:span></text:p>
      <text:p text:style-name="Standard"><text:span text:style-name="T163">            &lt;geometry&gt;<text:s/></text:span></text:p>
      <text:p text:style-name="Standard"><text:span text:style-name="T164">                &lt;cylinder length="0.3" radius="0.03"/&gt;<text:s/></text:span></text:p>
      <text:p text:style-name="Standard"><text:span text:style-name="T165">            &lt;/geometry&gt;<text:s/></text:span></text:p>
      <text:p text:style-name="Standard"><text:span text:style-name="T166">            &lt;origin xyz="0 0 0.15" rpy="0 0 0" /&gt;<text:s/></text:span></text:p>
      <text:p text:style-name="Standard"><text:span text:style-name="T167">        &lt;/collision&gt;<text:s/></text:span></text:p>
      <text:p text:style-name="Standard"><text:span text:style-name="T168">    &lt;/link&gt;<text:s/></text:span></text:p>
      <text:p text:style-name="Standard"><text:span text:style-name="T169"><text:s/></text:span></text:p>
      <text:p text:style-name="Standard"><text:span text:style-name="T170">    &lt;joint name="arm2_arm3_joint" type="revolute"&gt;<text:s/></text:span></text:p>
      <text:p text:style-name="Standard"><text:span text:style-name="T171">        &lt;parent link="arm2_link"/&gt;<text:s/></text:span></text:p>
      <text:p text:style-name="Standard"><text:span text:style-name="T172">        &lt;child link="arm3_link"/&gt;<text:s/></text:span></text:p>
      <text:p text:style-name="Standard"><text:span text:style-name="T173">        &lt;origin xyz="0.0 0.0 0.5" rpy="0 0 0" /&gt;<text:s/></text:span></text:p>
      <text:p text:style-name="Standard"><text:span text:style-name="T174">        &lt;axis xyz="0 1 0"/&gt;<text:s/></text:span></text:p>
      <text:p text:style-name="Standard"><text:span text:style-name="T175">        &lt;limit lower="-2.14" upper="2.14" effort="100" velocity="100" /&gt;<text:s/></text:span></text:p>
      <text:p text:style-name="Standard"><text:span text:style-name="T176">        &lt;dynamics damping="10" friction="1.0"/&gt;<text:s/></text:span></text:p>
      <text:p text:style-name="Standard"><text:span text:style-name="T177">    &lt;/joint&gt;<text:s/></text:span></text:p>
      <text:p text:style-name="Standard"><text:span text:style-name="T178"><text:s/></text:span></text:p>
      <text:p text:style-name="Standard"><text:span text:style-name="T179">    &lt;gazebo reference="base_link"&gt;<text:s/></text:span></text:p>
      <text:p text:style-name="Standard"><text:span text:style-name="T180">        &lt;material&gt;Gazebo/Orange&lt;/material&gt;<text:s/></text:span></text:p>
      <text:p text:style-name="Standard"><text:span text:style-name="T181">    &lt;/gazebo&gt;<text:s/></text:span></text:p>
      <text:p text:style-name="Standard"><text:span text:style-name="T182"><text:s/></text:span></text:p>
      <text:p text:style-name="Standard"><text:span text:style-name="T183">    &lt;gazebo reference="arm1_link"&gt;<text:s/></text:span></text:p>
      <text:p text:style-name="Standard"><text:span text:style-name="T184">        &lt;material&gt;Gazebo/Blue&lt;/material&gt;<text:s/></text:span></text:p>
      <text:p text:style-name="Standard"><text:span text:style-name="T185">    &lt;/gazebo&gt;<text:s/></text:span></text:p>
      <text:p text:style-name="Standard"><text:span text:style-name="T186"><text:s/></text:span></text:p>
      <text:p text:style-name="Standard"><text:span text:style-name="T187">    &lt;gazebo reference="arm2_link"&gt;<text:s/></text:span></text:p>
      <text:p text:style-name="Standard"><text:span text:style-name="T188">        &lt;material&gt;Gazebo/White&lt;/material&gt;<text:s/></text:span></text:p>
      <text:p text:style-name="Standard"><text:span text:style-name="T189">    &lt;/gazebo&gt;<text:s/></text:span></text:p>
      <text:p text:style-name="Standard"><text:span text:style-name="T190"><text:s/></text:span></text:p>
      <text:p text:style-name="Standard"><text:span text:style-name="T191">    &lt;gazebo reference="arm3_link"&gt;<text:s/></text:span></text:p>
      <text:p text:style-name="Standard"><text:span text:style-name="T192">        &lt;material&gt;Gazebo/Red&lt;/material&gt;<text:s/></text:span></text:p>
      <text:p text:style-name="Standard"><text:span text:style-name="T193">    &lt;/gazebo&gt;<text:s/></text:span></text:p>
      <text:p text:style-name="Standard"><text:span text:style-name="T194"><text:s/></text:span></text:p>
      <text:p text:style-name="Standard"><text:span text:style-name="T195">    &lt;gazebo&gt;<text:s/></text:span></text:p>
      <text:p text:style-name="Standard"><text:span text:style-name="T196">        &lt;plugin filename="libgazebo_ros2_control.so" name="gazebo_ros2_control"&gt;<text:s/></text:span></text:p>
      <text:p text:style-name="Standard"><text:span text:style-name="T197">            &lt;robot_sim_type&gt;gazebo_ros2_control/GazeboSystem&lt;/robot_sim_type&gt;<text:s/></text:span></text:p>
      <text:p text:style-name="Standard"><text:span text:style-name="T198">            &lt;parameters&gt;/home/kashyap/ros_ws/src/manipulator/config/control.yaml&lt;/parameters&gt;<text:s/></text:span></text:p>
      <text:p text:style-name="Standard"><text:span text:style-name="T199">        &lt;/plugin&gt;<text:s/></text:span></text:p>
      <text:p text:style-name="Standard"><text:span text:style-name="T200">    &lt;/gazebo&gt;<text:s/></text:span></text:p>
      <text:p text:style-name="Standard"><text:span text:style-name="T201"><text:s/></text:span></text:p>
      <text:p text:style-name="Standard"><text:span text:style-name="T202">    &lt;ros2_control name="GazeboSystem" type="system"&gt;<text:s/></text:span></text:p>
      <text:p text:style-name="Standard"><text:span text:style-name="T203">        &lt;hardware&gt;<text:s/></text:span></text:p>
      <text:p text:style-name="Standard"><text:span text:style-name="T204">            &lt;plugin&gt;gazebo_ros2_control/GazeboSystem&lt;/plugin&gt;<text:s/></text:span></text:p>
      <text:p text:style-name="Standard"><text:span text:style-name="T205">        &lt;/hardware&gt;<text:s/></text:span></text:p>
      <text:p text:style-name="Standard"><text:span text:style-name="T206"><text:s/></text:span></text:p>
      <text:p text:style-name="Standard"><text:span text:style-name="T207">        &lt;joint name="base_arm1_joint"&gt;<text:s/></text:span></text:p>
      <text:p text:style-name="Standard"><text:span text:style-name="T208">            &lt;command_interface name="position"&gt;<text:s/></text:span></text:p>
      <text:p text:style-name="Standard"><text:span text:style-name="T209">                &lt;param name="min"&gt;-2.14&lt;/param&gt;<text:s/></text:span></text:p>
      <text:p text:style-name="Standard"><text:span text:style-name="T210">                &lt;param name="max"&gt;2.14&lt;/param&gt;<text:s/></text:span></text:p>
      <text:p text:style-name="Standard"><text:span text:style-name="T211">            &lt;/command_interface&gt;<text:s/></text:span></text:p>
      <text:p text:style-name="Standard"><text:span text:style-name="T212">            &lt;state_interface name="position"/&gt;<text:s/></text:span></text:p>
      <text:p text:style-name="Standard"><text:span text:style-name="T213">            &lt;param name="initial_position"&gt;0.0&lt;/param&gt; <text:s/></text:span></text:p>
      <text:p text:style-name="Standard"><text:span text:style-name="T214">        &lt;/joint&gt;<text:s/></text:span></text:p>
      <text:p text:style-name="Standard"><text:span text:style-name="T215">        &lt;joint name="arm1_arm2_joint"&gt;<text:s/></text:span></text:p>
      <text:p text:style-name="Standard"><text:span text:style-name="T216">            &lt;command_interface name="position"&gt;<text:s/></text:span></text:p>
      <text:p text:style-name="Standard"><text:span text:style-name="T217">            &lt;param name="min"&gt;-2.14&lt;/param&gt;<text:s/></text:span></text:p>
      <text:p text:style-name="Standard"><text:span text:style-name="T218">            &lt;param name="max"&gt;2.14&lt;/param&gt;<text:s/></text:span></text:p>
      <text:p text:style-name="Standard"><text:span text:style-name="T219">            &lt;/command_interface&gt;<text:s/></text:span></text:p>
      <text:p text:style-name="Standard"><text:span text:style-name="T220">            &lt;state_interface name="position"/&gt;<text:s/></text:span></text:p>
      <text:p text:style-name="Standard"><text:span text:style-name="T221">            &lt;param name="initial_position"&gt;0.1&lt;/param&gt; <text:s/></text:span></text:p>
      <text:p text:style-name="Standard"><text:span text:style-name="T222">        &lt;/joint&gt;<text:s/></text:span></text:p>
      <text:p text:style-name="Standard"><text:span text:style-name="T223">        &lt;joint name="arm2_arm3_joint"&gt;<text:s/></text:span></text:p>
      <text:p text:style-name="Standard"><text:span text:style-name="T224">            &lt;command_interface name="position"&gt;<text:s/></text:span></text:p>
      <text:p text:style-name="Standard"><text:span text:style-name="T225">                &lt;param name="min"&gt;-2.14&lt;/param&gt;<text:s/></text:span></text:p>
      <text:p text:style-name="Standard"><text:span text:style-name="T226">                &lt;param name="max"&gt;2.14&lt;/param&gt;<text:s/></text:span></text:p>
      <text:p text:style-name="Standard"><text:span text:style-name="T227">            &lt;/command_interface&gt;<text:s/></text:span></text:p>
      <text:p text:style-name="Standard"><text:span text:style-name="T228">            &lt;state_interface name="position"/&gt;<text:s/></text:span></text:p>
      <text:p text:style-name="Standard"><text:span text:style-name="T229">            &lt;param name="initial_position"&gt;0.2&lt;/param&gt; <text:s/></text:span></text:p>
      <text:p text:style-name="Standard"><text:span text:style-name="T230">        &lt;/joint&gt;<text:s/></text:span></text:p>
      <text:p text:style-name="Standard"><text:span text:style-name="T231"><text:s/></text:span></text:p>
      <text:p text:style-name="Standard"><text:span text:style-name="T232">    &lt;/ros2_control&gt;<text:s/></text:span></text:p>
      <text:p text:style-name="Standard"><text:span text:style-name="T233"><text:s/></text:span></text:p>
      <text:p text:style-name="Standard"><text:span text:style-name="T234">&lt;/robot&gt;</text:span></text:p>
      <text:p text:style-name="P235"/>
      <text:p text:style-name="P236"/>
      <text:p text:style-name="P237">cd ..</text:p>
      <text:p text:style-name="P238">cd launch</text:p>
      <text:p text:style-name="P239">touch arm_rviz.launch.py</text:p>
      <text:p text:style-name="P240">from launch import LaunchDescription<text:s/></text:p>
      <text:p text:style-name="Standard"><text:span text:style-name="T241">from launch_ros.actions import Node<text:s/></text:span></text:p>
      <text:p text:style-name="Standard"><text:span text:style-name="T242"><text:s/></text:span><text:line-break/><text:span text:style-name="T243"><text:s/></text:span></text:p>
      <text:p text:style-name="Standard"><text:span text:style-name="T244">def generate_launch_description():<text:s/></text:span></text:p>
      <text:p text:style-name="Standard"><text:span text:style-name="T245">    <text:s/></text:span></text:p>
      <text:p text:style-name="Standard"><text:span text:style-name="T246">    urdf_file = urdf = '/home/kashyap/ros_ws/src/manipulator/urdf/arm.urdf'<text:s/></text:span></text:p>
      <text:p text:style-name="Standard"><text:span text:style-name="T247"><text:s/></text:span></text:p>
      <text:p text:style-name="Standard"><text:span text:style-name="T248">    joint_state_publisher_node = Node(<text:s/></text:span></text:p>
      <text:p text:style-name="Standard"><text:span text:style-name="T249">        package="joint_state_publisher_gui",<text:s/></text:span></text:p>
      <text:p text:style-name="Standard"><text:span text:style-name="T250">        executable="joint_state_publisher_gui",<text:s/></text:span></text:p>
      <text:p text:style-name="Standard"><text:span text:style-name="T251">        name="joint_state_publisher_gui",<text:s/></text:span></text:p>
      <text:p text:style-name="Standard"><text:span text:style-name="T252">        output="screen",<text:s/></text:span></text:p>
      <text:p text:style-name="Standard"><text:span text:style-name="T253">        arguments=[urdf_file]<text:s/></text:span></text:p>
      <text:p text:style-name="Standard"><text:span text:style-name="T254">    )<text:s/></text:span></text:p>
      <text:p text:style-name="Standard"><text:span text:style-name="T255">    robot_state_publisher_node = Node(<text:s/></text:span></text:p>
      <text:p text:style-name="Standard"><text:span text:style-name="T256">        package="robot_state_publisher",<text:s/></text:span></text:p>
      <text:p text:style-name="Standard"><text:span text:style-name="T257">        executable="robot_state_publisher",<text:s/></text:span></text:p>
      <text:p text:style-name="Standard"><text:span text:style-name="T258">        name="robot_state_publisher",<text:s/></text:span></text:p>
      <text:p text:style-name="Standard"><text:span text:style-name="T259">        output="screen",<text:s/></text:span></text:p>
      <text:p text:style-name="Standard"><text:span text:style-name="T260">        arguments=[urdf_file]<text:s/></text:span></text:p>
      <text:p text:style-name="Standard"><text:span text:style-name="T261">    )<text:s/></text:span></text:p>
      <text:p text:style-name="Standard"><text:span text:style-name="T262">    rviz_node = Node(<text:s/></text:span></text:p>
      <text:p text:style-name="Standard"><text:span text:style-name="T263">        package="rviz2",<text:s/></text:span></text:p>
      <text:p text:style-name="Standard"><text:span text:style-name="T264">        executable="rviz2",<text:s/></text:span></text:p>
      <text:p text:style-name="Standard"><text:span text:style-name="T265">        name="rviz2",<text:s/></text:span></text:p>
      <text:p text:style-name="Standard"><text:span text:style-name="T266">        output="screen"<text:s/></text:span></text:p>
      <text:p text:style-name="Standard"><text:span text:style-name="T267">    )<text:s/></text:span></text:p>
      <text:p text:style-name="Standard"><text:span text:style-name="T268"><text:s/></text:span></text:p>
      <text:p text:style-name="Standard"><text:span text:style-name="T269">    nodes_to_run = [<text:s/></text:span></text:p>
      <text:p text:style-name="Standard"><text:span text:style-name="T270">        joint_state_publisher_node,<text:s/></text:span></text:p>
      <text:p text:style-name="Standard"><text:span text:style-name="T271">        robot_state_publisher_node,<text:s/></text:span></text:p>
      <text:p text:style-name="Standard"><text:span text:style-name="T272">        rviz_node<text:s/></text:span></text:p>
      <text:p text:style-name="Standard"><text:span text:style-name="T273">    ]<text:s/></text:span></text:p>
      <text:p text:style-name="Standard"><text:span text:style-name="T274"><text:s/></text:span></text:p>
      <text:p text:style-name="Standard"><text:span text:style-name="T275">    return LaunchDescription(nodes_to_run)</text:span></text:p>
      <text:p text:style-name="P276"/>
      <text:p text:style-name="P277"/>
      <text:p text:style-name="P278"/>
      <text:p text:style-name="P279">touch arm_gazebo.launch.py</text:p>
      <text:p text:style-name="P280"/>
      <text:p text:style-name="Standard"><text:span text:style-name="T281">import os<text:s/></text:span></text:p>
      <text:p text:style-name="Standard"><text:span text:style-name="T282">from launch import LaunchDescription<text:s/></text:span></text:p>
      <text:p text:style-name="Standard"><text:span text:style-name="T283">from launch.actions import ExecuteProcess<text:s/></text:span></text:p>
      <text:p text:style-name="Standard"><text:span text:style-name="T284">from launch_ros.actions import Node<text:s/></text:span></text:p>
      <text:p text:style-name="Standard"><text:span text:style-name="T285"><text:s/></text:span></text:p>
      <text:p text:style-name="Standard"><text:span text:style-name="T286">def generate_launch_description():<text:s/></text:span></text:p>
      <text:p text:style-name="Standard"><text:span text:style-name="T287">    urdf_file = '/home/kashyap/ros_ws/src/manipulator/urdf/arm.urdf'<text:s/></text:span></text:p>
      <text:p text:style-name="Standard"><text:span text:style-name="T288"><text:s/></text:span></text:p>
      <text:p text:style-name="Standard"><text:span text:style-name="T289">    return LaunchDescription(<text:s/></text:span></text:p>
      <text:p text:style-name="Standard"><text:span text:style-name="T290">        [<text:s/></text:span></text:p>
      <text:p text:style-name="Standard"><text:span text:style-name="T291">            ExecuteProcess(<text:s/></text:span></text:p>
      <text:p text:style-name="Standard"><text:span text:style-name="T292">                cmd=["gazebo","-s","libgazebo_ros_factory.so",],<text:s/></text:span></text:p>
      <text:p text:style-name="Standard"><text:span text:style-name="T293">                output="screen",<text:s/></text:span></text:p>
      <text:p text:style-name="Standard"><text:span text:style-name="T294">            ),<text:s/></text:span></text:p>
      <text:p text:style-name="Standard"><text:span text:style-name="T295">            Node(<text:s/></text:span></text:p>
      <text:p text:style-name="Standard"><text:span text:style-name="T296">                package="gazebo_ros",<text:s/></text:span></text:p>
      <text:p text:style-name="Standard"><text:span text:style-name="T297">                executable="spawn_entity.py",<text:s/></text:span></text:p>
      <text:p text:style-name="Standard"><text:span text:style-name="T298">                arguments=["-entity","manipulator","-b","-file", urdf_file],<text:s/></text:span></text:p>
      <text:p text:style-name="Standard"><text:span text:style-name="T299">            ),<text:s/></text:span></text:p>
      <text:p text:style-name="Standard"><text:span text:style-name="T300">            Node(<text:s/></text:span></text:p>
      <text:p text:style-name="Standard"><text:span text:style-name="T301">                package="robot_state_publisher",<text:s/></text:span></text:p>
      <text:p text:style-name="Standard"><text:span text:style-name="T302">                executable="robot_state_publisher",<text:s/></text:span></text:p>
      <text:p text:style-name="Standard"><text:span text:style-name="T303">                output="screen",<text:s/></text:span></text:p>
      <text:p text:style-name="Standard"><text:span text:style-name="T304">                arguments=[urdf_file],<text:s/></text:span></text:p>
      <text:p text:style-name="Standard"><text:span text:style-name="T305">            ),         <text:s/></text:span></text:p>
      <text:p text:style-name="Standard"><text:span text:style-name="T306"><text:s/></text:span></text:p>
      <text:p text:style-name="Standard"><text:span text:style-name="T307">        ]<text:s/></text:span></text:p>
      <text:p text:style-name="Standard"><text:span text:style-name="T308">    )</text:span></text:p>
      <text:p text:style-name="P309">cd ~/ros2_ws/src/urdf_tutorial</text:p>
      <text:p text:style-name="P310">mkdir config</text:p>
      <text:p text:style-name="P311">cd config</text:p>
      <text:p text:style-name="P312">touch control.yaml</text:p>
      <text:p text:style-name="P313"/>
      <text:p text:style-name="P314">controller_manager:<text:s/></text:p>
      <text:p text:style-name="Standard"><text:span text:style-name="T315"><text:s/></text:span></text:p>
      <text:p text:style-name="Standard"><text:span text:style-name="T316">  ros__parameters:<text:s/></text:span></text:p>
      <text:p text:style-name="Standard"><text:span text:style-name="T317"><text:s/></text:span></text:p>
      <text:p text:style-name="Standard"><text:span text:style-name="T318">    update_rate: 100<text:s/></text:span></text:p>
      <text:p text:style-name="Standard"><text:span text:style-name="T319"><text:s/></text:span></text:p>
      <text:p text:style-name="Standard"><text:span text:style-name="T320">    joint_state_broadcaster:<text:s/></text:span></text:p>
      <text:p text:style-name="Standard"><text:span text:style-name="T321"><text:s/></text:span></text:p>
      <text:p text:style-name="Standard"><text:span text:style-name="T322">      type: joint_state_broadcaster/JointStateBroadcaster<text:s/></text:span></text:p>
      <text:p text:style-name="Standard"><text:span text:style-name="T323"><text:s/></text:span></text:p>
      <text:p text:style-name="Standard"><text:span text:style-name="T324">    joint_trajectory_controller:<text:s/></text:span></text:p>
      <text:p text:style-name="Standard"><text:span text:style-name="T325"><text:s/></text:span></text:p>
      <text:p text:style-name="Standard"><text:span text:style-name="T326">      type: joint_trajectory_controller/JointTrajectoryController<text:s/></text:span></text:p>
      <text:p text:style-name="Standard"><text:span text:style-name="T327"><text:s/></text:span></text:p>
      <text:p text:style-name="Standard"><text:span text:style-name="T328"><text:s/></text:span></text:p>
      <text:p text:style-name="Standard"><text:span text:style-name="T329"><text:s/></text:span></text:p>
      <text:p text:style-name="Standard"><text:span text:style-name="T330">joint_trajectory_controller:<text:s/></text:span></text:p>
      <text:p text:style-name="Standard"><text:span text:style-name="T331"><text:s/></text:span></text:p>
      <text:p text:style-name="Standard"><text:span text:style-name="T332">  ros__parameters:<text:s/></text:span></text:p>
      <text:p text:style-name="Standard"><text:span text:style-name="T333"><text:s/></text:span></text:p>
      <text:p text:style-name="Standard"><text:span text:style-name="T334">    joints:<text:s/></text:span></text:p>
      <text:p text:style-name="Standard"><text:span text:style-name="T335"><text:s/></text:span></text:p>
      <text:p text:style-name="Standard"><text:span text:style-name="T336">      - base_arm1_joint<text:s/></text:span></text:p>
      <text:p text:style-name="Standard"><text:span text:style-name="T337"><text:s/></text:span></text:p>
      <text:p text:style-name="Standard"><text:span text:style-name="T338">      - arm1_arm2_joint<text:s/></text:span></text:p>
      <text:p text:style-name="Standard"><text:span text:style-name="T339"><text:s/></text:span></text:p>
      <text:p text:style-name="Standard"><text:span text:style-name="T340">      - arm2_arm3_joint<text:s/></text:span></text:p>
      <text:p text:style-name="Standard"><text:span text:style-name="T341"><text:s/></text:span></text:p>
      <text:p text:style-name="Standard"><text:span text:style-name="T342"><text:s/></text:span></text:p>
      <text:p text:style-name="Standard"><text:span text:style-name="T343"><text:s/></text:span></text:p>
      <text:p text:style-name="Standard"><text:span text:style-name="T344">    command_interfaces:<text:s/></text:span></text:p>
      <text:p text:style-name="Standard"><text:span text:style-name="T345"><text:s/></text:span></text:p>
      <text:p text:style-name="Standard"><text:span text:style-name="T346">      - position<text:s/></text:span></text:p>
      <text:p text:style-name="Standard"><text:span text:style-name="T347"><text:s/></text:span></text:p>
      <text:p text:style-name="Standard"><text:span text:style-name="T348"><text:s/></text:span></text:p>
      <text:p text:style-name="Standard"><text:span text:style-name="T349"><text:s/></text:span></text:p>
      <text:p text:style-name="Standard"><text:span text:style-name="T350">    state_interfaces:<text:s/></text:span></text:p>
      <text:p text:style-name="Standard"><text:span text:style-name="T351"><text:s/></text:span></text:p>
      <text:p text:style-name="Standard"><text:span text:style-name="T352">      - position<text:s/></text:span></text:p>
      <text:p text:style-name="Standard"><text:span text:style-name="T353"><text:s/></text:span></text:p>
      <text:p text:style-name="Standard"><text:span text:style-name="T354"><text:s/></text:span></text:p>
      <text:p text:style-name="Standard"><text:span text:style-name="T355"><text:s/></text:span></text:p>
      <text:p text:style-name="Standard"><text:span text:style-name="T356">    state_publish_rate: 50.0<text:s/></text:span></text:p>
      <text:p text:style-name="Standard"><text:span text:style-name="T357"><text:s/></text:span></text:p>
      <text:p text:style-name="Standard"><text:span text:style-name="T358">    action_monitor_rate: 20.0<text:s/></text:span></text:p>
      <text:p text:style-name="Standard"><text:span text:style-name="T359"><text:s/></text:span></text:p>
      <text:p text:style-name="Standard"><text:span text:style-name="T360"><text:s/></text:span></text:p>
      <text:p text:style-name="Standard"><text:span text:style-name="T361"><text:s/></text:span></text:p>
      <text:p text:style-name="Standard"><text:span text:style-name="T362">    allow_partial_joints_goal: false<text:s/></text:span></text:p>
      <text:p text:style-name="Standard"><text:span text:style-name="T363"><text:s/></text:span></text:p>
      <text:p text:style-name="Standard"><text:span text:style-name="T364">    open_loop_control: true<text:s/></text:span></text:p>
      <text:p text:style-name="Standard"><text:span text:style-name="T365"><text:s/></text:span></text:p>
      <text:p text:style-name="Standard"><text:span text:style-name="T366">    constraints:<text:s/></text:span></text:p>
      <text:p text:style-name="Standard"><text:span text:style-name="T367"><text:s/></text:span></text:p>
      <text:p text:style-name="Standard"><text:span text:style-name="T368">      stopped_velocity_tolerance: 0.01<text:s/></text:span></text:p>
      <text:p text:style-name="Standard"><text:span text:style-name="T369"><text:s/></text:span></text:p>
      <text:p text:style-name="Standard"><text:span text:style-name="T370">      goal_time: 0.0<text:s/></text:span></text:p>
      <text:p text:style-name="Standard"><text:span text:style-name="T371"><text:s/></text:span></text:p>
      <text:p text:style-name="Standard"><text:span text:style-name="T372">      joint1:<text:s/></text:span></text:p>
      <text:p text:style-name="Standard"><text:span text:style-name="T373"><text:s/></text:span></text:p>
      <text:p text:style-name="Standard"><text:span text:style-name="T374">        trajectory: 0.05<text:s/></text:span></text:p>
      <text:p text:style-name="Standard"><text:span text:style-name="T375"><text:s/></text:span></text:p>
      <text:p text:style-name="Standard"><text:span text:style-name="T376">        goal: 0.03<text:s/></text:span></text:p>
      <text:p text:style-name="P377"/>
      <text:p text:style-name="P378"/>
      <text:p text:style-name="P379"/>
      <text:p text:style-name="P380">cd src/launch</text:p>
      <text:p text:style-name="P381">touch arm_control.launch.py</text:p>
      <text:p text:style-name="P382">Edit arm_control.launch.py</text:p>
      <text:p text:style-name="P383">import os<text:s/></text:p>
      <text:p text:style-name="Standard"><text:span text:style-name="T384"><text:s/></text:span></text:p>
      <text:p text:style-name="Standard"><text:span text:style-name="T385">from launch import LaunchDescription<text:s/></text:span></text:p>
      <text:p text:style-name="Standard"><text:span text:style-name="T386"><text:s/></text:span></text:p>
      <text:p text:style-name="Standard"><text:span text:style-name="T387">from launch.actions import ExecuteProcess, IncludeLaunchDescription, RegisterEventHandler<text:s/></text:span></text:p>
      <text:p text:style-name="Standard"><text:span text:style-name="T388"><text:s/></text:span></text:p>
      <text:p text:style-name="Standard"><text:span text:style-name="T389">from launch_ros.actions import Node<text:s/></text:span></text:p>
      <text:p text:style-name="Standard"><text:span text:style-name="T390"><text:s/></text:span></text:p>
      <text:p text:style-name="Standard"><text:span text:style-name="T391">from launch.event_handlers import OnProcessExit<text:s/></text:span></text:p>
      <text:p text:style-name="Standard"><text:span text:style-name="T392"><text:s/></text:span></text:p>
      <text:p text:style-name="Standard"><text:span text:style-name="T393">from launch.launch_description_sources import PythonLaunchDescriptionSource<text:s/></text:span></text:p>
      <text:p text:style-name="Standard"><text:span text:style-name="T394"><text:s/></text:span></text:p>
      <text:p text:style-name="Standard"><text:span text:style-name="T395">from ament_index_python.packages import get_package_share_directory<text:s/></text:span></text:p>
      <text:p text:style-name="Standard"><text:span text:style-name="T396"><text:s/></text:span></text:p>
      <text:p text:style-name="Standard"><text:span text:style-name="T397"><text:s/></text:span></text:p>
      <text:p text:style-name="Standard"><text:span text:style-name="T398"><text:s/></text:span></text:p>
      <text:p text:style-name="Standard"><text:span text:style-name="T399">import xacro<text:s/></text:span></text:p>
      <text:p text:style-name="Standard"><text:span text:style-name="T400"><text:s/></text:span></text:p>
      <text:p text:style-name="Standard"><text:span text:style-name="T401"><text:s/></text:span></text:p>
      <text:p text:style-name="Standard"><text:span text:style-name="T402"><text:s/></text:span></text:p>
      <text:p text:style-name="Standard"><text:span text:style-name="T403">def generate_launch_description():<text:s/></text:span></text:p>
      <text:p text:style-name="Standard"><text:span text:style-name="T404"><text:s/></text:span></text:p>
      <text:p text:style-name="Standard"><text:span text:style-name="T405">   <text:s/></text:span></text:p>
      <text:p text:style-name="Standard"><text:span text:style-name="T406"><text:s/></text:span></text:p>
      <text:p text:style-name="Standard"><text:span text:style-name="T407">    urdf_file = '/home/kashyap/ros_ws/src/manipulator/urdf/arm.urdf'    <text:s/></text:span></text:p>
      <text:p text:style-name="Standard"><text:span text:style-name="T408"><text:s/></text:span></text:p>
      <text:p text:style-name="Standard"><text:span text:style-name="T409">    controller_file = '/home/kashyap/ros_ws/src/manipulator/config/control.yaml'<text:s/></text:span></text:p>
      <text:p text:style-name="Standard"><text:span text:style-name="T410"><text:s/></text:span></text:p>
      <text:p text:style-name="Standard"><text:span text:style-name="T411">    robot_description = {"robot_description": urdf_file}<text:s/></text:span></text:p>
      <text:p text:style-name="Standard"><text:span text:style-name="T412"><text:s/></text:span></text:p>
      <text:p text:style-name="Standard"><text:span text:style-name="T413"><text:s/></text:span></text:p>
      <text:p text:style-name="Standard"><text:span text:style-name="T414"><text:s/></text:span></text:p>
      <text:p text:style-name="Standard"><text:span text:style-name="T415">    gazebo = IncludeLaunchDescription(<text:s/></text:span></text:p>
      <text:p text:style-name="Standard"><text:span text:style-name="T416"><text:s/></text:span></text:p>
      <text:p text:style-name="Standard"><text:span text:style-name="T417">        PythonLaunchDescriptionSource("/home/kashyap/ros_ws/src/manipulator/launch/gazebo.launch.py"),<text:s/></text:span></text:p>
      <text:p text:style-name="Standard"><text:span text:style-name="T418"><text:s/></text:span></text:p>
      <text:p text:style-name="Standard"><text:span text:style-name="T419">    )<text:s/></text:span></text:p>
      <text:p text:style-name="Standard"><text:span text:style-name="T420"><text:s/></text:span></text:p>
      <text:p text:style-name="Standard"><text:span text:style-name="T421"><text:s/></text:span></text:p>
      <text:p text:style-name="Standard"><text:span text:style-name="T422"><text:s/></text:span></text:p>
      <text:p text:style-name="Standard"><text:span text:style-name="T423">    doc = xacro.parse(open(urdf_file))<text:s/></text:span></text:p>
      <text:p text:style-name="Standard"><text:span text:style-name="T424"><text:s/></text:span></text:p>
      <text:p text:style-name="Standard"><text:span text:style-name="T425">    xacro.process_doc(doc)<text:s/></text:span></text:p>
      <text:p text:style-name="Standard"><text:span text:style-name="T426"><text:s/></text:span></text:p>
      <text:p text:style-name="Standard"><text:span text:style-name="T427">    params = {'robot_description': doc.toxml()}<text:s/></text:span></text:p>
      <text:p text:style-name="Standard"><text:span text:style-name="T428"><text:s/></text:span></text:p>
      <text:p text:style-name="Standard"><text:span text:style-name="T429"><text:s/></text:span></text:p>
      <text:p text:style-name="Standard"><text:span text:style-name="T430"><text:s/></text:span></text:p>
      <text:p text:style-name="Standard"><text:span text:style-name="T431">    node_robot_state_publisher = Node(<text:s/></text:span></text:p>
      <text:p text:style-name="Standard"><text:span text:style-name="T432"><text:s/></text:span></text:p>
      <text:p text:style-name="Standard"><text:span text:style-name="T433">        package='robot_state_publisher',<text:s/></text:span></text:p>
      <text:p text:style-name="Standard"><text:span text:style-name="T434"><text:s/></text:span></text:p>
      <text:p text:style-name="Standard"><text:span text:style-name="T435">        executable='robot_state_publisher',<text:s/></text:span></text:p>
      <text:p text:style-name="Standard"><text:span text:style-name="T436"><text:s/></text:span></text:p>
      <text:p text:style-name="Standard"><text:span text:style-name="T437">        output='screen',<text:s/></text:span></text:p>
      <text:p text:style-name="Standard"><text:span text:style-name="T438"><text:s/></text:span></text:p>
      <text:p text:style-name="Standard"><text:span text:style-name="T439">        parameters=[params]<text:s/></text:span></text:p>
      <text:p text:style-name="Standard"><text:span text:style-name="T440"><text:s/></text:span></text:p>
      <text:p text:style-name="Standard"><text:span text:style-name="T441">    )<text:s/></text:span></text:p>
      <text:p text:style-name="Standard"><text:span text:style-name="T442"><text:s/></text:span></text:p>
      <text:p text:style-name="Standard"><text:span text:style-name="T443"><text:s/></text:span></text:p>
      <text:p text:style-name="Standard"><text:span text:style-name="T444"><text:s/></text:span></text:p>
      <text:p text:style-name="Standard"><text:span text:style-name="T445">    spawn_entity = Node(package='gazebo_ros', executable='spawn_entity.py',<text:s/></text:span></text:p>
      <text:p text:style-name="Standard"><text:span text:style-name="T446"><text:s/></text:span></text:p>
      <text:p text:style-name="Standard"><text:span text:style-name="T447">        arguments=["-entity","manipulator","-b","-file", urdf_file],<text:s/></text:span></text:p>
      <text:p text:style-name="Standard"><text:span text:style-name="T448"><text:s/></text:span></text:p>
      <text:p text:style-name="Standard"><text:span text:style-name="T449">        output='screen'<text:s/></text:span></text:p>
      <text:p text:style-name="Standard"><text:span text:style-name="T450"><text:s/></text:span></text:p>
      <text:p text:style-name="Standard"><text:span text:style-name="T451">    )<text:s/></text:span></text:p>
      <text:p text:style-name="Standard"><text:span text:style-name="T452"><text:s/></text:span></text:p>
      <text:p text:style-name="Standard"><text:span text:style-name="T453"><text:s/></text:span></text:p>
      <text:p text:style-name="Standard"><text:span text:style-name="T454"><text:s/></text:span></text:p>
      <text:p text:style-name="Standard"><text:span text:style-name="T455">    load_joint_state_controller = ExecuteProcess(<text:s/></text:span></text:p>
      <text:p text:style-name="Standard"><text:span text:style-name="T456"><text:s/></text:span></text:p>
      <text:p text:style-name="Standard"><text:span text:style-name="T457">        cmd=['ros2', 'control', 'load_controller', '--set-state', 'active', 'joint_state_broadcaster'],<text:s/></text:span></text:p>
      <text:p text:style-name="Standard"><text:span text:style-name="T458"><text:s/></text:span></text:p>
      <text:p text:style-name="Standard"><text:span text:style-name="T459">        output='screen'<text:s/></text:span></text:p>
      <text:p text:style-name="Standard"><text:span text:style-name="T460"><text:s/></text:span></text:p>
      <text:p text:style-name="Standard"><text:span text:style-name="T461">    )<text:s/></text:span></text:p>
      <text:p text:style-name="Standard"><text:span text:style-name="T462"><text:s/></text:span></text:p>
      <text:p text:style-name="Standard"><text:span text:style-name="T463"><text:s/></text:span></text:p>
      <text:p text:style-name="Standard"><text:span text:style-name="T464"><text:s/></text:span></text:p>
      <text:p text:style-name="Standard"><text:span text:style-name="T465">    load_joint_trajectory_controller = ExecuteProcess(<text:s/></text:span></text:p>
      <text:p text:style-name="Standard"><text:span text:style-name="T466"><text:s/></text:span></text:p>
      <text:p text:style-name="Standard"><text:span text:style-name="T467">        cmd=['ros2', 'control', 'load_controller', '--set-state', 'active', 'joint_trajectory_controller'],<text:s/></text:span></text:p>
      <text:p text:style-name="Standard"><text:span text:style-name="T468"><text:s/></text:span></text:p>
      <text:p text:style-name="Standard"><text:span text:style-name="T469">        output='screen'<text:s/></text:span></text:p>
      <text:p text:style-name="Standard"><text:span text:style-name="T470"><text:s/></text:span></text:p>
      <text:p text:style-name="Standard"><text:span text:style-name="T471">    )<text:s/></text:span></text:p>
      <text:p text:style-name="Standard"><text:span text:style-name="T472"><text:s/></text:span></text:p>
      <text:p text:style-name="Standard"><text:span text:style-name="T473"><text:s/></text:span></text:p>
      <text:p text:style-name="Standard"><text:span text:style-name="T474"><text:s/></text:span></text:p>
      <text:p text:style-name="Standard"><text:span text:style-name="T475">    return LaunchDescription(<text:s/></text:span></text:p>
      <text:p text:style-name="Standard"><text:span text:style-name="T476"><text:s/></text:span></text:p>
      <text:p text:style-name="Standard"><text:span text:style-name="T477">        [<text:s/></text:span></text:p>
      <text:p text:style-name="Standard"><text:span text:style-name="T478"><text:s/></text:span></text:p>
      <text:p text:style-name="Standard"><text:span text:style-name="T479">            RegisterEventHandler(<text:s/></text:span></text:p>
      <text:p text:style-name="Standard"><text:span text:style-name="T480"><text:s/></text:span></text:p>
      <text:p text:style-name="Standard"><text:span text:style-name="T481">                event_handler=OnProcessExit(<text:s/></text:span></text:p>
      <text:p text:style-name="Standard"><text:span text:style-name="T482"><text:s/></text:span></text:p>
      <text:p text:style-name="Standard"><text:span text:style-name="T483">                    target_action=spawn_entity,<text:s/></text:span></text:p>
      <text:p text:style-name="Standard"><text:span text:style-name="T484"><text:s/></text:span></text:p>
      <text:p text:style-name="Standard"><text:span text:style-name="T485">                    on_exit=[load_joint_state_controller],<text:s/></text:span></text:p>
      <text:p text:style-name="Standard"><text:span text:style-name="T486"><text:s/></text:span></text:p>
      <text:p text:style-name="Standard"><text:span text:style-name="T487">                )<text:s/></text:span></text:p>
      <text:p text:style-name="Standard"><text:span text:style-name="T488"><text:s/></text:span></text:p>
      <text:p text:style-name="Standard"><text:span text:style-name="T489">            ),<text:s/></text:span></text:p>
      <text:p text:style-name="Standard"><text:span text:style-name="T490"><text:s/></text:span></text:p>
      <text:p text:style-name="Standard"><text:span text:style-name="T491"><text:s/></text:span></text:p>
      <text:p text:style-name="Standard"><text:span text:style-name="T492"><text:s/></text:span></text:p>
      <text:p text:style-name="Standard"><text:span text:style-name="T493">            RegisterEventHandler(<text:s/></text:span></text:p>
      <text:p text:style-name="Standard"><text:span text:style-name="T494"><text:s/></text:span></text:p>
      <text:p text:style-name="Standard"><text:span text:style-name="T495">                event_handler=OnProcessExit(<text:s/></text:span></text:p>
      <text:p text:style-name="Standard"><text:span text:style-name="T496"><text:s/></text:span></text:p>
      <text:p text:style-name="Standard"><text:span text:style-name="T497">                    target_action=load_joint_state_controller,<text:s/></text:span></text:p>
      <text:p text:style-name="Standard"><text:span text:style-name="T498"><text:s/></text:span></text:p>
      <text:p text:style-name="Standard"><text:span text:style-name="T499">                    on_exit=[load_joint_trajectory_controller],<text:s/></text:span></text:p>
      <text:p text:style-name="Standard"><text:span text:style-name="T500"><text:s/></text:span></text:p>
      <text:p text:style-name="Standard"><text:span text:style-name="T501">                )<text:s/></text:span></text:p>
      <text:p text:style-name="Standard"><text:span text:style-name="T502"><text:s/></text:span></text:p>
      <text:p text:style-name="Standard"><text:span text:style-name="T503">            ),<text:s/></text:span></text:p>
      <text:p text:style-name="Standard"><text:span text:style-name="T504"><text:s/></text:span></text:p>
      <text:p text:style-name="Standard"><text:span text:style-name="T505"><text:s/></text:span></text:p>
      <text:p text:style-name="Standard"><text:span text:style-name="T506"><text:s/></text:span></text:p>
      <text:p text:style-name="Standard"><text:span text:style-name="T507">            gazebo,<text:s/></text:span></text:p>
      <text:p text:style-name="Standard"><text:span text:style-name="T508"><text:s/></text:span></text:p>
      <text:p text:style-name="Standard"><text:span text:style-name="T509"><text:s/></text:span></text:p>
      <text:p text:style-name="Standard"><text:span text:style-name="T510"><text:s/></text:span></text:p>
      <text:p text:style-name="Standard"><text:span text:style-name="T511">            node_robot_state_publisher, <text:s/></text:span></text:p>
      <text:p text:style-name="Standard"><text:span text:style-name="T512"><text:s/></text:span></text:p>
      <text:p text:style-name="Standard"><text:span text:style-name="T513">            <text:s/></text:span></text:p>
      <text:p text:style-name="Standard"><text:span text:style-name="T514"><text:s/></text:span></text:p>
      <text:p text:style-name="Standard"><text:span text:style-name="T515">            spawn_entity,<text:s/></text:span></text:p>
      <text:p text:style-name="Standard"><text:span text:style-name="T516"><text:s/></text:span></text:p>
      <text:p text:style-name="Standard"><text:span text:style-name="T517">           <text:s/></text:span></text:p>
      <text:p text:style-name="Standard"><text:span text:style-name="T518"><text:s/></text:span></text:p>
      <text:p text:style-name="Standard"><text:span text:style-name="T519">            Node(<text:s/></text:span></text:p>
      <text:p text:style-name="Standard"><text:span text:style-name="T520"><text:s/></text:span></text:p>
      <text:p text:style-name="Standard"><text:span text:style-name="T521">                package="controller_manager",<text:s/></text:span></text:p>
      <text:p text:style-name="Standard"><text:span text:style-name="T522"><text:s/></text:span></text:p>
      <text:p text:style-name="Standard"><text:span text:style-name="T523">                executable="ros2_control_node",<text:s/></text:span></text:p>
      <text:p text:style-name="Standard"><text:span text:style-name="T524"><text:s/></text:span></text:p>
      <text:p text:style-name="Standard"><text:span text:style-name="T525">                parameters=[robot_description, controller_file],<text:s/></text:span></text:p>
      <text:p text:style-name="Standard"><text:span text:style-name="T526"><text:s/></text:span></text:p>
      <text:p text:style-name="Standard"><text:span text:style-name="T527">                output="screen"<text:s/></text:span></text:p>
      <text:p text:style-name="Standard"><text:span text:style-name="T528"><text:s/></text:span></text:p>
      <text:p text:style-name="Standard"><text:span text:style-name="T529">            )<text:s/></text:span></text:p>
      <text:p text:style-name="Standard"><text:span text:style-name="T530"><text:s/></text:span></text:p>
      <text:p text:style-name="Standard"><text:span text:style-name="T531">        ]<text:s/></text:span></text:p>
      <text:p text:style-name="Standard"><text:span text:style-name="T532"><text:s/></text:span></text:p>
      <text:p text:style-name="Standard"><text:span text:style-name="T533">    )</text:span></text:p>
      <text:p text:style-name="P534"/>
      <text:p text:style-name="P535"/>
      <text:p text:style-name="P536"/>
      <text:p text:style-name="P537"/>
      <text:p text:style-name="P538"><text:span text:style-name="T539">Execute in Terminal #1</text:span></text:p>
      <text:p text:style-name="P540">colcon build --packages-select urdf_tutorial</text:p>
      <text:p text:style-name="P541"><text:span text:style-name="T542">Execute in Terminal #1</text:span></text:p>
      <text:p text:style-name="P543">ros2 launch urdf_tutorial arm_rviz.launch.py</text:p>
      <text:p text:style-name="P544"><text:span text:style-name="T545">Execute in Terminal #2</text:span></text:p>
      <text:p text:style-name="P546">ros2 launch urdf_tutorial arm_gazebo.launch.py</text:p>
      <text:p text:style-name="Standard"><text:span text:style-name="T547">Execute in Terminal #3</text:span></text:p>
      <text:p text:style-name="P548">ros2 launch urdf_tutorial arm_control.launch.py</text:p>
      <text:p text:style-name="P549"/>
      <text:p text:style-name="Standard"><text:span text:style-name="T550">cd ros2_ws/src/urdf_tutorial/urdf_tutorial/</text:span></text:p>
      <text:p text:style-name="Standard"><text:span text:style-name="T551">touch controller_fk.py</text:span></text:p>
      <text:p text:style-name="P552">chmod +x controller.py</text:p>
      <text:p text:style-name="P553">import rclpy<text:s/></text:p>
      <text:p text:style-name="Standard"><text:span text:style-name="T554"><text:s/></text:span></text:p>
      <text:p text:style-name="Standard"><text:span text:style-name="T555">from rclpy.node import Node<text:s/></text:span></text:p>
      <text:p text:style-name="Standard"><text:span text:style-name="T556"><text:s/></text:span></text:p>
      <text:p text:style-name="Standard"><text:span text:style-name="T557">from sensor_msgs.msg import JointState<text:s/></text:span></text:p>
      <text:p text:style-name="Standard"><text:span text:style-name="T558"><text:s/></text:span></text:p>
      <text:p text:style-name="Standard"><text:span text:style-name="T559">from rclpy.clock import Clock<text:s/></text:span></text:p>
      <text:p text:style-name="Standard"><text:span text:style-name="T560"><text:s/></text:span></text:p>
      <text:p text:style-name="Standard"><text:span text:style-name="T561">import sys<text:s/></text:span></text:p>
      <text:p text:style-name="Standard"><text:span text:style-name="T562"><text:s/></text:span></text:p>
      <text:p text:style-name="Standard"><text:span text:style-name="T563"><text:s/></text:span></text:p>
      <text:p text:style-name="Standard"><text:span text:style-name="T564"><text:s/></text:span></text:p>
      <text:p text:style-name="Standard"><text:span text:style-name="T565">class TrajectoryPublisher(Node):<text:s/></text:span></text:p>
      <text:p text:style-name="Standard"><text:span text:style-name="T566"><text:s/></text:span></text:p>
      <text:p text:style-name="Standard"><text:span text:style-name="T567">    <text:s/></text:span></text:p>
      <text:p text:style-name="Standard"><text:span text:style-name="T568"><text:s/></text:span></text:p>
      <text:p text:style-name="Standard"><text:span text:style-name="T569">    def __init__(self):<text:s/></text:span></text:p>
      <text:p text:style-name="Standard"><text:span text:style-name="T570"><text:s/></text:span></text:p>
      <text:p text:style-name="Standard"><text:span text:style-name="T571">        super().__init__('trajectory_node')<text:s/></text:span></text:p>
      <text:p text:style-name="Standard"><text:span text:style-name="T572"><text:s/></text:span></text:p>
      <text:p text:style-name="Standard"><text:span text:style-name="T573">        topic_ = "/joint_states"<text:s/></text:span></text:p>
      <text:p text:style-name="Standard"><text:span text:style-name="T574"><text:s/></text:span></text:p>
      <text:p text:style-name="Standard"><text:span text:style-name="T575">        self.joints = ['base_arm1_joint', 'arm1_arm2_joint', 'arm2_arm3_joint']<text:s/></text:span></text:p>
      <text:p text:style-name="Standard"><text:span text:style-name="T576"><text:s/></text:span></text:p>
      <text:p text:style-name="Standard"><text:span text:style-name="T577"><text:s/></text:span></text:p>
      <text:p text:style-name="Standard"><text:span text:style-name="T578"><text:s/></text:span></text:p>
      <text:p text:style-name="Standard"><text:span text:style-name="T579">        # Handle command-line arguments<text:s/></text:span></text:p>
      <text:p text:style-name="Standard"><text:span text:style-name="T580"><text:s/></text:span></text:p>
      <text:p text:style-name="Standard"><text:span text:style-name="T581">        if len(sys.argv) &lt; 4:<text:s/></text:span></text:p>
      <text:p text:style-name="Standard"><text:span text:style-name="T582"><text:s/></text:span></text:p>
      <text:p text:style-name="Standard"><text:span text:style-name="T583">            self.get_logger().error("Not enough arguments provided. Using default values.")<text:s/></text:span></text:p>
      <text:p text:style-name="Standard"><text:span text:style-name="T584"><text:s/></text:span></text:p>
      <text:p text:style-name="Standard"><text:span text:style-name="T585">            self.goal_ = [0.5, 0.5, 0.5]  # Default values<text:s/></text:span></text:p>
      <text:p text:style-name="Standard"><text:span text:style-name="T586"><text:s/></text:span></text:p>
      <text:p text:style-name="Standard"><text:span text:style-name="T587">        else:<text:s/></text:span></text:p>
      <text:p text:style-name="Standard"><text:span text:style-name="T588"><text:s/></text:span></text:p>
      <text:p text:style-name="Standard"><text:span text:style-name="T589">            try:<text:s/></text:span></text:p>
      <text:p text:style-name="Standard"><text:span text:style-name="T590"><text:s/></text:span></text:p>
      <text:p text:style-name="Standard"><text:span text:style-name="T591">                self.goal_ = [float(sys.argv[1]), float(sys.argv[2]), float(sys.argv[3])]<text:s/></text:span></text:p>
      <text:p text:style-name="Standard"><text:span text:style-name="T592"><text:s/></text:span></text:p>
      <text:p text:style-name="Standard"><text:span text:style-name="T593">            except ValueError:<text:s/></text:span></text:p>
      <text:p text:style-name="Standard"><text:span text:style-name="T594"><text:s/></text:span></text:p>
      <text:p text:style-name="Standard"><text:span text:style-name="T595">                self.get_logger().error("Invalid argument(s) provided. Using default values.")<text:s/></text:span></text:p>
      <text:p text:style-name="Standard"><text:span text:style-name="T596"><text:s/></text:span></text:p>
      <text:p text:style-name="Standard"><text:span text:style-name="T597">                self.goal_ = [0.0, 0.0, 0.0]  # Default values<text:s/></text:span></text:p>
      <text:p text:style-name="Standard"><text:span text:style-name="T598"><text:s/></text:span></text:p>
      <text:p text:style-name="Standard"><text:span text:style-name="T599"><text:s/></text:span></text:p>
      <text:p text:style-name="Standard"><text:span text:style-name="T600"><text:s/></text:span></text:p>
      <text:p text:style-name="Standard"><text:span text:style-name="T601">        self.publisher_ = self.create_publisher(JointState, topic_, 10)<text:s/></text:span></text:p>
      <text:p text:style-name="Standard"><text:span text:style-name="T602"><text:s/></text:span></text:p>
      <text:p text:style-name="Standard"><text:span text:style-name="T603">        self.timer_ = self.create_timer(0.1, self.timer_callback)<text:s/></text:span></text:p>
      <text:p text:style-name="Standard"><text:span text:style-name="T604"><text:s/></text:span></text:p>
      <text:p text:style-name="Standard"><text:span text:style-name="T605"><text:s/></text:span></text:p>
      <text:p text:style-name="Standard"><text:span text:style-name="T606"><text:s/></text:span></text:p>
      <text:p text:style-name="Standard"><text:span text:style-name="T607">    def timer_callback(self):<text:s/></text:span></text:p>
      <text:p text:style-name="Standard"><text:span text:style-name="T608"><text:s/></text:span></text:p>
      <text:p text:style-name="Standard"><text:span text:style-name="T609">        msg = JointState()<text:s/></text:span></text:p>
      <text:p text:style-name="Standard"><text:span text:style-name="T610"><text:s/></text:span></text:p>
      <text:p text:style-name="Standard"><text:span text:style-name="T611">        current_time = Clock().now().to_msg()<text:s/></text:span></text:p>
      <text:p text:style-name="Standard"><text:span text:style-name="T612"><text:s/></text:span></text:p>
      <text:p text:style-name="Standard"><text:span text:style-name="T613">        msg.header.stamp.sec = current_time.sec<text:s/></text:span></text:p>
      <text:p text:style-name="Standard"><text:span text:style-name="T614"><text:s/></text:span></text:p>
      <text:p text:style-name="Standard"><text:span text:style-name="T615">        msg.header.stamp.nanosec = current_time.nanosec<text:s/></text:span></text:p>
      <text:p text:style-name="Standard"><text:span text:style-name="T616"><text:s/></text:span></text:p>
      <text:p text:style-name="Standard"><text:span text:style-name="T617">        msg.name = self.joints<text:s/></text:span></text:p>
      <text:p text:style-name="Standard"><text:span text:style-name="T618"><text:s/></text:span></text:p>
      <text:p text:style-name="Standard"><text:span text:style-name="T619">        msg.position = self.goal_<text:s/></text:span></text:p>
      <text:p text:style-name="Standard"><text:span text:style-name="T620"><text:s/></text:span></text:p>
      <text:p text:style-name="Standard"><text:span text:style-name="T621">        self.publisher_.publish(msg)<text:s/></text:span></text:p>
      <text:p text:style-name="Standard"><text:span text:style-name="T622"><text:s/></text:span></text:p>
      <text:p text:style-name="Standard"><text:span text:style-name="T623">        self.get_logger().info("Publishing position: {}".format(self.goal_))<text:s/></text:span></text:p>
      <text:p text:style-name="Standard"><text:span text:style-name="T624"><text:s/></text:span></text:p>
      <text:p text:style-name="Standard"><text:span text:style-name="T625"><text:s/></text:span></text:p>
      <text:p text:style-name="Standard"><text:span text:style-name="T626"><text:s/></text:span></text:p>
      <text:p text:style-name="Standard"><text:span text:style-name="T627">def main(args=None):<text:s/></text:span></text:p>
      <text:p text:style-name="Standard"><text:span text:style-name="T628"><text:s/></text:span></text:p>
      <text:p text:style-name="Standard"><text:span text:style-name="T629">    rclpy.init(args=args)<text:s/></text:span></text:p>
      <text:p text:style-name="Standard"><text:span text:style-name="T630"><text:s/></text:span></text:p>
      <text:p text:style-name="Standard"><text:span text:style-name="T631">    node = TrajectoryPublisher()<text:s/></text:span></text:p>
      <text:p text:style-name="Standard"><text:span text:style-name="T632"><text:s/></text:span></text:p>
      <text:p text:style-name="Standard"><text:span text:style-name="T633">    rclpy.spin(node)<text:s/></text:span></text:p>
      <text:p text:style-name="Standard"><text:span text:style-name="T634"><text:s/></text:span></text:p>
      <text:p text:style-name="Standard"><text:span text:style-name="T635">    node.destroy_node()<text:s/></text:span></text:p>
      <text:p text:style-name="Standard"><text:span text:style-name="T636"><text:s/></text:span></text:p>
      <text:p text:style-name="Standard"><text:span text:style-name="T637">    rclpy.shutdown()<text:s/></text:span></text:p>
      <text:p text:style-name="Standard"><text:span text:style-name="T638"><text:s/></text:span></text:p>
      <text:p text:style-name="Standard"><text:span text:style-name="T639">    <text:s/></text:span></text:p>
      <text:p text:style-name="Standard"><text:span text:style-name="T640"><text:s/></text:span></text:p>
      <text:p text:style-name="Standard"><text:span text:style-name="T641">if __name__ == '__main__':<text:s/></text:span></text:p>
      <text:p text:style-name="Standard"><text:span text:style-name="T642"><text:s/></text:span></text:p>
      <text:p text:style-name="Standard"><text:span text:style-name="T643">    main()<text:s/></text:span></text:p>
      <text:p text:style-name="P644"/>
      <text:p text:style-name="P645"/>
      <text:p text:style-name="P646"><text:s text:c="4"/></text:p>
      <text:p text:style-name="P647"><text:s text:c="8"/></text:p>
      <text:p text:style-name="P648"><text:s text:c="3"/></text:p>
      <text:p text:style-name="P649">Edit setup.py as</text:p>
      <text:p text:style-name="P650">from setuptools import find_packages, setup<text:s/></text:p>
      <text:p text:style-name="Standard"><text:span text:style-name="T651"><text:s/></text:span></text:p>
      <text:p text:style-name="Standard"><text:span text:style-name="T652">import os<text:s/></text:span></text:p>
      <text:p text:style-name="Standard"><text:span text:style-name="T653"><text:s/></text:span></text:p>
      <text:p text:style-name="Standard"><text:span text:style-name="T654">from glob import glob<text:s/></text:span></text:p>
      <text:p text:style-name="Standard"><text:span text:style-name="T655"><text:s/></text:span></text:p>
      <text:p text:style-name="Standard"><text:span text:style-name="T656"><text:s/></text:span></text:p>
      <text:p text:style-name="Standard"><text:span text:style-name="T657"><text:s/></text:span></text:p>
      <text:p text:style-name="Standard"><text:span text:style-name="T658">package_name = 'manipulator'<text:s/></text:span></text:p>
      <text:p text:style-name="Standard"><text:span text:style-name="T659"><text:s/></text:span></text:p>
      <text:p text:style-name="Standard"><text:span text:style-name="T660"><text:s/></text:span></text:p>
      <text:p text:style-name="Standard"><text:span text:style-name="T661"><text:s/></text:span></text:p>
      <text:p text:style-name="Standard"><text:span text:style-name="T662">setup(<text:s/></text:span></text:p>
      <text:p text:style-name="Standard"><text:span text:style-name="T663"><text:s/></text:span></text:p>
      <text:p text:style-name="Standard"><text:span text:style-name="T664">    name=package_name,<text:s/></text:span></text:p>
      <text:p text:style-name="Standard"><text:span text:style-name="T665"><text:s/></text:span></text:p>
      <text:p text:style-name="Standard"><text:span text:style-name="T666">    version='0.0.0',<text:s/></text:span></text:p>
      <text:p text:style-name="Standard"><text:span text:style-name="T667"><text:s/></text:span></text:p>
      <text:p text:style-name="Standard"><text:span text:style-name="T668">    packages=find_packages(exclude=['test']),<text:s/></text:span></text:p>
      <text:p text:style-name="Standard"><text:span text:style-name="T669"><text:s/></text:span></text:p>
      <text:p text:style-name="Standard"><text:span text:style-name="T670">    data_files=[<text:s/></text:span></text:p>
      <text:p text:style-name="Standard"><text:span text:style-name="T671"><text:s/></text:span></text:p>
      <text:p text:style-name="Standard"><text:span text:style-name="T672">        ('share/ament_index/resource_index/packages',<text:s/></text:span></text:p>
      <text:p text:style-name="Standard"><text:span text:style-name="T673"><text:s/></text:span></text:p>
      <text:p text:style-name="Standard"><text:span text:style-name="T674">            ['resource/' + package_name]),<text:s/></text:span></text:p>
      <text:p text:style-name="Standard"><text:span text:style-name="T675"><text:s/></text:span></text:p>
      <text:p text:style-name="Standard"><text:span text:style-name="T676">        ('share/' + package_name, ['package.xml']),<text:s/></text:span></text:p>
      <text:p text:style-name="Standard"><text:span text:style-name="T677"><text:s/></text:span></text:p>
      <text:p text:style-name="Standard"><text:span text:style-name="T678">        (os.path.join('share',package_name),glob('launch/*')),<text:s/></text:span></text:p>
      <text:p text:style-name="Standard"><text:span text:style-name="T679"><text:s/></text:span></text:p>
      <text:p text:style-name="Standard"><text:span text:style-name="T680">        (os.path.join('share',package_name),glob('urdf/*')),<text:s/></text:span></text:p>
      <text:p text:style-name="Standard"><text:span text:style-name="T681"><text:s/></text:span></text:p>
      <text:p text:style-name="Standard"><text:span text:style-name="T682">        (os.path.join('share',package_name),glob('config/*')),<text:s/></text:span></text:p>
      <text:p text:style-name="Standard"><text:span text:style-name="T683"><text:s/></text:span></text:p>
      <text:p text:style-name="Standard"><text:span text:style-name="T684">    ],<text:s/></text:span></text:p>
      <text:p text:style-name="Standard"><text:span text:style-name="T685"><text:s/></text:span></text:p>
      <text:p text:style-name="Standard"><text:span text:style-name="T686">    install_requires=['setuptools'],<text:s/></text:span></text:p>
      <text:p text:style-name="Standard"><text:span text:style-name="T687"><text:s/></text:span></text:p>
      <text:p text:style-name="Standard"><text:span text:style-name="T688">    zip_safe=True,<text:s/></text:span></text:p>
      <text:p text:style-name="Standard"><text:span text:style-name="T689"><text:s/></text:span></text:p>
      <text:p text:style-name="Standard"><text:span text:style-name="T690">    maintainer='kashyap',<text:s/></text:span></text:p>
      <text:p text:style-name="Standard"><text:span text:style-name="T691"><text:s/></text:span></text:p>
      <text:p text:style-name="Standard"><text:span text:style-name="T692">    maintainer_email='kashyapj@todo.todo',<text:s/></text:span></text:p>
      <text:p text:style-name="Standard"><text:span text:style-name="T693"><text:s/></text:span></text:p>
      <text:p text:style-name="Standard"><text:span text:style-name="T694">    description='TODO: Package description',<text:s/></text:span></text:p>
      <text:p text:style-name="Standard"><text:span text:style-name="T695"><text:s/></text:span></text:p>
      <text:p text:style-name="Standard"><text:span text:style-name="T696">    license='TODO: License declaration',<text:s/></text:span></text:p>
      <text:p text:style-name="Standard"><text:span text:style-name="T697"><text:s/></text:span></text:p>
      <text:p text:style-name="Standard"><text:span text:style-name="T698">    tests_require=['pytest'],<text:s/></text:span></text:p>
      <text:p text:style-name="Standard"><text:span text:style-name="T699"><text:s/></text:span></text:p>
      <text:p text:style-name="Standard"><text:span text:style-name="T700">    entry_points={<text:s/></text:span></text:p>
      <text:p text:style-name="Standard"><text:span text:style-name="T701"><text:s/></text:span></text:p>
      <text:p text:style-name="Standard"><text:span text:style-name="T702">        'console_scripts': [<text:s/></text:span></text:p>
      <text:p text:style-name="Standard"><text:span text:style-name="T703"><text:s/></text:span></text:p>
      <text:p text:style-name="Standard"><text:span text:style-name="T704">            "controller_fk = manipulator.controller_fk:main",<text:s/></text:span></text:p>
      <text:p text:style-name="Standard"><text:span text:style-name="T705"><text:s/></text:span></text:p>
      <text:p text:style-name="Standard"><text:span text:style-name="T706">                   ],<text:s/></text:span></text:p>
      <text:p text:style-name="Standard"><text:span text:style-name="T707"><text:s/></text:span></text:p>
      <text:p text:style-name="Standard"><text:span text:style-name="T708">    },<text:s/></text:span></text:p>
      <text:p text:style-name="Standard"><text:span text:style-name="T709"><text:s/></text:span></text:p>
      <text:p text:style-name="Standard"><text:span text:style-name="T710">)<text:s/></text:span></text:p>
      <text:p text:style-name="P711"/>
      <text:p text:style-name="P712"/>
      <text:p text:style-name="P713"><text:s text:c="8"/></text:p>
      <text:p text:style-name="P714"/>
      <text:p text:style-name="P715"><text:s text:c="8"/></text:p>
      <text:p text:style-name="P716"><text:s/></text:p>
      <text:p text:style-name="P717"/>
      <text:p text:style-name="P718"/>
      <text:p text:style-name="P719"><text:span text:style-name="T720">Execute in Terminal #1</text:span></text:p>
      <text:p text:style-name="P721">colcon build --packages-select urdf_tutorial</text:p>
      <text:p text:style-name="P722"><text:span text:style-name="T723">Execute in Terminal #1</text:span></text:p>
      <text:p text:style-name="P724">ros2 launch urdf_tutorial arm_rviz.launch.py</text:p>
      <text:p text:style-name="P725"><text:span text:style-name="T726">Execute in Terminal #2</text:span></text:p>
      <text:p text:style-name="P727">ros2 launch urdf_tutorial arm_control.launch.py</text:p>
      <text:p text:style-name="Standard"><text:span text:style-name="T728">Execute in Terminal #3</text:span></text:p>
      <text:p text:style-name="P729">ros2 run urdf_tutorial controller_fk 0.5 0.2 0.5</text:p>
      <text:p text:style-name="P730"/>
      <text:p text:style-name="P731"/>
      <text:p text:style-name="P732">ROS2 parameters:</text:p>
      <text:p text:style-name="P733"/>
      <text:p text:style-name="P734">Parameters help to provide the values while running the code.</text:p>
      <text:p text:style-name="P735"/>
      <text:p text:style-name="Standard"><text:span text:style-name="T736">ros2 param list</text:span></text:p>
      <text:p text:style-name="P737"/>
      <text:p text:style-name="P738">Edit the controller.py</text:p>
      <text:p text:style-name="P739"/>
      <text:p text:style-name="P740">#!/usr/bin/env python3</text:p>
      <text:p text:style-name="P741"/>
      <text:p text:style-name="P742"/>
      <text:p text:style-name="P743">#colcon build --packages-select urdf_tutorial <text:s/></text:p>
      <text:p text:style-name="P744">#ros2 run urdf_tutorial controller --ros-args -p end_location:=[3.5,1.5,-1.2]</text:p>
      <text:p text:style-name="P745"/>
      <text:p text:style-name="P746">import rclpy</text:p>
      <text:p text:style-name="P747">from rclpy.node import Node</text:p>
      <text:p text:style-name="P748">from builtin_interfaces.msg import Duration</text:p>
      <text:p text:style-name="P749">from trajectory_msgs.msg import JointTrajectory, JointTrajectoryPoint</text:p>
      <text:p text:style-name="P750"/>
      <text:p text:style-name="P751">class TrajectoryPublisher(Node):</text:p>
      <text:p text:style-name="P752"><text:s text:c="4"/></text:p>
      <text:p text:style-name="P753"><text:s text:c="4"/>def __init__(self):</text:p>
      <text:p text:style-name="P754"><text:s text:c="8"/>super().__init__('trajectory_node')</text:p>
      <text:p text:style-name="P755"><text:s text:c="8"/>topic_ = "/joint_trajectory_controller/joint_trajectory"</text:p>
      <text:p text:style-name="Standard"><text:span text:style-name="T756"><text:s text:c="6"/></text:span><text:span text:style-name="T757"><text:s text:c="2"/>self.joints = ['joint_1', 'joint_2', 'joint_4']</text:span></text:p>
      <text:p text:style-name="P758"><text:s text:c="8"/>#self.goal_ =[1.5, 0.5, 1.2]</text:p>
      <text:p text:style-name="P759"><text:s text:c="8"/>self.declare_parameter("joint_angles", [1.5, 0.5, 1.2])</text:p>
      <text:p text:style-name="Standard"><text:span text:style-name="T760"><text:s text:c="8"/>self.goal_=self.get_parameter("joint_angles").value</text:span></text:p>
      <text:p text:style-name="P761"><text:s text:c="8"/>self.publisher_ = self.create_publisher(JointTrajectory, topic_, 10)</text:p>
      <text:p text:style-name="P762"><text:s text:c="8"/>self.timer_ = self.create_timer(1,self.timer_callback)</text:p>
      <text:p text:style-name="P763"/>
      <text:p text:style-name="P764"><text:s text:c="8"/></text:p>
      <text:p text:style-name="P765"><text:s text:c="8"/></text:p>
      <text:p text:style-name="P766"><text:s text:c="4"/>def timer_callback(self):</text:p>
      <text:p text:style-name="P767"><text:s text:c="8"/>msg = JointTrajectory()</text:p>
      <text:p text:style-name="P768"><text:s text:c="8"/>msg.joint_names = self.joints</text:p>
      <text:p text:style-name="P769"><text:s text:c="8"/>point = JointTrajectoryPoint()</text:p>
      <text:p text:style-name="P770"><text:s text:c="8"/>point.positions = self.goal_</text:p>
      <text:p text:style-name="P771"><text:s text:c="8"/>point.time_from_start = Duration(sec=2)</text:p>
      <text:p text:style-name="P772"><text:s text:c="8"/>msg.points.append(point)</text:p>
      <text:p text:style-name="P773"><text:s text:c="8"/>self.publisher_.publish(msg)</text:p>
      <text:p text:style-name="P774"><text:s text:c="8"/></text:p>
      <text:p text:style-name="P775">def main(args=None):</text:p>
      <text:p text:style-name="P776"><text:s text:c="4"/>rclpy.init(args=args)</text:p>
      <text:p text:style-name="P777"><text:s text:c="4"/>node = TrajectoryPublisher()</text:p>
      <text:p text:style-name="P778"><text:s text:c="4"/>rclpy.spin(node)</text:p>
      <text:p text:style-name="P779"><text:s text:c="4"/>node.destroy_node()</text:p>
      <text:p text:style-name="P780"><text:s text:c="4"/>rclpy.shutdown()</text:p>
      <text:p text:style-name="P781"><text:s text:c="4"/></text:p>
      <text:p text:style-name="P782">if __name__ == '__main__':</text:p>
      <text:p text:style-name="Standard"><text:span text:style-name="T783"><text:s text:c="4"/></text:span><text:span text:style-name="T784">main()</text:span></text:p>
      <text:p text:style-name="P785"/>
      <text:p text:style-name="Standard"><text:span text:style-name="T786">Execute in Terminal #1</text:span></text:p>
      <text:p text:style-name="P787">#colcon build --packages-select urdf_tutorial <text:s/></text:p>
      <text:p text:style-name="P788"><text:span text:style-name="T789">Execute in Terminal #2</text:span></text:p>
      <text:p text:style-name="P790">ros2 launch urdf_tutorial arm_control.launch.py</text:p>
      <text:p text:style-name="P791">ros2 control load_controller --set-state active joint_state_broadcaster</text:p>
      <text:p text:style-name="P792">ros2 control load_controller --set-state active joint_trajectory_controller</text:p>
      <text:p text:style-name="P793"/>
      <text:p text:style-name="P794"><text:span text:style-name="T795">Execute in Terminal #3</text:span></text:p>
      <text:p text:style-name="Standard"><text:span text:style-name="T796">#ros2 run urdf_tutorial controller --ros-args -p<text:s/></text:span><text:span text:style-name="T797">joint_angles</text:span><text:span text:style-name="T798">:=[3.5,1.5,-1.2]</text:span></text:p>
      <text:p text:style-name="P799"/>
      <text:p text:style-name="Standard"><text:span text:style-name="T800">Exercise 1: Replicate the process for UR5e robot given its urdf file.</text:span></text:p>
      <text:p text:style-name="Standard"/>
      <text:p text:style-name="P801">Exercise 2: <text:s/>Write a python code to move the manipulator to end location using inverse kinematics.</text:p>
      <text:p text:style-name="P802"/>
      <text:p text:style-name="P803"/>
      <text:p text:style-name="P804"/>
      <text:p text:style-name="P805">Viva Questions: Compute the inertia parameters for the each block used in the three_wheeled_robot and manipulator.</text:p>
      <text:p text:style-name="P806"/>
      <text:p text:style-name="P807">References</text:p>
      <text:p text:style-name="P808"/>
      <text:p text:style-name="Textbody"><text:a xlink:href="https://docs.ros.org/en/foxy/Tutorials/URDF/Using-URDF-with-Robot-State-Publisher.html" office:target-frame-name="_top" xlink:show="replace"><text:span text:style-name="T809">https://docs.ros.org/en/humble/Tutorials/URDF/Using-URDF-with-Robot-State-Publisher.html</text:span></text:a></text:p>
      <text:p text:style-name="Textbody"><text:a xlink:href="https://github.com/benbongalon/ros2-urdf-tutorial/tree/master/urdf_tutorial" office:target-frame-name="_top" xlink:show="replace"><text:span text:style-name="T810">https://github.com/benbongalon/ros2-urdf-tutorial/tree/master/urdf_tutorial</text:span></text:a></text:p>
      <text:p text:style-name="Textbody"><text:a xlink:href="https://github.com/cra-ros-pkg/robot_localization/tree/foxy-devel" office:target-frame-name="_top" xlink:show="replace"><text:span text:style-name="T811">https://github.com/cra-ros-pkg/robot_localization/tree/humble-devel</text:span></text:a></text:p>
      <text:p text:style-name="Textbody"><text:a xlink:href="https://github.com/ros/robot_state_publisher/tree/foxy" office:target-frame-name="_top" xlink:show="replace"><text:span text:style-name="T812">https://github.com/ros/robot_state_publisher/tree/humble</text:span></text:a></text:p>
      <text:p text:style-name="Textbody"><text:a xlink:href="https://github.com/ros/joint_state_publisher/tree/foxy" office:target-frame-name="_top" xlink:show="replace"><text:span text:style-name="T813">https://github.com/ros/joint_state_publisher/tree/humble</text:span></text:a></text:p>
      <text:p text:style-name="Textbody"><text:a xlink:href="http://gazebosim.org/tutorials?tut=ros_urdf" office:target-frame-name="_top" xlink:show="replace"><text:span text:style-name="T814">http://gazebosim.org/tutorials?tut=ros_urdf</text:span></text:a></text:p>
      <text:p text:style-name="P8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ystem" style:font-pitch="variable" svg:panose-1="2 11 6 4 2 2 2 2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bhishek Kumar Kashyap [MAHE-MIT]</meta:initial-creator>
    <dc:creator>Abhishek Kumar Kashyap [MAHE-MIT]</dc:creator>
    <meta:creation-date>2024-08-23T08:58:00Z</meta:creation-date>
    <dc:date>2024-08-23T08:58:00Z</dc:date>
    <meta:template xlink:href="Normal.dotm" xlink:type="simple"/>
    <meta:editing-cycles>4</meta:editing-cycles>
    <meta:editing-duration>PT0S</meta:editing-duration>
    <meta:user-defined meta:name="GrammarlyDocumentId">821a419b6b8749a87a4707f85d1f91a4d2ed6965d19bf893e7c2fc7545523403</meta:user-defined>
    <meta:document-statistic meta:page-count="1" meta:paragraph-count="38" meta:word-count="2905" meta:character-count="19428" meta:row-count="138" meta:non-whitespace-character-count="16561"/>
  </office:meta>
</office:document-meta>
</file>